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106.84pt"/>
    </style:style>
    <style:style style:name="co3" style:family="table-column">
      <style:table-column-properties fo:break-before="auto" style:column-width="92.04pt"/>
    </style:style>
    <style:style style:name="co4" style:family="table-column">
      <style:table-column-properties fo:break-before="auto" style:column-width="146.89pt"/>
    </style:style>
    <style:style style:name="co5" style:family="table-column">
      <style:table-column-properties fo:break-before="auto" style:column-width="136.09pt"/>
    </style:style>
    <style:style style:name="co6" style:family="table-column">
      <style:table-column-properties fo:break-before="auto" style:column-width="156.95pt"/>
    </style:style>
    <style:style style:name="co7" style:family="table-column">
      <style:table-column-properties fo:break-before="auto" style:column-width="146.1pt"/>
    </style:style>
    <style:style style:name="co8" style:family="table-column">
      <style:table-column-properties fo:break-before="auto" style:column-width="180.85pt"/>
    </style:style>
    <style:style style:name="co9" style:family="table-column">
      <style:table-column-properties fo:break-before="auto" style:column-width="170.05pt"/>
    </style:style>
    <style:style style:name="co10" style:family="table-column">
      <style:table-column-properties fo:break-before="auto" style:column-width="228.76pt"/>
    </style:style>
    <style:style style:name="co11" style:family="table-column">
      <style:table-column-properties fo:break-before="auto" style:column-width="231.05pt"/>
    </style:style>
    <style:style style:name="co12" style:family="table-column">
      <style:table-column-properties fo:break-before="auto" style:column-width="132.24pt"/>
    </style:style>
    <style:style style:name="co13" style:family="table-column">
      <style:table-column-properties fo:break-before="auto" style:column-width="121.41pt"/>
    </style:style>
    <style:style style:name="co14" style:family="table-column">
      <style:table-column-properties fo:break-before="auto" style:column-width="142.24pt"/>
    </style:style>
    <style:style style:name="co15" style:family="table-column">
      <style:table-column-properties fo:break-before="auto" style:column-width="131.44pt"/>
    </style:style>
    <style:style style:name="co16" style:family="table-column">
      <style:table-column-properties fo:break-before="auto" style:column-width="166.2pt"/>
    </style:style>
    <style:style style:name="co17" style:family="table-column">
      <style:table-column-properties fo:break-before="auto" style:column-width="155.4pt"/>
    </style:style>
    <style:style style:name="co18" style:family="table-column">
      <style:table-column-properties fo:break-before="auto" style:column-width="214.04pt"/>
    </style:style>
    <style:style style:name="co19" style:family="table-column">
      <style:table-column-properties fo:break-before="auto" style:column-width="216.34pt"/>
    </style:style>
    <style:style style:name="co2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pearman_c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/>
          <table:table-cell office:value-type="string" calcext:value-type="string">
            <text:p>Rho_Freq_StrLen</text:p>
          </table:table-cell>
          <table:table-cell office:value-type="string" calcext:value-type="string">
            <text:p>P_Freq_StrLen</text:p>
          </table:table-cell>
          <table:table-cell office:value-type="string" calcext:value-type="string">
            <text:p>Rho_StrLen_VarFreq_NOVAR0</text:p>
          </table:table-cell>
          <table:table-cell office:value-type="string" calcext:value-type="string">
            <text:p>P_StrLen_VarFreq_NOVAR0</text:p>
          </table:table-cell>
          <table:table-cell office:value-type="string" calcext:value-type="string">
            <text:p>Rho_Freq_VarStrLen_NOVAR0</text:p>
          </table:table-cell>
          <table:table-cell office:value-type="string" calcext:value-type="string">
            <text:p>P_Freq_VarStrLen_NOVAR0</text:p>
          </table:table-cell>
          <table:table-cell office:value-type="string" calcext:value-type="string">
            <text:p>Rho_Freq_MeanStrLen_NOVAR0</text:p>
          </table:table-cell>
          <table:table-cell office:value-type="string" calcext:value-type="string">
            <text:p>P_Freq_MeanStrLen_NOVAR0</text:p>
          </table:table-cell>
          <table:table-cell office:value-type="string" calcext:value-type="string">
            <text:p>Rho_VarStrLen_MeanStrLen_NOVAR0</text:p>
          </table:table-cell>
          <table:table-cell office:value-type="string" calcext:value-type="string">
            <text:p>P_VarStrLen_MeanStrLen_NOVAR0</text:p>
          </table:table-cell>
          <table:table-cell office:value-type="string" calcext:value-type="string">
            <text:p>Steiger_t_Freq_VarStrLen_MeanStrLen_NOVAR0</text:p>
          </table:table-cell>
          <table:table-cell office:value-type="string" calcext:value-type="string">
            <text:p>Steiger_p_Freq_VarStrLen_MeanStrLen_NOVAR0</text:p>
          </table:table-cell>
          <table:table-cell office:value-type="string" calcext:value-type="string">
            <text:p>Rho_StrLen_VarFreq_VAR0</text:p>
          </table:table-cell>
          <table:table-cell office:value-type="string" calcext:value-type="string">
            <text:p>P_StrLen_VarFreq_VAR0</text:p>
          </table:table-cell>
          <table:table-cell office:value-type="string" calcext:value-type="string">
            <text:p>Rho_Freq_VarStrLen_VAR0</text:p>
          </table:table-cell>
          <table:table-cell office:value-type="string" calcext:value-type="string">
            <text:p>P_Freq_VarStrLen_VAR0</text:p>
          </table:table-cell>
          <table:table-cell office:value-type="string" calcext:value-type="string">
            <text:p>Rho_Freq_MeanStrLen_VAR0</text:p>
          </table:table-cell>
          <table:table-cell office:value-type="string" calcext:value-type="string">
            <text:p>P_Freq_MeanStrLen_VAR0</text:p>
          </table:table-cell>
          <table:table-cell office:value-type="string" calcext:value-type="string">
            <text:p>Rho_VarStrLen_MeanStrLen_VAR0</text:p>
          </table:table-cell>
          <table:table-cell office:value-type="string" calcext:value-type="string">
            <text:p>P_VarStrLen_MeanStrLen_VAR0</text:p>
          </table:table-cell>
          <table:table-cell office:value-type="string" calcext:value-type="string">
            <text:p>Steiger_t_Freq_VarStrLen_MeanStrLen_VAR0</text:p>
          </table:table-cell>
          <table:table-cell office:value-type="string" calcext:value-type="string">
            <text:p>Steiger_p_Freq_VarStrLen_MeanStrLen_VAR0</text:p>
          </table:table-cell>
        </table:table-row>
        <table:table-row table:style-name="ro1">
          <table:table-cell office:value-type="string" calcext:value-type="string">
            <text:p>Dinka</text:p>
          </table:table-cell>
          <table:table-cell office:value-type="float" office:value="-0.529161025596617" calcext:value-type="float">
            <text:p>-0.529161025596617</text:p>
          </table:table-cell>
          <table:table-cell office:value-type="float" office:value="0" calcext:value-type="float">
            <text:p>0</text:p>
          </table:table-cell>
          <table:table-cell office:value-type="float" office:value="-0.886405260427918" calcext:value-type="float">
            <text:p>-0.886405260427918</text:p>
          </table:table-cell>
          <table:table-cell office:value-type="float" office:value="0.000010785513887838" calcext:value-type="float">
            <text:p>1.0785513887838E-05</text:p>
          </table:table-cell>
          <table:table-cell office:value-type="float" office:value="-0.344753294597914" calcext:value-type="float">
            <text:p>-0.344753294597914</text:p>
          </table:table-cell>
          <table:table-cell office:value-type="float" office:value="0.0000552096153894532" calcext:value-type="float">
            <text:p>5.52096153894532E-05</text:p>
          </table:table-cell>
          <table:table-cell office:value-type="float" office:value="-0.887889358222238" calcext:value-type="float">
            <text:p>-0.887889358222238</text:p>
          </table:table-cell>
          <table:table-cell office:value-type="float" office:value="2.5076499252799E-045" calcext:value-type="float">
            <text:p>2.5076499252799E-45</text:p>
          </table:table-cell>
          <table:table-cell office:value-type="float" office:value="0.396689885891737" calcext:value-type="float">
            <text:p>0.396689885891737</text:p>
          </table:table-cell>
          <table:table-cell office:value-type="float" office:value="0.00000272223068410532" calcext:value-type="float">
            <text:p>2.72223068410532E-06</text:p>
          </table:table-cell>
          <table:table-cell office:value-type="float" office:value="10.9641311323504" calcext:value-type="float">
            <text:p>10.9641311323504</text:p>
          </table:table-cell>
          <table:table-cell office:value-type="float" office:value="3.92823266654578E-020" calcext:value-type="float">
            <text:p>3.92823266654578E-20</text:p>
          </table:table-cell>
          <table:table-cell office:value-type="float" office:value="-0.70803699806855" calcext:value-type="float">
            <text:p>-0.70803699806855</text:p>
          </table:table-cell>
          <table:table-cell office:value-type="float" office:value="0.00214691930465725" calcext:value-type="float">
            <text:p>0.002146919304657</text:p>
          </table:table-cell>
          <table:table-cell office:value-type="float" office:value="-0.667394591570716" calcext:value-type="float">
            <text:p>-0.667394591570716</text:p>
          </table:table-cell>
          <table:table-cell office:value-type="float" office:value="5.10635130906365E-031" calcext:value-type="float">
            <text:p>5.10635130906365E-31</text:p>
          </table:table-cell>
          <table:table-cell office:value-type="float" office:value="-0.839778310444619" calcext:value-type="float">
            <text:p>-0.839778310444619</text:p>
          </table:table-cell>
          <table:table-cell office:value-type="float" office:value="2.08468981538076E-062" calcext:value-type="float">
            <text:p>2.08468981538076E-62</text:p>
          </table:table-cell>
          <table:table-cell office:value-type="float" office:value="0.698452823880861" calcext:value-type="float">
            <text:p>0.698452823880861</text:p>
          </table:table-cell>
          <table:table-cell office:value-type="float" office:value="5.61043914839836E-035" calcext:value-type="float">
            <text:p>5.61043914839836E-35</text:p>
          </table:table-cell>
          <table:table-cell office:value-type="float" office:value="6.13593550198641" calcext:value-type="float">
            <text:p>6.13593550198641</text:p>
          </table:table-cell>
          <table:table-cell office:value-type="float" office:value="0.00000000373132284760109" calcext:value-type="float">
            <text:p>3.73132284760109E-09</text:p>
          </table:table-cell>
        </table:table-row>
        <table:table-row table:style-name="ro1">
          <table:table-cell office:value-type="string" calcext:value-type="string">
            <text:p>Slovak</text:p>
          </table:table-cell>
          <table:table-cell office:value-type="float" office:value="-0.380292300636439" calcext:value-type="float">
            <text:p>-0.380292300636439</text:p>
          </table:table-cell>
          <table:table-cell office:value-type="float" office:value="0" calcext:value-type="float">
            <text:p>0</text:p>
          </table:table-cell>
          <table:table-cell office:value-type="float" office:value="-0.80592171078931" calcext:value-type="float">
            <text:p>-0.80592171078931</text:p>
          </table:table-cell>
          <table:table-cell office:value-type="float" office:value="0.0000938654986065278" calcext:value-type="float">
            <text:p>9.38654986065278E-05</text:p>
          </table:table-cell>
          <table:table-cell office:value-type="float" office:value="-0.456831292002835" calcext:value-type="float">
            <text:p>-0.456831292002835</text:p>
          </table:table-cell>
          <table:table-cell office:value-type="float" office:value="0.0000428945329872259" calcext:value-type="float">
            <text:p>4.28945329872259E-05</text:p>
          </table:table-cell>
          <table:table-cell office:value-type="float" office:value="-0.674634212358604" calcext:value-type="float">
            <text:p>-0.674634212358604</text:p>
          </table:table-cell>
          <table:table-cell office:value-type="float" office:value="0.0000000000438969509043336" calcext:value-type="float">
            <text:p>4.38969509043336E-11</text:p>
          </table:table-cell>
          <table:table-cell office:value-type="float" office:value="0.406928838951311" calcext:value-type="float">
            <text:p>0.406928838951311</text:p>
          </table:table-cell>
          <table:table-cell office:value-type="float" office:value="0.000320700554567299" calcext:value-type="float">
            <text:p>0.000320700554567</text:p>
          </table:table-cell>
          <table:table-cell office:value-type="float" office:value="2.28478416434129" calcext:value-type="float">
            <text:p>2.28478416434129</text:p>
          </table:table-cell>
          <table:table-cell office:value-type="float" office:value="0.0253164441736764" calcext:value-type="float">
            <text:p>0.025316444173676</text:p>
          </table:table-cell>
          <table:table-cell office:value-type="float" office:value="-0.649749183710445" calcext:value-type="float">
            <text:p>-0.649749183710445</text:p>
          </table:table-cell>
          <table:table-cell office:value-type="float" office:value="0.00106478094873059" calcext:value-type="float">
            <text:p>0.001064780948731</text:p>
          </table:table-cell>
          <table:table-cell office:value-type="float" office:value="-0.475804491598683" calcext:value-type="float">
            <text:p>-0.475804491598683</text:p>
          </table:table-cell>
          <table:table-cell office:value-type="float" office:value="0.0000000105856164785802" calcext:value-type="float">
            <text:p>1.05856164785802E-08</text:p>
          </table:table-cell>
          <table:table-cell office:value-type="float" office:value="-0.820188864447002" calcext:value-type="float">
            <text:p>-0.820188864447002</text:p>
          </table:table-cell>
          <table:table-cell office:value-type="float" office:value="7.72105534961507E-033" calcext:value-type="float">
            <text:p>7.72105534961507E-33</text:p>
          </table:table-cell>
          <table:table-cell office:value-type="float" office:value="0.428524961885161" calcext:value-type="float">
            <text:p>0.428524961885161</text:p>
          </table:table-cell>
          <table:table-cell office:value-type="float" office:value="0.000000365077961047044" calcext:value-type="float">
            <text:p>3.65077961047044E-07</text:p>
          </table:table-cell>
          <table:table-cell office:value-type="float" office:value="6.08759739680736" calcext:value-type="float">
            <text:p>6.08759739680736</text:p>
          </table:table-cell>
          <table:table-cell office:value-type="float" office:value="0.0000000126017214029249" calcext:value-type="float">
            <text:p>1.26017214029249E-08</text:p>
          </table:table-cell>
        </table:table-row>
        <table:table-row table:style-name="ro1">
          <table:table-cell office:value-type="string" calcext:value-type="string">
            <text:p>Swedish</text:p>
          </table:table-cell>
          <table:table-cell office:value-type="float" office:value="-0.510855489693586" calcext:value-type="float">
            <text:p>-0.510855489693586</text:p>
          </table:table-cell>
          <table:table-cell office:value-type="float" office:value="0" calcext:value-type="float">
            <text:p>0</text:p>
          </table:table-cell>
          <table:table-cell office:value-type="float" office:value="-0.772552874995642" calcext:value-type="float">
            <text:p>-0.772552874995642</text:p>
          </table:table-cell>
          <table:table-cell office:value-type="float" office:value="0.0000156053468141012" calcext:value-type="float">
            <text:p>1.56053468141012E-05</text:p>
          </table:table-cell>
          <table:table-cell office:value-type="float" office:value="-0.413034223935444" calcext:value-type="float">
            <text:p>-0.413034223935444</text:p>
          </table:table-cell>
          <table:table-cell office:value-type="float" office:value="0.0000318552032303209" calcext:value-type="float">
            <text:p>3.18552032303209E-05</text:p>
          </table:table-cell>
          <table:table-cell office:value-type="float" office:value="-0.916560812781273" calcext:value-type="float">
            <text:p>-0.916560812781273</text:p>
          </table:table-cell>
          <table:table-cell office:value-type="float" office:value="8.60028738745696E-039" calcext:value-type="float">
            <text:p>8.60028738745696E-39</text:p>
          </table:table-cell>
          <table:table-cell office:value-type="float" office:value="0.362831104559967" calcext:value-type="float">
            <text:p>0.362831104559967</text:p>
          </table:table-cell>
          <table:table-cell office:value-type="float" office:value="0.000301995418597448" calcext:value-type="float">
            <text:p>0.000301995418597</text:p>
          </table:table-cell>
          <table:table-cell office:value-type="float" office:value="9.1866745705915" calcext:value-type="float">
            <text:p>9.1866745705915</text:p>
          </table:table-cell>
          <table:table-cell office:value-type="float" office:value="0.0000000000000117468722565765" calcext:value-type="float">
            <text:p>1.17468722565765E-14</text:p>
          </table:table-cell>
          <table:table-cell office:value-type="float" office:value="-0.672369792629058" calcext:value-type="float">
            <text:p>-0.672369792629058</text:p>
          </table:table-cell>
          <table:table-cell office:value-type="float" office:value="0.000231677077264105" calcext:value-type="float">
            <text:p>0.000231677077264</text:p>
          </table:table-cell>
          <table:table-cell office:value-type="float" office:value="-0.619919291335924" calcext:value-type="float">
            <text:p>-0.619919291335924</text:p>
          </table:table-cell>
          <table:table-cell office:value-type="float" office:value="2.47555315409951E-016" calcext:value-type="float">
            <text:p>2.47555315409951E-16</text:p>
          </table:table-cell>
          <table:table-cell office:value-type="float" office:value="-0.863930572540328" calcext:value-type="float">
            <text:p>-0.863930572540328</text:p>
          </table:table-cell>
          <table:table-cell office:value-type="float" office:value="3.04338787822075E-043" calcext:value-type="float">
            <text:p>3.04338787822075E-43</text:p>
          </table:table-cell>
          <table:table-cell office:value-type="float" office:value="0.556896239851947" calcext:value-type="float">
            <text:p>0.556896239851947</text:p>
          </table:table-cell>
          <table:table-cell office:value-type="float" office:value="0.000000000000743786337063864" calcext:value-type="float">
            <text:p>7.43786337063864E-13</text:p>
          </table:table-cell>
          <table:table-cell office:value-type="float" office:value="5.97268353455203" calcext:value-type="float">
            <text:p>5.97268353455203</text:p>
          </table:table-cell>
          <table:table-cell office:value-type="float" office:value="0.0000000187832370169501" calcext:value-type="float">
            <text:p>1.87832370169501E-08</text:p>
          </table:table-cell>
        </table:table-row>
        <table:table-row table:style-name="ro1">
          <table:table-cell office:value-type="string" calcext:value-type="string">
            <text:p>Uma</text:p>
          </table:table-cell>
          <table:table-cell office:value-type="float" office:value="-0.423182661234602" calcext:value-type="float">
            <text:p>-0.423182661234602</text:p>
          </table:table-cell>
          <table:table-cell office:value-type="float" office:value="0" calcext:value-type="float">
            <text:p>0</text:p>
          </table:table-cell>
          <table:table-cell office:value-type="float" office:value="-0.898341551894183" calcext:value-type="float">
            <text:p>-0.898341551894183</text:p>
          </table:table-cell>
          <table:table-cell office:value-type="float" office:value="0.000000177203321586321" calcext:value-type="float">
            <text:p>1.77203321586321E-07</text:p>
          </table:table-cell>
          <table:table-cell office:value-type="float" office:value="-0.361669305825147" calcext:value-type="float">
            <text:p>-0.361669305825147</text:p>
          </table:table-cell>
          <table:table-cell office:value-type="float" office:value="0.000234894356796737" calcext:value-type="float">
            <text:p>0.000234894356797</text:p>
          </table:table-cell>
          <table:table-cell office:value-type="float" office:value="-0.823853250243094" calcext:value-type="float">
            <text:p>-0.823853250243094</text:p>
          </table:table-cell>
          <table:table-cell office:value-type="float" office:value="1.18157640721227E-025" calcext:value-type="float">
            <text:p>1.18157640721227E-25</text:p>
          </table:table-cell>
          <table:table-cell office:value-type="float" office:value="0.405959876917527" calcext:value-type="float">
            <text:p>0.405959876917527</text:p>
          </table:table-cell>
          <table:table-cell office:value-type="float" office:value="0.0000306014601417095" calcext:value-type="float">
            <text:p>3.06014601417095E-05</text:p>
          </table:table-cell>
          <table:table-cell office:value-type="float" office:value="6.89019131178003" calcext:value-type="float">
            <text:p>6.89019131178003</text:p>
          </table:table-cell>
          <table:table-cell office:value-type="float" office:value="0.000000000582209701834676" calcext:value-type="float">
            <text:p>5.82209701834676E-10</text:p>
          </table:table-cell>
          <table:table-cell office:value-type="float" office:value="-0.730792476864461" calcext:value-type="float">
            <text:p>-0.730792476864461</text:p>
          </table:table-cell>
          <table:table-cell office:value-type="float" office:value="0.0000223828580394676" calcext:value-type="float">
            <text:p>2.23828580394676E-05</text:p>
          </table:table-cell>
          <table:table-cell office:value-type="float" office:value="-0.694604180028163" calcext:value-type="float">
            <text:p>-0.694604180028163</text:p>
          </table:table-cell>
          <table:table-cell office:value-type="float" office:value="1.59612562252122E-025" calcext:value-type="float">
            <text:p>1.59612562252122E-25</text:p>
          </table:table-cell>
          <table:table-cell office:value-type="float" office:value="-0.816876529357188" calcext:value-type="float">
            <text:p>-0.816876529357188</text:p>
          </table:table-cell>
          <table:table-cell office:value-type="float" office:value="1.62016114284861E-041" calcext:value-type="float">
            <text:p>1.62016114284861E-41</text:p>
          </table:table-cell>
          <table:table-cell office:value-type="float" office:value="0.666198126233863" calcext:value-type="float">
            <text:p>0.666198126233863</text:p>
          </table:table-cell>
          <table:table-cell office:value-type="float" office:value="6.56637579475783E-023" calcext:value-type="float">
            <text:p>6.56637579475783E-23</text:p>
          </table:table-cell>
          <table:table-cell office:value-type="float" office:value="3.4474193880346" calcext:value-type="float">
            <text:p>3.4474193880346</text:p>
          </table:table-cell>
          <table:table-cell office:value-type="float" office:value="0.000718154847521984" calcext:value-type="float">
            <text:p>0.000718154847522</text:p>
          </table:table-cell>
        </table:table-row>
        <table:table-row table:style-name="ro1">
          <table:table-cell office:value-type="string" calcext:value-type="string">
            <text:p>Serbian</text:p>
          </table:table-cell>
          <table:table-cell office:value-type="float" office:value="-0.399827520490194" calcext:value-type="float">
            <text:p>-0.399827520490194</text:p>
          </table:table-cell>
          <table:table-cell office:value-type="float" office:value="0" calcext:value-type="float">
            <text:p>0</text:p>
          </table:table-cell>
          <table:table-cell office:value-type="float" office:value="-0.90748521297303" calcext:value-type="float">
            <text:p>-0.90748521297303</text:p>
          </table:table-cell>
          <table:table-cell office:value-type="float" office:value="0.0000012143344288947" calcext:value-type="float">
            <text:p>1.2143344288947E-06</text:p>
          </table:table-cell>
          <table:table-cell office:value-type="float" office:value="-0.649005674542009" calcext:value-type="float">
            <text:p>-0.649005674542009</text:p>
          </table:table-cell>
          <table:table-cell office:value-type="float" office:value="0.00000000000198398968820646" calcext:value-type="float">
            <text:p>1.98398968820646E-12</text:p>
          </table:table-cell>
          <table:table-cell office:value-type="float" office:value="-0.745846205960448" calcext:value-type="float">
            <text:p>-0.745846205960448</text:p>
          </table:table-cell>
          <table:table-cell office:value-type="float" office:value="9.72958830296774E-018" calcext:value-type="float">
            <text:p>9.72958830296774E-18</text:p>
          </table:table-cell>
          <table:table-cell office:value-type="float" office:value="0.811185019403911" calcext:value-type="float">
            <text:p>0.811185019403911</text:p>
          </table:table-cell>
          <table:table-cell office:value-type="float" office:value="6.40734635936113E-023" calcext:value-type="float">
            <text:p>6.40734635936113E-23</text:p>
          </table:table-cell>
          <table:table-cell office:value-type="float" office:value="2.24683606105481" calcext:value-type="float">
            <text:p>2.24683606105481</text:p>
          </table:table-cell>
          <table:table-cell office:value-type="float" office:value="0.027096015530826" calcext:value-type="float">
            <text:p>0.027096015530826</text:p>
          </table:table-cell>
          <table:table-cell office:value-type="float" office:value="-0.728728347063487" calcext:value-type="float">
            <text:p>-0.728728347063487</text:p>
          </table:table-cell>
          <table:table-cell office:value-type="float" office:value="0.000268118760275177" calcext:value-type="float">
            <text:p>0.000268118760275</text:p>
          </table:table-cell>
          <table:table-cell office:value-type="float" office:value="-0.570739168061119" calcext:value-type="float">
            <text:p>-0.570739168061119</text:p>
          </table:table-cell>
          <table:table-cell office:value-type="float" office:value="0.0000000000000109379580180605" calcext:value-type="float">
            <text:p>1.09379580180605E-14</text:p>
          </table:table-cell>
          <table:table-cell office:value-type="float" office:value="-0.783967308685157" calcext:value-type="float">
            <text:p>-0.783967308685157</text:p>
          </table:table-cell>
          <table:table-cell office:value-type="float" office:value="2.77420774296778E-033" calcext:value-type="float">
            <text:p>2.77420774296778E-33</text:p>
          </table:table-cell>
          <table:table-cell office:value-type="float" office:value="0.659917487126024" calcext:value-type="float">
            <text:p>0.659917487126024</text:p>
          </table:table-cell>
          <table:table-cell office:value-type="float" office:value="1.30080592256815E-020" calcext:value-type="float">
            <text:p>1.30080592256815E-20</text:p>
          </table:table-cell>
          <table:table-cell office:value-type="float" office:value="5.04790997244066" calcext:value-type="float">
            <text:p>5.04790997244066</text:p>
          </table:table-cell>
          <table:table-cell office:value-type="float" office:value="0.00000126912873858614" calcext:value-type="float">
            <text:p>1.26912873858614E-06</text:p>
          </table:table-cell>
        </table:table-row>
        <table:table-row table:style-name="ro1">
          <table:table-cell office:value-type="string" calcext:value-type="string">
            <text:p>Camsa</text:p>
          </table:table-cell>
          <table:table-cell office:value-type="float" office:value="-0.301046560965545" calcext:value-type="float">
            <text:p>-0.301046560965545</text:p>
          </table:table-cell>
          <table:table-cell office:value-type="float" office:value="0" calcext:value-type="float">
            <text:p>0</text:p>
          </table:table-cell>
          <table:table-cell office:value-type="float" office:value="-0.75086157409224" calcext:value-type="float">
            <text:p>-0.75086157409224</text:p>
          </table:table-cell>
          <table:table-cell office:value-type="float" office:value="0.00000270136212179985" calcext:value-type="float">
            <text:p>2.70136212179985E-06</text:p>
          </table:table-cell>
          <table:table-cell office:value-type="float" office:value="-0.121221100841198" calcext:value-type="float">
            <text:p>-0.121221100841198</text:p>
          </table:table-cell>
          <table:table-cell office:value-type="float" office:value="0.387228563858723" calcext:value-type="float">
            <text:p>0.387228563858723</text:p>
          </table:table-cell>
          <table:table-cell office:value-type="float" office:value="-0.883265810943921" calcext:value-type="float">
            <text:p>-0.883265810943921</text:p>
          </table:table-cell>
          <table:table-cell office:value-type="float" office:value="2.09629099452905E-018" calcext:value-type="float">
            <text:p>2.09629099452905E-18</text:p>
          </table:table-cell>
          <table:table-cell office:value-type="float" office:value="0.151872378020666" calcext:value-type="float">
            <text:p>0.151872378020666</text:p>
          </table:table-cell>
          <table:table-cell office:value-type="float" office:value="0.277658048373232" calcext:value-type="float">
            <text:p>0.277658048373232</text:p>
          </table:table-cell>
          <table:table-cell office:value-type="float" office:value="7.61223561507501" calcext:value-type="float">
            <text:p>7.61223561507501</text:p>
          </table:table-cell>
          <table:table-cell office:value-type="float" office:value="0.000000000664519509914356" calcext:value-type="float">
            <text:p>6.64519509914356E-10</text:p>
          </table:table-cell>
          <table:table-cell office:value-type="float" office:value="-0.672576688213332" calcext:value-type="float">
            <text:p>-0.672576688213332</text:p>
          </table:table-cell>
          <table:table-cell office:value-type="float" office:value="0.000034025642433828" calcext:value-type="float">
            <text:p>3.4025642433828E-05</text:p>
          </table:table-cell>
          <table:table-cell office:value-type="float" office:value="-0.671908171217114" calcext:value-type="float">
            <text:p>-0.671908171217114</text:p>
          </table:table-cell>
          <table:table-cell office:value-type="float" office:value="0.00000000000141902228672779" calcext:value-type="float">
            <text:p>1.41902228672779E-12</text:p>
          </table:table-cell>
          <table:table-cell office:value-type="float" office:value="-0.853068052838508" calcext:value-type="float">
            <text:p>-0.853068052838508</text:p>
          </table:table-cell>
          <table:table-cell office:value-type="float" office:value="1.88787714132554E-025" calcext:value-type="float">
            <text:p>1.88787714132554E-25</text:p>
          </table:table-cell>
          <table:table-cell office:value-type="float" office:value="0.551590800078898" calcext:value-type="float">
            <text:p>0.551590800078898</text:p>
          </table:table-cell>
          <table:table-cell office:value-type="float" office:value="0.0000000370665301773368" calcext:value-type="float">
            <text:p>3.70665301773368E-08</text:p>
          </table:table-cell>
          <table:table-cell office:value-type="float" office:value="3.48017979692795" calcext:value-type="float">
            <text:p>3.48017979692795</text:p>
          </table:table-cell>
          <table:table-cell office:value-type="float" office:value="0.00080123227810644" calcext:value-type="float">
            <text:p>0.000801232278106</text:p>
          </table:table-cell>
        </table:table-row>
        <table:table-row table:style-name="ro1">
          <table:table-cell office:value-type="string" calcext:value-type="string">
            <text:p>Zulu</text:p>
          </table:table-cell>
          <table:table-cell office:value-type="float" office:value="-0.198593355857023" calcext:value-type="float">
            <text:p>-0.198593355857023</text:p>
          </table:table-cell>
          <table:table-cell office:value-type="float" office:value="0" calcext:value-type="float">
            <text:p>0</text:p>
          </table:table-cell>
          <table:table-cell office:value-type="float" office:value="-0.813668732604504" calcext:value-type="float">
            <text:p>-0.813668732604504</text:p>
          </table:table-cell>
          <table:table-cell office:value-type="float" office:value="0.00000233818564142251" calcext:value-type="float">
            <text:p>2.33818564142251E-06</text:p>
          </table:table-cell>
          <table:table-cell office:value-type="float" office:value="-0.769120575028327" calcext:value-type="float">
            <text:p>-0.769120575028327</text:p>
          </table:table-cell>
          <table:table-cell office:value-type="float" office:value="0.00130216006789952" calcext:value-type="float">
            <text:p>0.0013021600679</text:p>
          </table:table-cell>
          <table:table-cell office:value-type="float" office:value="-0.881081165064096" calcext:value-type="float">
            <text:p>-0.881081165064096</text:p>
          </table:table-cell>
          <table:table-cell office:value-type="float" office:value="0.0000314535746219196" calcext:value-type="float">
            <text:p>3.14535746219196E-05</text:p>
          </table:table-cell>
          <table:table-cell office:value-type="float" office:value="0.897574123989218" calcext:value-type="float">
            <text:p>0.897574123989218</text:p>
          </table:table-cell>
          <table:table-cell office:value-type="float" office:value="0.0000133249714946802" calcext:value-type="float">
            <text:p>1.33249714946802E-05</text:p>
          </table:table-cell>
          <table:table-cell office:value-type="float" office:value="1.73789454107276" calcext:value-type="float">
            <text:p>1.73789454107276</text:p>
          </table:table-cell>
          <table:table-cell office:value-type="float" office:value="0.110105182687612" calcext:value-type="float">
            <text:p>0.110105182687612</text:p>
          </table:table-cell>
          <table:table-cell office:value-type="float" office:value="-0.700663164932749" calcext:value-type="float">
            <text:p>-0.700663164932749</text:p>
          </table:table-cell>
          <table:table-cell office:value-type="float" office:value="0.000067171493618337" calcext:value-type="float">
            <text:p>6.7171493618337E-05</text:p>
          </table:table-cell>
          <table:table-cell office:value-type="float" office:value="-0.773940203139369" calcext:value-type="float">
            <text:p>-0.773940203139369</text:p>
          </table:table-cell>
          <table:table-cell office:value-type="float" office:value="0.000434321612533478" calcext:value-type="float">
            <text:p>0.000434321612533</text:p>
          </table:table-cell>
          <table:table-cell office:value-type="float" office:value="-0.851672188607516" calcext:value-type="float">
            <text:p>-0.851672188607516</text:p>
          </table:table-cell>
          <table:table-cell office:value-type="float" office:value="0.0000283509681188638" calcext:value-type="float">
            <text:p>2.83509681188638E-05</text:p>
          </table:table-cell>
          <table:table-cell office:value-type="float" office:value="0.92621359223301" calcext:value-type="float">
            <text:p>0.92621359223301</text:p>
          </table:table-cell>
          <table:table-cell office:value-type="float" office:value="0.000000262290123783656" calcext:value-type="float">
            <text:p>2.62290123783656E-07</text:p>
          </table:table-cell>
          <table:table-cell office:value-type="float" office:value="1.39402100003733" calcext:value-type="float">
            <text:p>1.39402100003733</text:p>
          </table:table-cell>
          <table:table-cell office:value-type="float" office:value="0.186682009447771" calcext:value-type="float">
            <text:p>0.186682009447771</text:p>
          </table:table-cell>
        </table:table-row>
        <table:table-row table:style-name="ro1">
          <table:table-cell office:value-type="string" calcext:value-type="string">
            <text:p>Wolof</text:p>
          </table:table-cell>
          <table:table-cell office:value-type="float" office:value="-0.444178858522519" calcext:value-type="float">
            <text:p>-0.444178858522519</text:p>
          </table:table-cell>
          <table:table-cell office:value-type="float" office:value="0" calcext:value-type="float">
            <text:p>0</text:p>
          </table:table-cell>
          <table:table-cell office:value-type="float" office:value="-0.837095238366794" calcext:value-type="float">
            <text:p>-0.837095238366794</text:p>
          </table:table-cell>
          <table:table-cell office:value-type="float" office:value="0.0000147582840069101" calcext:value-type="float">
            <text:p>1.47582840069101E-05</text:p>
          </table:table-cell>
          <table:table-cell office:value-type="float" office:value="-0.6889920751727" calcext:value-type="float">
            <text:p>-0.6889920751727</text:p>
          </table:table-cell>
          <table:table-cell office:value-type="float" office:value="2.47823348020698E-019" calcext:value-type="float">
            <text:p>2.47823348020698E-19</text:p>
          </table:table-cell>
          <table:table-cell office:value-type="float" office:value="-0.69215196338955" calcext:value-type="float">
            <text:p>-0.69215196338955</text:p>
          </table:table-cell>
          <table:table-cell office:value-type="float" office:value="1.45864143623703E-019" calcext:value-type="float">
            <text:p>1.45864143623703E-19</text:p>
          </table:table-cell>
          <table:table-cell office:value-type="float" office:value="0.514056795057062" calcext:value-type="float">
            <text:p>0.514056795057062</text:p>
          </table:table-cell>
          <table:table-cell office:value-type="float" office:value="0.000000000542922254398136" calcext:value-type="float">
            <text:p>5.42922254398136E-10</text:p>
          </table:table-cell>
          <table:table-cell office:value-type="float" office:value="0.0561968468332164" calcext:value-type="float">
            <text:p>0.056196846833216</text:p>
          </table:table-cell>
          <table:table-cell office:value-type="float" office:value="0.95527472061673" calcext:value-type="float">
            <text:p>0.95527472061673</text:p>
          </table:table-cell>
          <table:table-cell office:value-type="float" office:value="-0.677275560865808" calcext:value-type="float">
            <text:p>-0.677275560865808</text:p>
          </table:table-cell>
          <table:table-cell office:value-type="float" office:value="0.000277633960792901" calcext:value-type="float">
            <text:p>0.000277633960793</text:p>
          </table:table-cell>
          <table:table-cell office:value-type="float" office:value="-0.690807083565096" calcext:value-type="float">
            <text:p>-0.690807083565096</text:p>
          </table:table-cell>
          <table:table-cell office:value-type="float" office:value="4.10657442597835E-032" calcext:value-type="float">
            <text:p>4.10657442597835E-32</text:p>
          </table:table-cell>
          <table:table-cell office:value-type="float" office:value="-0.511915855045933" calcext:value-type="float">
            <text:p>-0.511915855045933</text:p>
          </table:table-cell>
          <table:table-cell office:value-type="float" office:value="6.80693344491876E-016" calcext:value-type="float">
            <text:p>6.80693344491876E-16</text:p>
          </table:table-cell>
          <table:table-cell office:value-type="float" office:value="0.532913636906744" calcext:value-type="float">
            <text:p>0.532913636906744</text:p>
          </table:table-cell>
          <table:table-cell office:value-type="float" office:value="2.55270011988629E-017" calcext:value-type="float">
            <text:p>2.55270011988629E-17</text:p>
          </table:table-cell>
          <table:table-cell office:value-type="float" office:value="-3.75687361389293" calcext:value-type="float">
            <text:p>-3.75687361389293</text:p>
          </table:table-cell>
          <table:table-cell office:value-type="float" office:value="0.000221838102238769" calcext:value-type="float">
            <text:p>0.000221838102239</text:p>
          </table:table-cell>
        </table:table-row>
        <table:table-row table:style-name="ro1">
          <table:table-cell office:value-type="string" calcext:value-type="string">
            <text:p>Somali</text:p>
          </table:table-cell>
          <table:table-cell office:value-type="float" office:value="-0.355026441003128" calcext:value-type="float">
            <text:p>-0.355026441003128</text:p>
          </table:table-cell>
          <table:table-cell office:value-type="float" office:value="0" calcext:value-type="float">
            <text:p>0</text:p>
          </table:table-cell>
          <table:table-cell office:value-type="float" office:value="-0.814881353666507" calcext:value-type="float">
            <text:p>-0.814881353666507</text:p>
          </table:table-cell>
          <table:table-cell office:value-type="float" office:value="0.00000219575530142808" calcext:value-type="float">
            <text:p>2.19575530142808E-06</text:p>
          </table:table-cell>
          <table:table-cell office:value-type="float" office:value="-0.406109761850183" calcext:value-type="float">
            <text:p>-0.406109761850183</text:p>
          </table:table-cell>
          <table:table-cell office:value-type="float" office:value="0.000126670331266821" calcext:value-type="float">
            <text:p>0.000126670331267</text:p>
          </table:table-cell>
          <table:table-cell office:value-type="float" office:value="-0.867437776520254" calcext:value-type="float">
            <text:p>-0.867437776520254</text:p>
          </table:table-cell>
          <table:table-cell office:value-type="float" office:value="1.39344047895937E-026" calcext:value-type="float">
            <text:p>1.39344047895937E-26</text:p>
          </table:table-cell>
          <table:table-cell office:value-type="float" office:value="0.482519057584133" calcext:value-type="float">
            <text:p>0.482519057584133</text:p>
          </table:table-cell>
          <table:table-cell office:value-type="float" office:value="0.00000335138044410267" calcext:value-type="float">
            <text:p>3.35138044410267E-06</text:p>
          </table:table-cell>
          <table:table-cell office:value-type="float" office:value="7.67059819157556" calcext:value-type="float">
            <text:p>7.67059819157556</text:p>
          </table:table-cell>
          <table:table-cell office:value-type="float" office:value="0.0000000000333595438318038" calcext:value-type="float">
            <text:p>3.33595438318038E-11</text:p>
          </table:table-cell>
          <table:table-cell office:value-type="float" office:value="-0.695870453728551" calcext:value-type="float">
            <text:p>-0.695870453728551</text:p>
          </table:table-cell>
          <table:table-cell office:value-type="float" office:value="0.0000557116802380928" calcext:value-type="float">
            <text:p>5.57116802380928E-05</text:p>
          </table:table-cell>
          <table:table-cell office:value-type="float" office:value="-0.682722099294554" calcext:value-type="float">
            <text:p>-0.682722099294554</text:p>
          </table:table-cell>
          <table:table-cell office:value-type="float" office:value="8.16724991737755E-021" calcext:value-type="float">
            <text:p>8.16724991737755E-21</text:p>
          </table:table-cell>
          <table:table-cell office:value-type="float" office:value="-0.740680752873916" calcext:value-type="float">
            <text:p>-0.740680752873916</text:p>
          </table:table-cell>
          <table:table-cell office:value-type="float" office:value="5.95332317633956E-026" calcext:value-type="float">
            <text:p>5.95332317633956E-26</text:p>
          </table:table-cell>
          <table:table-cell office:value-type="float" office:value="0.573511653662384" calcext:value-type="float">
            <text:p>0.573511653662384</text:p>
          </table:table-cell>
          <table:table-cell office:value-type="float" office:value="0.0000000000000866810326125103" calcext:value-type="float">
            <text:p>8.66810326125103E-14</text:p>
          </table:table-cell>
          <table:table-cell office:value-type="float" office:value="1.1984746687227" calcext:value-type="float">
            <text:p>1.1984746687227</text:p>
          </table:table-cell>
          <table:table-cell office:value-type="float" office:value="0.232771632686665" calcext:value-type="float">
            <text:p>0.232771632686665</text:p>
          </table:table-cell>
        </table:table-row>
        <table:table-row table:style-name="ro1">
          <table:table-cell office:value-type="string" calcext:value-type="string">
            <text:p>Estonian</text:p>
          </table:table-cell>
          <table:table-cell office:value-type="float" office:value="-0.411063832997404" calcext:value-type="float">
            <text:p>-0.411063832997404</text:p>
          </table:table-cell>
          <table:table-cell office:value-type="float" office:value="0" calcext:value-type="float">
            <text:p>0</text:p>
          </table:table-cell>
          <table:table-cell office:value-type="float" office:value="-0.82555297863198" calcext:value-type="float">
            <text:p>-0.82555297863198</text:p>
          </table:table-cell>
          <table:table-cell office:value-type="float" office:value="0.00000224396396731699" calcext:value-type="float">
            <text:p>2.24396396731699E-06</text:p>
          </table:table-cell>
          <table:table-cell office:value-type="float" office:value="-0.591151267230289" calcext:value-type="float">
            <text:p>-0.591151267230289</text:p>
          </table:table-cell>
          <table:table-cell office:value-type="float" office:value="0.00000000623598668750337" calcext:value-type="float">
            <text:p>6.23598668750337E-09</text:p>
          </table:table-cell>
          <table:table-cell office:value-type="float" office:value="-0.850587081670297" calcext:value-type="float">
            <text:p>-0.850587081670297</text:p>
          </table:table-cell>
          <table:table-cell office:value-type="float" office:value="9.26969521540689E-024" calcext:value-type="float">
            <text:p>9.26969521540689E-24</text:p>
          </table:table-cell>
          <table:table-cell office:value-type="float" office:value="0.504538312856081" calcext:value-type="float">
            <text:p>0.504538312856081</text:p>
          </table:table-cell>
          <table:table-cell office:value-type="float" office:value="0.0000015655681376417" calcext:value-type="float">
            <text:p>1.5655681376417E-06</text:p>
          </table:table-cell>
          <table:table-cell office:value-type="float" office:value="4.32959969015814" calcext:value-type="float">
            <text:p>4.32959969015814</text:p>
          </table:table-cell>
          <table:table-cell office:value-type="float" office:value="0.0000439246044028682" calcext:value-type="float">
            <text:p>4.39246044028682E-05</text:p>
          </table:table-cell>
          <table:table-cell office:value-type="float" office:value="-0.706074865573711" calcext:value-type="float">
            <text:p>-0.706074865573711</text:p>
          </table:table-cell>
          <table:table-cell office:value-type="float" office:value="0.0000801887858930331" calcext:value-type="float">
            <text:p>8.01887858930331E-05</text:p>
          </table:table-cell>
          <table:table-cell office:value-type="float" office:value="-0.664902486414132" calcext:value-type="float">
            <text:p>-0.664902486414132</text:p>
          </table:table-cell>
          <table:table-cell office:value-type="float" office:value="1.44115277537858E-018" calcext:value-type="float">
            <text:p>1.44115277537858E-18</text:p>
          </table:table-cell>
          <table:table-cell office:value-type="float" office:value="-0.667130906412359" calcext:value-type="float">
            <text:p>-0.667130906412359</text:p>
          </table:table-cell>
          <table:table-cell office:value-type="float" office:value="1.00747460195912E-018" calcext:value-type="float">
            <text:p>1.00747460195912E-18</text:p>
          </table:table-cell>
          <table:table-cell office:value-type="float" office:value="0.594531846931979" calcext:value-type="float">
            <text:p>0.594531846931979</text:p>
          </table:table-cell>
          <table:table-cell office:value-type="float" office:value="0.0000000000000290773072382574" calcext:value-type="float">
            <text:p>2.90773072382574E-14</text:p>
          </table:table-cell>
          <table:table-cell office:value-type="float" office:value="0.041641820163645" calcext:value-type="float">
            <text:p>0.041641820163645</text:p>
          </table:table-cell>
          <table:table-cell office:value-type="float" office:value="0.966847155512098" calcext:value-type="float">
            <text:p>0.966847155512098</text:p>
          </table:table-cell>
        </table:table-row>
        <table:table-row table:style-name="ro1">
          <table:table-cell office:value-type="string" calcext:value-type="string">
            <text:p>Akawaio</text:p>
          </table:table-cell>
          <table:table-cell office:value-type="float" office:value="-0.482671402041396" calcext:value-type="float">
            <text:p>-0.482671402041396</text:p>
          </table:table-cell>
          <table:table-cell office:value-type="float" office:value="0" calcext:value-type="float">
            <text:p>0</text:p>
          </table:table-cell>
          <table:table-cell office:value-type="float" office:value="-0.814881353666507" calcext:value-type="float">
            <text:p>-0.814881353666507</text:p>
          </table:table-cell>
          <table:table-cell office:value-type="float" office:value="0.00000219575530142808" calcext:value-type="float">
            <text:p>2.19575530142808E-06</text:p>
          </table:table-cell>
          <table:table-cell office:value-type="float" office:value="-0.444241431614053" calcext:value-type="float">
            <text:p>-0.444241431614053</text:p>
          </table:table-cell>
          <table:table-cell office:value-type="float" office:value="0.00000103893873470938" calcext:value-type="float">
            <text:p>1.03893873470938E-06</text:p>
          </table:table-cell>
          <table:table-cell office:value-type="float" office:value="-0.916495540747454" calcext:value-type="float">
            <text:p>-0.916495540747454</text:p>
          </table:table-cell>
          <table:table-cell office:value-type="float" office:value="3.54169174238546E-045" calcext:value-type="float">
            <text:p>3.54169174238546E-45</text:p>
          </table:table-cell>
          <table:table-cell office:value-type="float" office:value="0.347448544633161" calcext:value-type="float">
            <text:p>0.347448544633161</text:p>
          </table:table-cell>
          <table:table-cell office:value-type="float" office:value="0.000186778602548201" calcext:value-type="float">
            <text:p>0.000186778602548</text:p>
          </table:table-cell>
          <table:table-cell office:value-type="float" office:value="9.289906333227" calcext:value-type="float">
            <text:p>9.289906333227</text:p>
          </table:table-cell>
          <table:table-cell office:value-type="float" office:value="1.9173756436354E-015" calcext:value-type="float">
            <text:p>1.9173756436354E-15</text:p>
          </table:table-cell>
          <table:table-cell office:value-type="float" office:value="-0.701538446837724" calcext:value-type="float">
            <text:p>-0.701538446837724</text:p>
          </table:table-cell>
          <table:table-cell office:value-type="float" office:value="0.0000651831805154764" calcext:value-type="float">
            <text:p>6.51831805154764E-05</text:p>
          </table:table-cell>
          <table:table-cell office:value-type="float" office:value="-0.62443354238628" calcext:value-type="float">
            <text:p>-0.62443354238628</text:p>
          </table:table-cell>
          <table:table-cell office:value-type="float" office:value="2.77063281446735E-021" calcext:value-type="float">
            <text:p>2.77063281446735E-21</text:p>
          </table:table-cell>
          <table:table-cell office:value-type="float" office:value="-0.840567693972538" calcext:value-type="float">
            <text:p>-0.840567693972538</text:p>
          </table:table-cell>
          <table:table-cell office:value-type="float" office:value="2.4593447239937E-050" calcext:value-type="float">
            <text:p>2.4593447239937E-50</text:p>
          </table:table-cell>
          <table:table-cell office:value-type="float" office:value="0.572050927479065" calcext:value-type="float">
            <text:p>0.572050927479065</text:p>
          </table:table-cell>
          <table:table-cell office:value-type="float" office:value="2.20947748805771E-017" calcext:value-type="float">
            <text:p>2.20947748805771E-17</text:p>
          </table:table-cell>
          <table:table-cell office:value-type="float" office:value="5.79949521347699" calcext:value-type="float">
            <text:p>5.79949521347699</text:p>
          </table:table-cell>
          <table:table-cell office:value-type="float" office:value="0.0000000291188538854144" calcext:value-type="float">
            <text:p>2.91188538854144E-08</text:p>
          </table:table-cell>
        </table:table-row>
        <table:table-row table:style-name="ro1">
          <table:table-cell office:value-type="string" calcext:value-type="string">
            <text:p>Afrikaans</text:p>
          </table:table-cell>
          <table:table-cell office:value-type="float" office:value="-0.511915270993224" calcext:value-type="float">
            <text:p>-0.511915270993224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498291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069778900231755" calcext:value-type="float">
            <text:p>-0.069778900231755</text:p>
          </table:table-cell>
          <table:table-cell office:value-type="float" office:value="0.441243658812221" calcext:value-type="float">
            <text:p>0.441243658812221</text:p>
          </table:table-cell>
          <table:table-cell office:value-type="float" office:value="-0.85139774711158" calcext:value-type="float">
            <text:p>-0.85139774711158</text:p>
          </table:table-cell>
          <table:table-cell office:value-type="float" office:value="5.4632471041854E-036" calcext:value-type="float">
            <text:p>5.4632471041854E-36</text:p>
          </table:table-cell>
          <table:table-cell office:value-type="float" office:value="0.069938781873231" calcext:value-type="float">
            <text:p>0.069938781873231</text:p>
          </table:table-cell>
          <table:table-cell office:value-type="float" office:value="0.440195205356658" calcext:value-type="float">
            <text:p>0.440195205356658</text:p>
          </table:table-cell>
          <table:table-cell office:value-type="float" office:value="10.5157822892644" calcext:value-type="float">
            <text:p>10.5157822892644</text:p>
          </table:table-cell>
          <table:table-cell office:value-type="float" office:value="9.12618173110896E-019" calcext:value-type="float">
            <text:p>9.12618173110896E-19</text:p>
          </table:table-cell>
          <table:table-cell office:value-type="float" office:value="-0.684297662454749" calcext:value-type="float">
            <text:p>-0.684297662454749</text:p>
          </table:table-cell>
          <table:table-cell office:value-type="float" office:value="0.000316808423165781" calcext:value-type="float">
            <text:p>0.000316808423166</text:p>
          </table:table-cell>
          <table:table-cell office:value-type="float" office:value="-0.569459649421793" calcext:value-type="float">
            <text:p>-0.569459649421793</text:p>
          </table:table-cell>
          <table:table-cell office:value-type="float" office:value="1.00461064809076E-017" calcext:value-type="float">
            <text:p>1.00461064809076E-17</text:p>
          </table:table-cell>
          <table:table-cell office:value-type="float" office:value="-0.754642716791065" calcext:value-type="float">
            <text:p>-0.754642716791065</text:p>
          </table:table-cell>
          <table:table-cell office:value-type="float" office:value="3.01765947721744E-036" calcext:value-type="float">
            <text:p>3.01765947721744E-36</text:p>
          </table:table-cell>
          <table:table-cell office:value-type="float" office:value="0.414637138560085" calcext:value-type="float">
            <text:p>0.414637138560085</text:p>
          </table:table-cell>
          <table:table-cell office:value-type="float" office:value="0.00000000272159606623148" calcext:value-type="float">
            <text:p>2.72159606623148E-09</text:p>
          </table:table-cell>
          <table:table-cell office:value-type="float" office:value="3.684227280302" calcext:value-type="float">
            <text:p>3.684227280302</text:p>
          </table:table-cell>
          <table:table-cell office:value-type="float" office:value="0.000300265802868908" calcext:value-type="float">
            <text:p>0.000300265802869</text:p>
          </table:table-cell>
        </table:table-row>
        <table:table-row table:style-name="ro1">
          <table:table-cell office:value-type="string" calcext:value-type="string">
            <text:p>Xhosa</text:p>
          </table:table-cell>
          <table:table-cell office:value-type="float" office:value="-0.241717582471536" calcext:value-type="float">
            <text:p>-0.241717582471536</text:p>
          </table:table-cell>
          <table:table-cell office:value-type="float" office:value="0" calcext:value-type="float">
            <text:p>0</text:p>
          </table:table-cell>
          <table:table-cell office:value-type="float" office:value="-0.772552874995642" calcext:value-type="float">
            <text:p>-0.772552874995642</text:p>
          </table:table-cell>
          <table:table-cell office:value-type="float" office:value="0.0000156053468141012" calcext:value-type="float">
            <text:p>1.56053468141012E-05</text:p>
          </table:table-cell>
          <table:table-cell office:value-type="float" office:value="-0.723469743558262" calcext:value-type="float">
            <text:p>-0.723469743558262</text:p>
          </table:table-cell>
          <table:table-cell office:value-type="float" office:value="0.00000028715199841928" calcext:value-type="float">
            <text:p>2.8715199841928E-07</text:p>
          </table:table-cell>
          <table:table-cell office:value-type="float" office:value="-0.723469743558262" calcext:value-type="float">
            <text:p>-0.723469743558262</text:p>
          </table:table-cell>
          <table:table-cell office:value-type="float" office:value="0.00000028715199841928" calcext:value-type="float">
            <text:p>2.8715199841928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0.593995804469667" calcext:value-type="float">
            <text:p>-0.593995804469667</text:p>
          </table:table-cell>
          <table:table-cell office:value-type="float" office:value="0.00137714789531399" calcext:value-type="float">
            <text:p>0.001377147895314</text:p>
          </table:table-cell>
          <table:table-cell office:value-type="float" office:value="-0.645031496617931" calcext:value-type="float">
            <text:p>-0.645031496617931</text:p>
          </table:table-cell>
          <table:table-cell office:value-type="float" office:value="0.000000244770166032928" calcext:value-type="float">
            <text:p>2.44770166032928E-07</text:p>
          </table:table-cell>
          <table:table-cell office:value-type="float" office:value="-0.645031496617931" calcext:value-type="float">
            <text:p>-0.645031496617931</text:p>
          </table:table-cell>
          <table:table-cell office:value-type="float" office:value="0.000000244770166032928" calcext:value-type="float">
            <text:p>2.44770166032928E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onesian</text:p>
          </table:table-cell>
          <table:table-cell office:value-type="float" office:value="-0.369260750277805" calcext:value-type="float">
            <text:p>-0.369260750277805</text:p>
          </table:table-cell>
          <table:table-cell office:value-type="float" office:value="0" calcext:value-type="float">
            <text:p>0</text:p>
          </table:table-cell>
          <table:table-cell office:value-type="float" office:value="-0.760720482288937" calcext:value-type="float">
            <text:p>-0.760720482288937</text:p>
          </table:table-cell>
          <table:table-cell office:value-type="float" office:value="0.0000159499837099097" calcext:value-type="float">
            <text:p>1.59499837099097E-05</text:p>
          </table:table-cell>
          <table:table-cell office:value-type="float" office:value="-0.457362680751746" calcext:value-type="float">
            <text:p>-0.457362680751746</text:p>
          </table:table-cell>
          <table:table-cell office:value-type="float" office:value="0.0012288443205934" calcext:value-type="float">
            <text:p>0.001228844320593</text:p>
          </table:table-cell>
          <table:table-cell office:value-type="float" office:value="-0.877443096447698" calcext:value-type="float">
            <text:p>-0.877443096447698</text:p>
          </table:table-cell>
          <table:table-cell office:value-type="float" office:value="5.88618626817401E-016" calcext:value-type="float">
            <text:p>5.88618626817401E-16</text:p>
          </table:table-cell>
          <table:table-cell office:value-type="float" office:value="0.656330057432358" calcext:value-type="float">
            <text:p>0.656330057432358</text:p>
          </table:table-cell>
          <table:table-cell office:value-type="float" office:value="0.000000547401760382294" calcext:value-type="float">
            <text:p>5.47401760382294E-07</text:p>
          </table:table-cell>
          <table:table-cell office:value-type="float" office:value="7.15594741891249" calcext:value-type="float">
            <text:p>7.15594741891249</text:p>
          </table:table-cell>
          <table:table-cell office:value-type="float" office:value="0.0000000067580341036916" calcext:value-type="float">
            <text:p>6.7580341036916E-09</text:p>
          </table:table-cell>
          <table:table-cell office:value-type="float" office:value="-0.593995804469667" calcext:value-type="float">
            <text:p>-0.593995804469667</text:p>
          </table:table-cell>
          <table:table-cell office:value-type="float" office:value="0.00137714789531399" calcext:value-type="float">
            <text:p>0.001377147895314</text:p>
          </table:table-cell>
          <table:table-cell office:value-type="float" office:value="-0.709576328279384" calcext:value-type="float">
            <text:p>-0.709576328279384</text:p>
          </table:table-cell>
          <table:table-cell office:value-type="float" office:value="0.0000000000256649900950062" calcext:value-type="float">
            <text:p>2.56649900950062E-11</text:p>
          </table:table-cell>
          <table:table-cell office:value-type="float" office:value="-0.679451165033386" calcext:value-type="float">
            <text:p>-0.679451165033386</text:p>
          </table:table-cell>
          <table:table-cell office:value-type="float" office:value="0.000000000356119451047178" calcext:value-type="float">
            <text:p>3.56119451047178E-10</text:p>
          </table:table-cell>
          <table:table-cell office:value-type="float" office:value="0.582669306983643" calcext:value-type="float">
            <text:p>0.582669306983643</text:p>
          </table:table-cell>
          <table:table-cell office:value-type="float" office:value="0.000000285490395661126" calcext:value-type="float">
            <text:p>2.85490395661126E-07</text:p>
          </table:table-cell>
          <table:table-cell office:value-type="float" office:value="-0.406227807037408" calcext:value-type="float">
            <text:p>-0.406227807037408</text:p>
          </table:table-cell>
          <table:table-cell office:value-type="float" office:value="0.685951819691377" calcext:value-type="float">
            <text:p>0.685951819691377</text:p>
          </table:table-cell>
        </table:table-row>
        <table:table-row table:style-name="ro1">
          <table:table-cell office:value-type="string" calcext:value-type="string">
            <text:p>Czech</text:p>
          </table:table-cell>
          <table:table-cell office:value-type="float" office:value="-0.349702254699602" calcext:value-type="float">
            <text:p>-0.349702254699602</text:p>
          </table:table-cell>
          <table:table-cell office:value-type="float" office:value="0" calcext:value-type="float">
            <text:p>0</text:p>
          </table:table-cell>
          <table:table-cell office:value-type="float" office:value="-0.854629836164608" calcext:value-type="float">
            <text:p>-0.854629836164608</text:p>
          </table:table-cell>
          <table:table-cell office:value-type="float" office:value="0.0000124841946921429" calcext:value-type="float">
            <text:p>1.24841946921429E-05</text:p>
          </table:table-cell>
          <table:table-cell office:value-type="float" office:value="-0.567403292312288" calcext:value-type="float">
            <text:p>-0.567403292312288</text:p>
          </table:table-cell>
          <table:table-cell office:value-type="float" office:value="0.0000141341481811072" calcext:value-type="float">
            <text:p>1.41341481811072E-05</text:p>
          </table:table-cell>
          <table:table-cell office:value-type="float" office:value="-0.605613818285448" calcext:value-type="float">
            <text:p>-0.605613818285448</text:p>
          </table:table-cell>
          <table:table-cell office:value-type="float" office:value="0.00000249490069669476" calcext:value-type="float">
            <text:p>2.49490069669476E-06</text:p>
          </table:table-cell>
          <table:table-cell office:value-type="float" office:value="0.458723653395785" calcext:value-type="float">
            <text:p>0.458723653395785</text:p>
          </table:table-cell>
          <table:table-cell office:value-type="float" office:value="0.000710448482375117" calcext:value-type="float">
            <text:p>0.000710448482375</text:p>
          </table:table-cell>
          <table:table-cell office:value-type="float" office:value="0.339950278721215" calcext:value-type="float">
            <text:p>0.339950278721215</text:p>
          </table:table-cell>
          <table:table-cell office:value-type="float" office:value="0.735377128896333" calcext:value-type="float">
            <text:p>0.735377128896333</text:p>
          </table:table-cell>
          <table:table-cell office:value-type="float" office:value="-0.706798475860362" calcext:value-type="float">
            <text:p>-0.706798475860362</text:p>
          </table:table-cell>
          <table:table-cell office:value-type="float" office:value="0.0010396161310687" calcext:value-type="float">
            <text:p>0.001039616131069</text:p>
          </table:table-cell>
          <table:table-cell office:value-type="float" office:value="-0.533064288463979" calcext:value-type="float">
            <text:p>-0.533064288463979</text:p>
          </table:table-cell>
          <table:table-cell office:value-type="float" office:value="0.0000000159806826073104" calcext:value-type="float">
            <text:p>1.59806826073104E-08</text:p>
          </table:table-cell>
          <table:table-cell office:value-type="float" office:value="-0.858826406709981" calcext:value-type="float">
            <text:p>-0.858826406709981</text:p>
          </table:table-cell>
          <table:table-cell office:value-type="float" office:value="1.21852848043255E-029" calcext:value-type="float">
            <text:p>1.21852848043255E-29</text:p>
          </table:table-cell>
          <table:table-cell office:value-type="float" office:value="0.446977579743779" calcext:value-type="float">
            <text:p>0.446977579743779</text:p>
          </table:table-cell>
          <table:table-cell office:value-type="float" office:value="0.00000395325659570147" calcext:value-type="float">
            <text:p>3.95325659570147E-06</text:p>
          </table:table-cell>
          <table:table-cell office:value-type="float" office:value="5.65792458343412" calcext:value-type="float">
            <text:p>5.65792458343412</text:p>
          </table:table-cell>
          <table:table-cell office:value-type="float" office:value="0.000000161440838560756" calcext:value-type="float">
            <text:p>1.61440838560756E-07</text:p>
          </table:table-cell>
        </table:table-row>
        <table:table-row table:style-name="ro1">
          <table:table-cell office:value-type="string" calcext:value-type="string">
            <text:p>Italian</text:p>
          </table:table-cell>
          <table:table-cell office:value-type="float" office:value="-0.399587467791452" calcext:value-type="float">
            <text:p>-0.399587467791452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17466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624641616826899" calcext:value-type="float">
            <text:p>-0.624641616826899</text:p>
          </table:table-cell>
          <table:table-cell office:value-type="float" office:value="0.0000000000172050514633026" calcext:value-type="float">
            <text:p>1.72050514633026E-11</text:p>
          </table:table-cell>
          <table:table-cell office:value-type="float" office:value="-0.839092085184219" calcext:value-type="float">
            <text:p>-0.839092085184219</text:p>
          </table:table-cell>
          <table:table-cell office:value-type="float" office:value="4.65003104337609E-026" calcext:value-type="float">
            <text:p>4.65003104337609E-26</text:p>
          </table:table-cell>
          <table:table-cell office:value-type="float" office:value="0.582633217390044" calcext:value-type="float">
            <text:p>0.582633217390044</text:p>
          </table:table-cell>
          <table:table-cell office:value-type="float" office:value="0.000000000724787320808935" calcext:value-type="float">
            <text:p>7.24787320808935E-10</text:p>
          </table:table-cell>
          <table:table-cell office:value-type="float" office:value="4.10954391360341" calcext:value-type="float">
            <text:p>4.10954391360341</text:p>
          </table:table-cell>
          <table:table-cell office:value-type="float" office:value="0.0000866241527558767" calcext:value-type="float">
            <text:p>8.66241527558767E-05</text:p>
          </table:table-cell>
          <table:table-cell office:value-type="float" office:value="-0.672369792629058" calcext:value-type="float">
            <text:p>-0.672369792629058</text:p>
          </table:table-cell>
          <table:table-cell office:value-type="float" office:value="0.000231677077264105" calcext:value-type="float">
            <text:p>0.000231677077264</text:p>
          </table:table-cell>
          <table:table-cell office:value-type="float" office:value="-0.628493296245202" calcext:value-type="float">
            <text:p>-0.628493296245202</text:p>
          </table:table-cell>
          <table:table-cell office:value-type="float" office:value="4.50536507033026E-020" calcext:value-type="float">
            <text:p>4.50536507033026E-20</text:p>
          </table:table-cell>
          <table:table-cell office:value-type="float" office:value="-0.75816821843961" calcext:value-type="float">
            <text:p>-0.75816821843961</text:p>
          </table:table-cell>
          <table:table-cell office:value-type="float" office:value="5.09569053962944E-033" calcext:value-type="float">
            <text:p>5.09569053962944E-33</text:p>
          </table:table-cell>
          <table:table-cell office:value-type="float" office:value="0.627165633849601" calcext:value-type="float">
            <text:p>0.627165633849601</text:p>
          </table:table-cell>
          <table:table-cell office:value-type="float" office:value="5.68863414420105E-020" calcext:value-type="float">
            <text:p>5.68863414420105E-20</text:p>
          </table:table-cell>
          <table:table-cell office:value-type="float" office:value="3.04231884069378" calcext:value-type="float">
            <text:p>3.04231884069378</text:p>
          </table:table-cell>
          <table:table-cell office:value-type="float" office:value="0.00272726179539199" calcext:value-type="float">
            <text:p>0.002727261795392</text:p>
          </table:table-cell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-0.500925755640666" calcext:value-type="float">
            <text:p>-0.500925755640666</text:p>
          </table:table-cell>
          <table:table-cell office:value-type="float" office:value="0" calcext:value-type="float">
            <text:p>0</text:p>
          </table:table-cell>
          <table:table-cell office:value-type="float" office:value="-0.870260272089029" calcext:value-type="float">
            <text:p>-0.870260272089029</text:p>
          </table:table-cell>
          <table:table-cell office:value-type="float" office:value="0.0000116938593252744" calcext:value-type="float">
            <text:p>1.16938593252744E-05</text:p>
          </table:table-cell>
          <table:table-cell office:value-type="float" office:value="-0.448055304767616" calcext:value-type="float">
            <text:p>-0.448055304767616</text:p>
          </table:table-cell>
          <table:table-cell office:value-type="float" office:value="0.00000207641783423598" calcext:value-type="float">
            <text:p>2.07641783423598E-06</text:p>
          </table:table-cell>
          <table:table-cell office:value-type="float" office:value="-0.874781504615284" calcext:value-type="float">
            <text:p>-0.874781504615284</text:p>
          </table:table-cell>
          <table:table-cell office:value-type="float" office:value="1.4852078479951E-033" calcext:value-type="float">
            <text:p>1.4852078479951E-33</text:p>
          </table:table-cell>
          <table:table-cell office:value-type="float" office:value="0.34090451297462" calcext:value-type="float">
            <text:p>0.34090451297462</text:p>
          </table:table-cell>
          <table:table-cell office:value-type="float" office:value="0.000425487129161005" calcext:value-type="float">
            <text:p>0.000425487129161</text:p>
          </table:table-cell>
          <table:table-cell office:value-type="float" office:value="7.03870085771056" calcext:value-type="float">
            <text:p>7.03870085771056</text:p>
          </table:table-cell>
          <table:table-cell office:value-type="float" office:value="0.000000000247846488708472" calcext:value-type="float">
            <text:p>2.47846488708472E-10</text:p>
          </table:table-cell>
          <table:table-cell office:value-type="float" office:value="-0.708367682995497" calcext:value-type="float">
            <text:p>-0.708367682995497</text:p>
          </table:table-cell>
          <table:table-cell office:value-type="float" office:value="0.00145992251515415" calcext:value-type="float">
            <text:p>0.001459922515154</text:p>
          </table:table-cell>
          <table:table-cell office:value-type="float" office:value="-0.662830597981087" calcext:value-type="float">
            <text:p>-0.662830597981087</text:p>
          </table:table-cell>
          <table:table-cell office:value-type="float" office:value="1.2391121274353E-023" calcext:value-type="float">
            <text:p>1.2391121274353E-23</text:p>
          </table:table-cell>
          <table:table-cell office:value-type="float" office:value="-0.746761424942687" calcext:value-type="float">
            <text:p>-0.746761424942687</text:p>
          </table:table-cell>
          <table:table-cell office:value-type="float" office:value="1.22276776585351E-032" calcext:value-type="float">
            <text:p>1.22276776585351E-32</text:p>
          </table:table-cell>
          <table:table-cell office:value-type="float" office:value="0.561550525867545" calcext:value-type="float">
            <text:p>0.561550525867545</text:p>
          </table:table-cell>
          <table:table-cell office:value-type="float" office:value="5.16209287937472E-016" calcext:value-type="float">
            <text:p>5.16209287937472E-16</text:p>
          </table:table-cell>
          <table:table-cell office:value-type="float" office:value="1.89751774707449" calcext:value-type="float">
            <text:p>1.89751774707449</text:p>
          </table:table-cell>
          <table:table-cell office:value-type="float" office:value="0.0594253598426815" calcext:value-type="float">
            <text:p>0.059425359842682</text:p>
          </table:table-cell>
        </table:table-row>
        <table:table-row table:style-name="ro1">
          <table:table-cell office:value-type="string" calcext:value-type="string">
            <text:p>Greek</text:p>
          </table:table-cell>
          <table:table-cell office:value-type="float" office:value="-0.455094482426312" calcext:value-type="float">
            <text:p>-0.455094482426312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4804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283495257729955" calcext:value-type="float">
            <text:p>-0.283495257729955</text:p>
          </table:table-cell>
          <table:table-cell office:value-type="float" office:value="0.0108261081924468" calcext:value-type="float">
            <text:p>0.010826108192447</text:p>
          </table:table-cell>
          <table:table-cell office:value-type="float" office:value="-0.906997071760959" calcext:value-type="float">
            <text:p>-0.906997071760959</text:p>
          </table:table-cell>
          <table:table-cell office:value-type="float" office:value="5.02055147890983E-031" calcext:value-type="float">
            <text:p>5.02055147890983E-31</text:p>
          </table:table-cell>
          <table:table-cell office:value-type="float" office:value="0.159787082462255" calcext:value-type="float">
            <text:p>0.159787082462255</text:p>
          </table:table-cell>
          <table:table-cell office:value-type="float" office:value="0.156833887683825" calcext:value-type="float">
            <text:p>0.156833887683825</text:p>
          </table:table-cell>
          <table:table-cell office:value-type="float" office:value="8.23370995658484" calcext:value-type="float">
            <text:p>8.23370995658484</text:p>
          </table:table-cell>
          <table:table-cell office:value-type="float" office:value="0.00000000000360598026318185" calcext:value-type="float">
            <text:p>3.60598026318185E-12</text:p>
          </table:table-cell>
          <table:table-cell office:value-type="float" office:value="-0.699869559735576" calcext:value-type="float">
            <text:p>-0.699869559735576</text:p>
          </table:table-cell>
          <table:table-cell office:value-type="float" office:value="0.000592053935443512" calcext:value-type="float">
            <text:p>0.000592053935444</text:p>
          </table:table-cell>
          <table:table-cell office:value-type="float" office:value="-0.616910336338823" calcext:value-type="float">
            <text:p>-0.616910336338823</text:p>
          </table:table-cell>
          <table:table-cell office:value-type="float" office:value="0.0000000000000185165511963172" calcext:value-type="float">
            <text:p>1.85165511963172E-14</text:p>
          </table:table-cell>
          <table:table-cell office:value-type="float" office:value="-0.87076073077613" calcext:value-type="float">
            <text:p>-0.87076073077613</text:p>
          </table:table-cell>
          <table:table-cell office:value-type="float" office:value="9.8852663462834E-040" calcext:value-type="float">
            <text:p>9.8852663462834E-40</text:p>
          </table:table-cell>
          <table:table-cell office:value-type="float" office:value="0.50140955739161" calcext:value-type="float">
            <text:p>0.50140955739161</text:p>
          </table:table-cell>
          <table:table-cell office:value-type="float" office:value="0.00000000258264347900795" calcext:value-type="float">
            <text:p>2.58264347900795E-09</text:p>
          </table:table-cell>
          <table:table-cell office:value-type="float" office:value="5.69111375990155" calcext:value-type="float">
            <text:p>5.69111375990155</text:p>
          </table:table-cell>
          <table:table-cell office:value-type="float" office:value="0.0000000885202966297196" calcext:value-type="float">
            <text:p>8.85202966297196E-08</text:p>
          </table:table-cell>
        </table:table-row>
        <table:table-row table:style-name="ro1">
          <table:table-cell office:value-type="string" calcext:value-type="string">
            <text:p>Wolaytta</text:p>
          </table:table-cell>
          <table:table-cell office:value-type="float" office:value="-0.257219637318199" calcext:value-type="float">
            <text:p>-0.257219637318199</text:p>
          </table:table-cell>
          <table:table-cell office:value-type="float" office:value="0" calcext:value-type="float">
            <text:p>0</text:p>
          </table:table-cell>
          <table:table-cell office:value-type="float" office:value="-0.781189100190479" calcext:value-type="float">
            <text:p>-0.781189100190479</text:p>
          </table:table-cell>
          <table:table-cell office:value-type="float" office:value="0.00000247616789262116" calcext:value-type="float">
            <text:p>2.47616789262116E-06</text:p>
          </table:table-cell>
          <table:table-cell office:value-type="float" office:value="-0.608043594318605" calcext:value-type="float">
            <text:p>-0.608043594318605</text:p>
          </table:table-cell>
          <table:table-cell office:value-type="float" office:value="0.000051372073986483" calcext:value-type="float">
            <text:p>5.1372073986483E-05</text:p>
          </table:table-cell>
          <table:table-cell office:value-type="float" office:value="-0.855982974082424" calcext:value-type="float">
            <text:p>-0.855982974082424</text:p>
          </table:table-cell>
          <table:table-cell office:value-type="float" office:value="0.00000000000741327384971766" calcext:value-type="float">
            <text:p>7.41327384971766E-12</text:p>
          </table:table-cell>
          <table:table-cell office:value-type="float" office:value="0.743806449410094" calcext:value-type="float">
            <text:p>0.743806449410094</text:p>
          </table:table-cell>
          <table:table-cell office:value-type="float" office:value="0.0000000874386556021549" calcext:value-type="float">
            <text:p>8.74386556021549E-08</text:p>
          </table:table-cell>
          <table:table-cell office:value-type="float" office:value="3.90766387547601" calcext:value-type="float">
            <text:p>3.90766387547601</text:p>
          </table:table-cell>
          <table:table-cell office:value-type="float" office:value="0.000407445859644942" calcext:value-type="float">
            <text:p>0.000407445859645</text:p>
          </table:table-cell>
          <table:table-cell office:value-type="float" office:value="-0.695870453728551" calcext:value-type="float">
            <text:p>-0.695870453728551</text:p>
          </table:table-cell>
          <table:table-cell office:value-type="float" office:value="0.0000557116802380928" calcext:value-type="float">
            <text:p>5.57116802380928E-05</text:p>
          </table:table-cell>
          <table:table-cell office:value-type="float" office:value="-0.689691000350909" calcext:value-type="float">
            <text:p>-0.689691000350909</text:p>
          </table:table-cell>
          <table:table-cell office:value-type="float" office:value="0.0000000000289760287147519" calcext:value-type="float">
            <text:p>2.89760287147519E-11</text:p>
          </table:table-cell>
          <table:table-cell office:value-type="float" office:value="-0.777124266446508" calcext:value-type="float">
            <text:p>-0.777124266446508</text:p>
          </table:table-cell>
          <table:table-cell office:value-type="float" office:value="1.62164568569511E-015" calcext:value-type="float">
            <text:p>1.62164568569511E-15</text:p>
          </table:table-cell>
          <table:table-cell office:value-type="float" office:value="0.68807584425627" calcext:value-type="float">
            <text:p>0.68807584425627</text:p>
          </table:table-cell>
          <table:table-cell office:value-type="float" office:value="0.0000000000336090850042509" calcext:value-type="float">
            <text:p>3.36090850042509E-11</text:p>
          </table:table-cell>
          <table:table-cell office:value-type="float" office:value="1.50984447851731" calcext:value-type="float">
            <text:p>1.50984447851731</text:p>
          </table:table-cell>
          <table:table-cell office:value-type="float" office:value="0.135716058327051" calcext:value-type="float">
            <text:p>0.135716058327051</text:p>
          </table:table-cell>
        </table:table-row>
        <table:table-row table:style-name="ro1">
          <table:table-cell office:value-type="string" calcext:value-type="string">
            <text:p>Creole</text:p>
          </table:table-cell>
          <table:table-cell office:value-type="float" office:value="-0.520881587315842" calcext:value-type="float">
            <text:p>-0.520881587315842</text:p>
          </table:table-cell>
          <table:table-cell office:value-type="float" office:value="0" calcext:value-type="float">
            <text:p>0</text:p>
          </table:table-cell>
          <table:table-cell office:value-type="float" office:value="-0.886405260427918" calcext:value-type="float">
            <text:p>-0.886405260427918</text:p>
          </table:table-cell>
          <table:table-cell office:value-type="float" office:value="0.000010785513887838" calcext:value-type="float">
            <text:p>1.0785513887838E-05</text:p>
          </table:table-cell>
          <table:table-cell office:value-type="float" office:value="-0.597334513073228" calcext:value-type="float">
            <text:p>-0.597334513073228</text:p>
          </table:table-cell>
          <table:table-cell office:value-type="float" office:value="8.89671773988036E-016" calcext:value-type="float">
            <text:p>8.89671773988036E-16</text:p>
          </table:table-cell>
          <table:table-cell office:value-type="float" office:value="-0.866964228079358" calcext:value-type="float">
            <text:p>-0.866964228079358</text:p>
          </table:table-cell>
          <table:table-cell office:value-type="float" office:value="2.62276460057611E-046" calcext:value-type="float">
            <text:p>2.62276460057611E-46</text:p>
          </table:table-cell>
          <table:table-cell office:value-type="float" office:value="0.55950107740897" calcext:value-type="float">
            <text:p>0.55950107740897</text:p>
          </table:table-cell>
          <table:table-cell office:value-type="float" office:value="0.000000000000119662044094228" calcext:value-type="float">
            <text:p>1.19662044094228E-13</text:p>
          </table:table-cell>
          <table:table-cell office:value-type="float" office:value="6.76927652887862" calcext:value-type="float">
            <text:p>6.76927652887862</text:p>
          </table:table-cell>
          <table:table-cell office:value-type="float" office:value="0.000000000293103296733578" calcext:value-type="float">
            <text:p>2.93103296733578E-10</text:p>
          </table:table-cell>
          <table:table-cell office:value-type="float" office:value="-0.70803699806855" calcext:value-type="float">
            <text:p>-0.70803699806855</text:p>
          </table:table-cell>
          <table:table-cell office:value-type="float" office:value="0.00214691930465725" calcext:value-type="float">
            <text:p>0.002146919304657</text:p>
          </table:table-cell>
          <table:table-cell office:value-type="float" office:value="-0.659088220286573" calcext:value-type="float">
            <text:p>-0.659088220286573</text:p>
          </table:table-cell>
          <table:table-cell office:value-type="float" office:value="2.11718093847971E-034" calcext:value-type="float">
            <text:p>2.11718093847971E-34</text:p>
          </table:table-cell>
          <table:table-cell office:value-type="float" office:value="-0.738302201399292" calcext:value-type="float">
            <text:p>-0.738302201399292</text:p>
          </table:table-cell>
          <table:table-cell office:value-type="float" office:value="6.90464666214888E-047" calcext:value-type="float">
            <text:p>6.90464666214888E-47</text:p>
          </table:table-cell>
          <table:table-cell office:value-type="float" office:value="0.668868575977093" calcext:value-type="float">
            <text:p>0.668868575977093</text:p>
          </table:table-cell>
          <table:table-cell office:value-type="float" office:value="9.83490861513967E-036" calcext:value-type="float">
            <text:p>9.83490861513967E-36</text:p>
          </table:table-cell>
          <table:table-cell office:value-type="float" office:value="2.42710279439763" calcext:value-type="float">
            <text:p>2.42710279439763</text:p>
          </table:table-cell>
          <table:table-cell office:value-type="float" office:value="0.0158946348000322" calcext:value-type="float">
            <text:p>0.015894634800032</text:p>
          </table:table-cell>
        </table:table-row>
        <table:table-row table:style-name="ro1">
          <table:table-cell office:value-type="string" calcext:value-type="string">
            <text:p>Albanian</text:p>
          </table:table-cell>
          <table:table-cell office:value-type="float" office:value="-0.452241598874113" calcext:value-type="float">
            <text:p>-0.452241598874113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4804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484835539663172" calcext:value-type="float">
            <text:p>-0.484835539663172</text:p>
          </table:table-cell>
          <table:table-cell office:value-type="float" office:value="0.0000000605578935916849" calcext:value-type="float">
            <text:p>6.05578935916849E-08</text:p>
          </table:table-cell>
          <table:table-cell office:value-type="float" office:value="-0.789092349463806" calcext:value-type="float">
            <text:p>-0.789092349463806</text:p>
          </table:table-cell>
          <table:table-cell office:value-type="float" office:value="5.01983526689581E-025" calcext:value-type="float">
            <text:p>5.01983526689581E-25</text:p>
          </table:table-cell>
          <table:table-cell office:value-type="float" office:value="0.530549492265351" calcext:value-type="float">
            <text:p>0.530549492265351</text:p>
          </table:table-cell>
          <table:table-cell office:value-type="float" office:value="0.00000000177900971369662" calcext:value-type="float">
            <text:p>1.77900971369662E-09</text:p>
          </table:table-cell>
          <table:table-cell office:value-type="float" office:value="5.1839002622717" calcext:value-type="float">
            <text:p>5.1839002622717</text:p>
          </table:table-cell>
          <table:table-cell office:value-type="float" office:value="0.00000100811011048388" calcext:value-type="float">
            <text:p>1.00811011048388E-06</text:p>
          </table:table-cell>
          <table:table-cell office:value-type="float" office:value="-0.699869559735576" calcext:value-type="float">
            <text:p>-0.699869559735576</text:p>
          </table:table-cell>
          <table:table-cell office:value-type="float" office:value="0.000592053935443512" calcext:value-type="float">
            <text:p>0.000592053935444</text:p>
          </table:table-cell>
          <table:table-cell office:value-type="float" office:value="-0.500881926691455" calcext:value-type="float">
            <text:p>-0.500881926691455</text:p>
          </table:table-cell>
          <table:table-cell office:value-type="float" office:value="0.0000000000000113136429825785" calcext:value-type="float">
            <text:p>1.13136429825785E-14</text:p>
          </table:table-cell>
          <table:table-cell office:value-type="float" office:value="-0.709857361079237" calcext:value-type="float">
            <text:p>-0.709857361079237</text:p>
          </table:table-cell>
          <table:table-cell office:value-type="float" office:value="2.40924361090874E-033" calcext:value-type="float">
            <text:p>2.40924361090874E-33</text:p>
          </table:table-cell>
          <table:table-cell office:value-type="float" office:value="0.545603443512409" calcext:value-type="float">
            <text:p>0.545603443512409</text:p>
          </table:table-cell>
          <table:table-cell office:value-type="float" office:value="1.31207099888526E-017" calcext:value-type="float">
            <text:p>1.31207099888526E-17</text:p>
          </table:table-cell>
          <table:table-cell office:value-type="float" office:value="4.44073154471925" calcext:value-type="float">
            <text:p>4.44073154471925</text:p>
          </table:table-cell>
          <table:table-cell office:value-type="float" office:value="0.0000146150660950217" calcext:value-type="float">
            <text:p>1.46150660950217E-05</text:p>
          </table:table-cell>
        </table:table-row>
        <table:table-row table:style-name="ro1">
          <table:table-cell office:value-type="string" calcext:value-type="string">
            <text:p>Esperanto</text:p>
          </table:table-cell>
          <table:table-cell office:value-type="float" office:value="-0.460642294855684" calcext:value-type="float">
            <text:p>-0.460642294855684</text:p>
          </table:table-cell>
          <table:table-cell office:value-type="float" office:value="0" calcext:value-type="float">
            <text:p>0</text:p>
          </table:table-cell>
          <table:table-cell office:value-type="float" office:value="-0.790161379187795" calcext:value-type="float">
            <text:p>-0.790161379187795</text:p>
          </table:table-cell>
          <table:table-cell office:value-type="float" office:value="0.0000955068618751089" calcext:value-type="float">
            <text:p>9.55068618751089E-05</text:p>
          </table:table-cell>
          <table:table-cell office:value-type="float" office:value="-0.75424810723224" calcext:value-type="float">
            <text:p>-0.75424810723224</text:p>
          </table:table-cell>
          <table:table-cell office:value-type="float" office:value="2.8589174361224E-021" calcext:value-type="float">
            <text:p>2.8589174361224E-21</text:p>
          </table:table-cell>
          <table:table-cell office:value-type="float" office:value="-0.859781196915588" calcext:value-type="float">
            <text:p>-0.859781196915588</text:p>
          </table:table-cell>
          <table:table-cell office:value-type="float" office:value="5.2576869128585E-033" calcext:value-type="float">
            <text:p>5.2576869128585E-33</text:p>
          </table:table-cell>
          <table:table-cell office:value-type="float" office:value="0.887285225506254" calcext:value-type="float">
            <text:p>0.887285225506254</text:p>
          </table:table-cell>
          <table:table-cell office:value-type="float" office:value="9.44895488335767E-038" calcext:value-type="float">
            <text:p>9.44895488335767E-38</text:p>
          </table:table-cell>
          <table:table-cell office:value-type="float" office:value="4.46587744071416" calcext:value-type="float">
            <text:p>4.46587744071416</text:p>
          </table:table-cell>
          <table:table-cell office:value-type="float" office:value="0.0000199977161770266" calcext:value-type="float">
            <text:p>1.99977161770266E-05</text:p>
          </table:table-cell>
          <table:table-cell office:value-type="float" office:value="-0.564576067869041" calcext:value-type="float">
            <text:p>-0.564576067869041</text:p>
          </table:table-cell>
          <table:table-cell office:value-type="float" office:value="0.00500738253441253" calcext:value-type="float">
            <text:p>0.005007382534413</text:p>
          </table:table-cell>
          <table:table-cell office:value-type="float" office:value="-0.692863918668729" calcext:value-type="float">
            <text:p>-0.692863918668729</text:p>
          </table:table-cell>
          <table:table-cell office:value-type="float" office:value="8.59907169219025E-029" calcext:value-type="float">
            <text:p>8.59907169219025E-29</text:p>
          </table:table-cell>
          <table:table-cell office:value-type="float" office:value="-0.71625412567204" calcext:value-type="float">
            <text:p>-0.71625412567204</text:p>
          </table:table-cell>
          <table:table-cell office:value-type="float" office:value="1.65334082212474E-031" calcext:value-type="float">
            <text:p>1.65334082212474E-31</text:p>
          </table:table-cell>
          <table:table-cell office:value-type="float" office:value="0.969736718448737" calcext:value-type="float">
            <text:p>0.969736718448737</text:p>
          </table:table-cell>
          <table:table-cell office:value-type="float" office:value="2.69769985548846E-118" calcext:value-type="float">
            <text:p>2.69769985548846E-118</text:p>
          </table:table-cell>
          <table:table-cell office:value-type="float" office:value="1.87286917522912" calcext:value-type="float">
            <text:p>1.87286917522912</text:p>
          </table:table-cell>
          <table:table-cell office:value-type="float" office:value="0.0626305386193047" calcext:value-type="float">
            <text:p>0.062630538619305</text:p>
          </table:table-cell>
        </table:table-row>
        <table:table-row table:style-name="ro1">
          <table:table-cell office:value-type="string" calcext:value-type="string">
            <text:p>Shuar</text:p>
          </table:table-cell>
          <table:table-cell office:value-type="float" office:value="-0.330557069497969" calcext:value-type="float">
            <text:p>-0.330557069497969</text:p>
          </table:table-cell>
          <table:table-cell office:value-type="float" office:value="0" calcext:value-type="float">
            <text:p>0</text:p>
          </table:table-cell>
          <table:table-cell office:value-type="float" office:value="-0.778563254475553" calcext:value-type="float">
            <text:p>-0.778563254475553</text:p>
          </table:table-cell>
          <table:table-cell office:value-type="float" office:value="0.00000281550235966787" calcext:value-type="float">
            <text:p>2.81550235966787E-06</text:p>
          </table:table-cell>
          <table:table-cell office:value-type="float" office:value="-0.788798687951488" calcext:value-type="float">
            <text:p>-0.788798687951488</text:p>
          </table:table-cell>
          <table:table-cell office:value-type="float" office:value="0.00000000000624384495260773" calcext:value-type="float">
            <text:p>6.24384495260773E-12</text:p>
          </table:table-cell>
          <table:table-cell office:value-type="float" office:value="-0.893724986977583" calcext:value-type="float">
            <text:p>-0.893724986977583</text:p>
          </table:table-cell>
          <table:table-cell office:value-type="float" office:value="1.10440784300623E-018" calcext:value-type="float">
            <text:p>1.10440784300623E-18</text:p>
          </table:table-cell>
          <table:table-cell office:value-type="float" office:value="0.846296183740342" calcext:value-type="float">
            <text:p>0.846296183740342</text:p>
          </table:table-cell>
          <table:table-cell office:value-type="float" office:value="5.27166666509573E-015" calcext:value-type="float">
            <text:p>5.27166666509573E-15</text:p>
          </table:table-cell>
          <table:table-cell office:value-type="float" office:value="2.9180076222052" calcext:value-type="float">
            <text:p>2.9180076222052</text:p>
          </table:table-cell>
          <table:table-cell office:value-type="float" office:value="0.00534651737375054" calcext:value-type="float">
            <text:p>0.005346517373751</text:p>
          </table:table-cell>
          <table:table-cell office:value-type="float" office:value="-0.687940891626782" calcext:value-type="float">
            <text:p>-0.687940891626782</text:p>
          </table:table-cell>
          <table:table-cell office:value-type="float" office:value="0.0000521852169365304" calcext:value-type="float">
            <text:p>5.21852169365304E-05</text:p>
          </table:table-cell>
          <table:table-cell office:value-type="float" office:value="-0.768352167450434" calcext:value-type="float">
            <text:p>-0.768352167450434</text:p>
          </table:table-cell>
          <table:table-cell office:value-type="float" office:value="2.38549275706646E-018" calcext:value-type="float">
            <text:p>2.38549275706646E-18</text:p>
          </table:table-cell>
          <table:table-cell office:value-type="float" office:value="-0.802127689778768" calcext:value-type="float">
            <text:p>-0.802127689778768</text:p>
          </table:table-cell>
          <table:table-cell office:value-type="float" office:value="5.88607151590234E-021" calcext:value-type="float">
            <text:p>5.88607151590234E-21</text:p>
          </table:table-cell>
          <table:table-cell office:value-type="float" office:value="0.941510258635728" calcext:value-type="float">
            <text:p>0.941510258635728</text:p>
          </table:table-cell>
          <table:table-cell office:value-type="float" office:value="2.15480075926952E-042" calcext:value-type="float">
            <text:p>2.15480075926952E-42</text:p>
          </table:table-cell>
          <table:table-cell office:value-type="float" office:value="1.5267749012154" calcext:value-type="float">
            <text:p>1.5267749012154</text:p>
          </table:table-cell>
          <table:table-cell office:value-type="float" office:value="0.130529647680155" calcext:value-type="float">
            <text:p>0.130529647680155</text:p>
          </table:table-cell>
        </table:table-row>
        <table:table-row table:style-name="ro1">
          <table:table-cell office:value-type="string" calcext:value-type="string">
            <text:p>Tagalog</text:p>
          </table:table-cell>
          <table:table-cell office:value-type="float" office:value="-0.395428745842077" calcext:value-type="float">
            <text:p>-0.395428745842077</text:p>
          </table:table-cell>
          <table:table-cell office:value-type="float" office:value="0" calcext:value-type="float">
            <text:p>0</text:p>
          </table:table-cell>
          <table:table-cell office:value-type="float" office:value="-0.872376736114988" calcext:value-type="float">
            <text:p>-0.872376736114988</text:p>
          </table:table-cell>
          <table:table-cell office:value-type="float" office:value="0.000000253471052427414" calcext:value-type="float">
            <text:p>2.53471052427414E-07</text:p>
          </table:table-cell>
          <table:table-cell office:value-type="float" office:value="-0.643932867583263" calcext:value-type="float">
            <text:p>-0.643932867583263</text:p>
          </table:table-cell>
          <table:table-cell office:value-type="float" office:value="0.0000000000000323918774717315" calcext:value-type="float">
            <text:p>3.23918774717315E-14</text:p>
          </table:table-cell>
          <table:table-cell office:value-type="float" office:value="-0.786835127223044" calcext:value-type="float">
            <text:p>-0.786835127223044</text:p>
          </table:table-cell>
          <table:table-cell office:value-type="float" office:value="2.23433907662314E-024" calcext:value-type="float">
            <text:p>2.23433907662314E-24</text:p>
          </table:table-cell>
          <table:table-cell office:value-type="float" office:value="0.649196532342219" calcext:value-type="float">
            <text:p>0.649196532342219</text:p>
          </table:table-cell>
          <table:table-cell office:value-type="float" office:value="0.0000000000000170900409878922" calcext:value-type="float">
            <text:p>1.70900409878922E-14</text:p>
          </table:table-cell>
          <table:table-cell office:value-type="float" office:value="2.90515294026055" calcext:value-type="float">
            <text:p>2.90515294026055</text:p>
          </table:table-cell>
          <table:table-cell office:value-type="float" office:value="0.00446097142573404" calcext:value-type="float">
            <text:p>0.004460971425734</text:p>
          </table:table-cell>
          <table:table-cell office:value-type="float" office:value="-0.742429228850983" calcext:value-type="float">
            <text:p>-0.742429228850983</text:p>
          </table:table-cell>
          <table:table-cell office:value-type="float" office:value="0.0000498029439848146" calcext:value-type="float">
            <text:p>4.98029439848146E-05</text:p>
          </table:table-cell>
          <table:table-cell office:value-type="float" office:value="-0.749834668677866" calcext:value-type="float">
            <text:p>-0.749834668677866</text:p>
          </table:table-cell>
          <table:table-cell office:value-type="float" office:value="3.57384631693648E-039" calcext:value-type="float">
            <text:p>3.57384631693648E-39</text:p>
          </table:table-cell>
          <table:table-cell office:value-type="float" office:value="-0.749803918030114" calcext:value-type="float">
            <text:p>-0.749803918030114</text:p>
          </table:table-cell>
          <table:table-cell office:value-type="float" office:value="3.61336010967047E-039" calcext:value-type="float">
            <text:p>3.61336010967047E-39</text:p>
          </table:table-cell>
          <table:table-cell office:value-type="float" office:value="0.785686043586101" calcext:value-type="float">
            <text:p>0.785686043586101</text:p>
          </table:table-cell>
          <table:table-cell office:value-type="float" office:value="2.90296992156011E-045" calcext:value-type="float">
            <text:p>2.90296992156011E-45</text:p>
          </table:table-cell>
          <table:table-cell office:value-type="float" office:value="-0.00109993388785183" calcext:value-type="float">
            <text:p>-0.001099933887852</text:p>
          </table:table-cell>
          <table:table-cell office:value-type="float" office:value="0.99912343919453" calcext:value-type="float">
            <text:p>0.99912343919453</text:p>
          </table:table-cell>
        </table:table-row>
        <table:table-row table:style-name="ro1">
          <table:table-cell office:value-type="string" calcext:value-type="string">
            <text:p>Latvian</text:p>
          </table:table-cell>
          <table:table-cell office:value-type="float" office:value="-0.408516374828141" calcext:value-type="float">
            <text:p>-0.408516374828141</text:p>
          </table:table-cell>
          <table:table-cell office:value-type="float" office:value="0" calcext:value-type="float">
            <text:p>0</text:p>
          </table:table-cell>
          <table:table-cell office:value-type="float" office:value="-0.832178379404288" calcext:value-type="float">
            <text:p>-0.832178379404288</text:p>
          </table:table-cell>
          <table:table-cell office:value-type="float" office:value="0.0000184173040420467" calcext:value-type="float">
            <text:p>1.84173040420467E-05</text:p>
          </table:table-cell>
          <table:table-cell office:value-type="float" office:value="-0.800563530731548" calcext:value-type="float">
            <text:p>-0.800563530731548</text:p>
          </table:table-cell>
          <table:table-cell office:value-type="float" office:value="2.99444053846296E-019" calcext:value-type="float">
            <text:p>2.99444053846296E-19</text:p>
          </table:table-cell>
          <table:table-cell office:value-type="float" office:value="-0.84087439052243" calcext:value-type="float">
            <text:p>-0.84087439052243</text:p>
          </table:table-cell>
          <table:table-cell office:value-type="float" office:value="9.16250189234947E-023" calcext:value-type="float">
            <text:p>9.16250189234947E-23</text:p>
          </table:table-cell>
          <table:table-cell office:value-type="float" office:value="0.956096872470721" calcext:value-type="float">
            <text:p>0.956096872470721</text:p>
          </table:table-cell>
          <table:table-cell office:value-type="float" office:value="7.23165688604586E-044" calcext:value-type="float">
            <text:p>7.23165688604586E-44</text:p>
          </table:table-cell>
          <table:table-cell office:value-type="float" office:value="2.21913706801248" calcext:value-type="float">
            <text:p>2.21913706801248</text:p>
          </table:table-cell>
          <table:table-cell office:value-type="float" office:value="0.0293834913510647" calcext:value-type="float">
            <text:p>0.029383491351065</text:p>
          </table:table-cell>
          <table:table-cell office:value-type="float" office:value="-0.697462003637731" calcext:value-type="float">
            <text:p>-0.697462003637731</text:p>
          </table:table-cell>
          <table:table-cell office:value-type="float" office:value="0.000901711548858085" calcext:value-type="float">
            <text:p>0.000901711548858</text:p>
          </table:table-cell>
          <table:table-cell office:value-type="float" office:value="-0.713432831763006" calcext:value-type="float">
            <text:p>-0.713432831763006</text:p>
          </table:table-cell>
          <table:table-cell office:value-type="float" office:value="1.00395102870451E-020" calcext:value-type="float">
            <text:p>1.00395102870451E-20</text:p>
          </table:table-cell>
          <table:table-cell office:value-type="float" office:value="-0.726182378551772" calcext:value-type="float">
            <text:p>-0.726182378551772</text:p>
          </table:table-cell>
          <table:table-cell office:value-type="float" office:value="9.47773252382664E-022" calcext:value-type="float">
            <text:p>9.47773252382664E-22</text:p>
          </table:table-cell>
          <table:table-cell office:value-type="float" office:value="0.983858317682823" calcext:value-type="float">
            <text:p>0.983858317682823</text:p>
          </table:table-cell>
          <table:table-cell office:value-type="float" office:value="8.88819256046651E-094" calcext:value-type="float">
            <text:p>8.88819256046651E-94</text:p>
          </table:table-cell>
          <table:table-cell office:value-type="float" office:value="1.14001615267257" calcext:value-type="float">
            <text:p>1.14001615267257</text:p>
          </table:table-cell>
          <table:table-cell office:value-type="float" office:value="0.25651276179015" calcext:value-type="float">
            <text:p>0.25651276179015</text:p>
          </table:table-cell>
        </table:table-row>
        <table:table-row table:style-name="ro1">
          <table:table-cell office:value-type="string" calcext:value-type="string">
            <text:p>Croatian</text:p>
          </table:table-cell>
          <table:table-cell office:value-type="float" office:value="-0.381689284086401" calcext:value-type="float">
            <text:p>-0.381689284086401</text:p>
          </table:table-cell>
          <table:table-cell office:value-type="float" office:value="0" calcext:value-type="float">
            <text:p>0</text:p>
          </table:table-cell>
          <table:table-cell office:value-type="float" office:value="-0.854629836164608" calcext:value-type="float">
            <text:p>-0.854629836164608</text:p>
          </table:table-cell>
          <table:table-cell office:value-type="float" office:value="0.0000124841946921429" calcext:value-type="float">
            <text:p>1.24841946921429E-05</text:p>
          </table:table-cell>
          <table:table-cell office:value-type="float" office:value="-0.413381075854684" calcext:value-type="float">
            <text:p>-0.413381075854684</text:p>
          </table:table-cell>
          <table:table-cell office:value-type="float" office:value="0.0000345705884599566" calcext:value-type="float">
            <text:p>3.45705884599566E-05</text:p>
          </table:table-cell>
          <table:table-cell office:value-type="float" office:value="-0.757420433944068" calcext:value-type="float">
            <text:p>-0.757420433944068</text:p>
          </table:table-cell>
          <table:table-cell office:value-type="float" office:value="1.00863561630991E-018" calcext:value-type="float">
            <text:p>1.00863561630991E-18</text:p>
          </table:table-cell>
          <table:table-cell office:value-type="float" office:value="0.459319136250218" calcext:value-type="float">
            <text:p>0.459319136250218</text:p>
          </table:table-cell>
          <table:table-cell office:value-type="float" office:value="0.00000321437205068096" calcext:value-type="float">
            <text:p>3.21437205068096E-06</text:p>
          </table:table-cell>
          <table:table-cell office:value-type="float" office:value="4.68158039930781" calcext:value-type="float">
            <text:p>4.68158039930781</text:p>
          </table:table-cell>
          <table:table-cell office:value-type="float" office:value="0.00000989436254965942" calcext:value-type="float">
            <text:p>9.89436254965942E-06</text:p>
          </table:table-cell>
          <table:table-cell office:value-type="float" office:value="-0.699869559735576" calcext:value-type="float">
            <text:p>-0.699869559735576</text:p>
          </table:table-cell>
          <table:table-cell office:value-type="float" office:value="0.000592053935443512" calcext:value-type="float">
            <text:p>0.000592053935444</text:p>
          </table:table-cell>
          <table:table-cell office:value-type="float" office:value="-0.441667892486529" calcext:value-type="float">
            <text:p>-0.441667892486529</text:p>
          </table:table-cell>
          <table:table-cell office:value-type="float" office:value="0.0000000109731731952236" calcext:value-type="float">
            <text:p>1.09731731952236E-08</text:p>
          </table:table-cell>
          <table:table-cell office:value-type="float" office:value="-0.752481047733078" calcext:value-type="float">
            <text:p>-0.752481047733078</text:p>
          </table:table-cell>
          <table:table-cell office:value-type="float" office:value="3.5184683187212E-029" calcext:value-type="float">
            <text:p>3.5184683187212E-29</text:p>
          </table:table-cell>
          <table:table-cell office:value-type="float" office:value="0.462092726992321" calcext:value-type="float">
            <text:p>0.462092726992321</text:p>
          </table:table-cell>
          <table:table-cell office:value-type="float" office:value="0.00000000182441037718169" calcext:value-type="float">
            <text:p>1.82441037718169E-09</text:p>
          </table:table-cell>
          <table:table-cell office:value-type="float" office:value="5.42684489730941" calcext:value-type="float">
            <text:p>5.42684489730941</text:p>
          </table:table-cell>
          <table:table-cell office:value-type="float" office:value="0.00000022545129099025" calcext:value-type="float">
            <text:p>2.2545129099025E-07</text:p>
          </table:table-cell>
        </table:table-row>
        <table:table-row table:style-name="ro1">
          <table:table-cell office:value-type="string" calcext:value-type="string">
            <text:p>Uspanteco</text:p>
          </table:table-cell>
          <table:table-cell office:value-type="float" office:value="-0.399587874682199" calcext:value-type="float">
            <text:p>-0.399587874682199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4804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168594192380308" calcext:value-type="float">
            <text:p>-0.168594192380308</text:p>
          </table:table-cell>
          <table:table-cell office:value-type="float" office:value="0.108161671995928" calcext:value-type="float">
            <text:p>0.108161671995928</text:p>
          </table:table-cell>
          <table:table-cell office:value-type="float" office:value="-0.887304452579596" calcext:value-type="float">
            <text:p>-0.887304452579596</text:p>
          </table:table-cell>
          <table:table-cell office:value-type="float" office:value="5.28403910197807E-032" calcext:value-type="float">
            <text:p>5.28403910197807E-32</text:p>
          </table:table-cell>
          <table:table-cell office:value-type="float" office:value="0.25799780134086" calcext:value-type="float">
            <text:p>0.25799780134086</text:p>
          </table:table-cell>
          <table:table-cell office:value-type="float" office:value="0.0130287449075159" calcext:value-type="float">
            <text:p>0.013028744907516</text:p>
          </table:table-cell>
          <table:table-cell office:value-type="float" office:value="10.7424574868883" calcext:value-type="float">
            <text:p>10.7424574868883</text:p>
          </table:table-cell>
          <table:table-cell office:value-type="float" office:value="9.50546352027595E-018" calcext:value-type="float">
            <text:p>9.50546352027595E-18</text:p>
          </table:table-cell>
          <table:table-cell office:value-type="float" office:value="-0.678418641981193" calcext:value-type="float">
            <text:p>-0.678418641981193</text:p>
          </table:table-cell>
          <table:table-cell office:value-type="float" office:value="0.000268629623674654" calcext:value-type="float">
            <text:p>0.000268629623675</text:p>
          </table:table-cell>
          <table:table-cell office:value-type="float" office:value="-0.680531071021493" calcext:value-type="float">
            <text:p>-0.680531071021493</text:p>
          </table:table-cell>
          <table:table-cell office:value-type="float" office:value="5.78815703766859E-023" calcext:value-type="float">
            <text:p>5.78815703766859E-23</text:p>
          </table:table-cell>
          <table:table-cell office:value-type="float" office:value="-0.858566105251425" calcext:value-type="float">
            <text:p>-0.858566105251425</text:p>
          </table:table-cell>
          <table:table-cell office:value-type="float" office:value="2.07720836117693E-047" calcext:value-type="float">
            <text:p>2.07720836117693E-47</text:p>
          </table:table-cell>
          <table:table-cell office:value-type="float" office:value="0.672985156247025" calcext:value-type="float">
            <text:p>0.672985156247025</text:p>
          </table:table-cell>
          <table:table-cell office:value-type="float" office:value="2.56878871985548E-022" calcext:value-type="float">
            <text:p>2.56878871985548E-22</text:p>
          </table:table-cell>
          <table:table-cell office:value-type="float" office:value="5.36909715188631" calcext:value-type="float">
            <text:p>5.36909715188631</text:p>
          </table:table-cell>
          <table:table-cell office:value-type="float" office:value="0.000000282067945318661" calcext:value-type="float">
            <text:p>2.82067945318661E-07</text:p>
          </table:table-cell>
        </table:table-row>
        <table:table-row table:style-name="ro1">
          <table:table-cell office:value-type="string" calcext:value-type="string">
            <text:p>Chinantec</text:p>
          </table:table-cell>
          <table:table-cell office:value-type="float" office:value="-0.378626169852475" calcext:value-type="float">
            <text:p>-0.378626169852475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498291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739865559973187" calcext:value-type="float">
            <text:p>-0.739865559973187</text:p>
          </table:table-cell>
          <table:table-cell office:value-type="float" office:value="2.17186643752806E-018" calcext:value-type="float">
            <text:p>2.17186643752806E-18</text:p>
          </table:table-cell>
          <table:table-cell office:value-type="float" office:value="-0.758291245866267" calcext:value-type="float">
            <text:p>-0.758291245866267</text:p>
          </table:table-cell>
          <table:table-cell office:value-type="float" office:value="1.00230175803836E-019" calcext:value-type="float">
            <text:p>1.00230175803836E-19</text:p>
          </table:table-cell>
          <table:table-cell office:value-type="float" office:value="0.669987065205844" calcext:value-type="float">
            <text:p>0.669987065205844</text:p>
          </table:table-cell>
          <table:table-cell office:value-type="float" office:value="0.000000000000033610434309602" calcext:value-type="float">
            <text:p>3.3610434309602E-14</text:p>
          </table:table-cell>
          <table:table-cell office:value-type="float" office:value="0.378106481209347" calcext:value-type="float">
            <text:p>0.378106481209347</text:p>
          </table:table-cell>
          <table:table-cell office:value-type="float" office:value="0.706186269030281" calcext:value-type="float">
            <text:p>0.706186269030281</text:p>
          </table:table-cell>
          <table:table-cell office:value-type="float" office:value="-0.695159516403791" calcext:value-type="float">
            <text:p>-0.695159516403791</text:p>
          </table:table-cell>
          <table:table-cell office:value-type="float" office:value="0.00046876216001898" calcext:value-type="float">
            <text:p>0.000468762160019</text:p>
          </table:table-cell>
          <table:table-cell office:value-type="float" office:value="-0.672876408039488" calcext:value-type="float">
            <text:p>-0.672876408039488</text:p>
          </table:table-cell>
          <table:table-cell office:value-type="float" office:value="6.79594126580715E-024" calcext:value-type="float">
            <text:p>6.79594126580715E-24</text:p>
          </table:table-cell>
          <table:table-cell office:value-type="float" office:value="-0.796746182857876" calcext:value-type="float">
            <text:p>-0.796746182857876</text:p>
          </table:table-cell>
          <table:table-cell office:value-type="float" office:value="8.27913407520697E-039" calcext:value-type="float">
            <text:p>8.27913407520697E-39</text:p>
          </table:table-cell>
          <table:table-cell office:value-type="float" office:value="0.619064721253655" calcext:value-type="float">
            <text:p>0.619064721253655</text:p>
          </table:table-cell>
          <table:table-cell office:value-type="float" office:value="1.80456883031968E-019" calcext:value-type="float">
            <text:p>1.80456883031968E-19</text:p>
          </table:table-cell>
          <table:table-cell office:value-type="float" office:value="3.16958670526567" calcext:value-type="float">
            <text:p>3.16958670526567</text:p>
          </table:table-cell>
          <table:table-cell office:value-type="float" office:value="0.00181431879123" calcext:value-type="float">
            <text:p>0.00181431879123</text:p>
          </table:table-cell>
        </table:table-row>
        <table:table-row table:style-name="ro1">
          <table:table-cell office:value-type="string" calcext:value-type="string">
            <text:p>Polish</text:p>
          </table:table-cell>
          <table:table-cell office:value-type="float" office:value="-0.378558373988106" calcext:value-type="float">
            <text:p>-0.378558373988106</text:p>
          </table:table-cell>
          <table:table-cell office:value-type="float" office:value="0" calcext:value-type="float">
            <text:p>0</text:p>
          </table:table-cell>
          <table:table-cell office:value-type="float" office:value="-0.775162688074224" calcext:value-type="float">
            <text:p>-0.775162688074224</text:p>
          </table:table-cell>
          <table:table-cell office:value-type="float" office:value="0.0000968721969188222" calcext:value-type="float">
            <text:p>9.68721969188222E-05</text:p>
          </table:table-cell>
          <table:table-cell office:value-type="float" office:value="-0.753185590074182" calcext:value-type="float">
            <text:p>-0.753185590074182</text:p>
          </table:table-cell>
          <table:table-cell office:value-type="float" office:value="0.00000000000905773033280873" calcext:value-type="float">
            <text:p>9.05773033280873E-12</text:p>
          </table:table-cell>
          <table:table-cell office:value-type="float" office:value="-0.769488827421005" calcext:value-type="float">
            <text:p>-0.769488827421005</text:p>
          </table:table-cell>
          <table:table-cell office:value-type="float" office:value="0.00000000000169746574869523" calcext:value-type="float">
            <text:p>1.69746574869523E-12</text:p>
          </table:table-cell>
          <table:table-cell office:value-type="float" office:value="0.979029327796522" calcext:value-type="float">
            <text:p>0.979029327796522</text:p>
          </table:table-cell>
          <table:table-cell office:value-type="float" office:value="2.19076753135674E-040" calcext:value-type="float">
            <text:p>2.19076753135674E-40</text:p>
          </table:table-cell>
          <table:table-cell office:value-type="float" office:value="0.924339251589581" calcext:value-type="float">
            <text:p>0.924339251589581</text:p>
          </table:table-cell>
          <table:table-cell office:value-type="float" office:value="0.359347512824847" calcext:value-type="float">
            <text:p>0.359347512824847</text:p>
          </table:table-cell>
          <table:table-cell office:value-type="float" office:value="-0.656050643160129" calcext:value-type="float">
            <text:p>-0.656050643160129</text:p>
          </table:table-cell>
          <table:table-cell office:value-type="float" office:value="0.00124039284936304" calcext:value-type="float">
            <text:p>0.001240392849363</text:p>
          </table:table-cell>
          <table:table-cell office:value-type="float" office:value="-0.614689308535782" calcext:value-type="float">
            <text:p>-0.614689308535782</text:p>
          </table:table-cell>
          <table:table-cell office:value-type="float" office:value="0.00000000000804643509935886" calcext:value-type="float">
            <text:p>8.04643509935886E-12</text:p>
          </table:table-cell>
          <table:table-cell office:value-type="float" office:value="-0.899207130075861" calcext:value-type="float">
            <text:p>-0.899207130075861</text:p>
          </table:table-cell>
          <table:table-cell office:value-type="float" office:value="2.55422940198174E-037" calcext:value-type="float">
            <text:p>2.55422940198174E-37</text:p>
          </table:table-cell>
          <table:table-cell office:value-type="float" office:value="0.683253680944679" calcext:value-type="float">
            <text:p>0.683253680944679</text:p>
          </table:table-cell>
          <table:table-cell office:value-type="float" office:value="3.49372452792509E-015" calcext:value-type="float">
            <text:p>3.49372452792509E-15</text:p>
          </table:table-cell>
          <table:table-cell office:value-type="float" office:value="7.7562645901866" calcext:value-type="float">
            <text:p>7.7562645901866</text:p>
          </table:table-cell>
          <table:table-cell office:value-type="float" office:value="0.00000000000836934410158788" calcext:value-type="float">
            <text:p>8.36934410158788E-12</text:p>
          </table:table-cell>
        </table:table-row>
        <table:table-row table:style-name="ro1">
          <table:table-cell office:value-type="string" calcext:value-type="string">
            <text:p>Q'eqchi'</text:p>
          </table:table-cell>
          <table:table-cell office:value-type="float" office:value="-0.412300293081219" calcext:value-type="float">
            <text:p>-0.412300293081219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17466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555637895418456" calcext:value-type="float">
            <text:p>-0.555637895418456</text:p>
          </table:table-cell>
          <table:table-cell office:value-type="float" office:value="0.0000000000307428919612846" calcext:value-type="float">
            <text:p>3.07428919612846E-11</text:p>
          </table:table-cell>
          <table:table-cell office:value-type="float" office:value="-0.774935773953168" calcext:value-type="float">
            <text:p>-0.774935773953168</text:p>
          </table:table-cell>
          <table:table-cell office:value-type="float" office:value="1.14601036348207E-025" calcext:value-type="float">
            <text:p>1.14601036348207E-25</text:p>
          </table:table-cell>
          <table:table-cell office:value-type="float" office:value="0.386505765503558" calcext:value-type="float">
            <text:p>0.386505765503558</text:p>
          </table:table-cell>
          <table:table-cell office:value-type="float" office:value="0.0000109615347559841" calcext:value-type="float">
            <text:p>1.09615347559841E-05</text:p>
          </table:table-cell>
          <table:table-cell office:value-type="float" office:value="3.4968422661146" calcext:value-type="float">
            <text:p>3.4968422661146</text:p>
          </table:table-cell>
          <table:table-cell office:value-type="float" office:value="0.000662635493928615" calcext:value-type="float">
            <text:p>0.000662635493929</text:p>
          </table:table-cell>
          <table:table-cell office:value-type="float" office:value="-0.672369792629058" calcext:value-type="float">
            <text:p>-0.672369792629058</text:p>
          </table:table-cell>
          <table:table-cell office:value-type="float" office:value="0.000231677077264105" calcext:value-type="float">
            <text:p>0.000231677077264</text:p>
          </table:table-cell>
          <table:table-cell office:value-type="float" office:value="-0.616799844284372" calcext:value-type="float">
            <text:p>-0.616799844284372</text:p>
          </table:table-cell>
          <table:table-cell office:value-type="float" office:value="1.30466007148879E-023" calcext:value-type="float">
            <text:p>1.30466007148879E-23</text:p>
          </table:table-cell>
          <table:table-cell office:value-type="float" office:value="-0.647367313055615" calcext:value-type="float">
            <text:p>-0.647367313055615</text:p>
          </table:table-cell>
          <table:table-cell office:value-type="float" office:value="1.4395728880669E-026" calcext:value-type="float">
            <text:p>1.4395728880669E-26</text:p>
          </table:table-cell>
          <table:table-cell office:value-type="float" office:value="0.482705594655809" calcext:value-type="float">
            <text:p>0.482705594655809</text:p>
          </table:table-cell>
          <table:table-cell office:value-type="float" office:value="0.0000000000000898179765092853" calcext:value-type="float">
            <text:p>8.98179765092853E-14</text:p>
          </table:table-cell>
          <table:table-cell office:value-type="float" office:value="0.616959732027148" calcext:value-type="float">
            <text:p>0.616959732027148</text:p>
          </table:table-cell>
          <table:table-cell office:value-type="float" office:value="0.537932798921348" calcext:value-type="float">
            <text:p>0.537932798921348</text:p>
          </table:table-cell>
        </table:table-row>
        <table:table-row table:style-name="ro1">
          <table:table-cell office:value-type="string" calcext:value-type="string">
            <text:p>Cabecar</text:p>
          </table:table-cell>
          <table:table-cell office:value-type="float" office:value="-0.46093737418513" calcext:value-type="float">
            <text:p>-0.46093737418513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498291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146140441119996" calcext:value-type="float">
            <text:p>-0.146140441119996</text:p>
          </table:table-cell>
          <table:table-cell office:value-type="float" office:value="0.125896702570099" calcext:value-type="float">
            <text:p>0.125896702570099</text:p>
          </table:table-cell>
          <table:table-cell office:value-type="float" office:value="-0.811574339034536" calcext:value-type="float">
            <text:p>-0.811574339034536</text:p>
          </table:table-cell>
          <table:table-cell office:value-type="float" office:value="3.38914951771607E-027" calcext:value-type="float">
            <text:p>3.38914951771607E-27</text:p>
          </table:table-cell>
          <table:table-cell office:value-type="float" office:value="0.231374479939638" calcext:value-type="float">
            <text:p>0.231374479939638</text:p>
          </table:table-cell>
          <table:table-cell office:value-type="float" office:value="0.0145520916658216" calcext:value-type="float">
            <text:p>0.014552091665822</text:p>
          </table:table-cell>
          <table:table-cell office:value-type="float" office:value="8.89118170119939" calcext:value-type="float">
            <text:p>8.89118170119939</text:p>
          </table:table-cell>
          <table:table-cell office:value-type="float" office:value="0.0000000000000153032318972445" calcext:value-type="float">
            <text:p>1.53032318972445E-14</text:p>
          </table:table-cell>
          <table:table-cell office:value-type="float" office:value="-0.68991716665416" calcext:value-type="float">
            <text:p>-0.68991716665416</text:p>
          </table:table-cell>
          <table:table-cell office:value-type="float" office:value="0.000381022725978316" calcext:value-type="float">
            <text:p>0.000381022725978</text:p>
          </table:table-cell>
          <table:table-cell office:value-type="float" office:value="-0.68921567541478" calcext:value-type="float">
            <text:p>-0.68921567541478</text:p>
          </table:table-cell>
          <table:table-cell office:value-type="float" office:value="3.59690244764948E-034" calcext:value-type="float">
            <text:p>3.59690244764948E-34</text:p>
          </table:table-cell>
          <table:table-cell office:value-type="float" office:value="-0.776422924971112" calcext:value-type="float">
            <text:p>-0.776422924971112</text:p>
          </table:table-cell>
          <table:table-cell office:value-type="float" office:value="3.23445791978782E-048" calcext:value-type="float">
            <text:p>3.23445791978782E-48</text:p>
          </table:table-cell>
          <table:table-cell office:value-type="float" office:value="0.676563123070486" calcext:value-type="float">
            <text:p>0.676563123070486</text:p>
          </table:table-cell>
          <table:table-cell office:value-type="float" office:value="1.54299866638723E-032" calcext:value-type="float">
            <text:p>1.54299866638723E-32</text:p>
          </table:table-cell>
          <table:table-cell office:value-type="float" office:value="2.72470857583032" calcext:value-type="float">
            <text:p>2.72470857583032</text:p>
          </table:table-cell>
          <table:table-cell office:value-type="float" office:value="0.00693043093434895" calcext:value-type="float">
            <text:p>0.006930430934349</text:p>
          </table:table-cell>
        </table:table-row>
        <table:table-row table:style-name="ro1">
          <table:table-cell office:value-type="string" calcext:value-type="string">
            <text:p>Cakchiquel</text:p>
          </table:table-cell>
          <table:table-cell office:value-type="float" office:value="-0.396360696638067" calcext:value-type="float">
            <text:p>-0.396360696638067</text:p>
          </table:table-cell>
          <table:table-cell office:value-type="float" office:value="0" calcext:value-type="float">
            <text:p>0</text:p>
          </table:table-cell>
          <table:table-cell office:value-type="float" office:value="-0.825046516498291" calcext:value-type="float">
            <text:p>-0.825046516498291</text:p>
          </table:table-cell>
          <table:table-cell office:value-type="float" office:value="0.0000137828115764418" calcext:value-type="float">
            <text:p>1.37828115764418E-05</text:p>
          </table:table-cell>
          <table:table-cell office:value-type="float" office:value="-0.514699008429328" calcext:value-type="float">
            <text:p>-0.514699008429328</text:p>
          </table:table-cell>
          <table:table-cell office:value-type="float" office:value="0.0000000000257380939226911" calcext:value-type="float">
            <text:p>2.57380939226911E-11</text:p>
          </table:table-cell>
          <table:table-cell office:value-type="float" office:value="-0.899898425480526" calcext:value-type="float">
            <text:p>-0.899898425480526</text:p>
          </table:table-cell>
          <table:table-cell office:value-type="float" office:value="4.03219290866736E-054" calcext:value-type="float">
            <text:p>4.03219290866736E-54</text:p>
          </table:table-cell>
          <table:table-cell office:value-type="float" office:value="0.60421200201472" calcext:value-type="float">
            <text:p>0.60421200201472</text:p>
          </table:table-cell>
          <table:table-cell office:value-type="float" office:value="5.39310731389113E-016" calcext:value-type="float">
            <text:p>5.39310731389113E-16</text:p>
          </table:table-cell>
          <table:table-cell office:value-type="float" office:value="11.2586329430085" calcext:value-type="float">
            <text:p>11.2586329430085</text:p>
          </table:table-cell>
          <table:table-cell office:value-type="float" office:value="1.73729980575197E-021" calcext:value-type="float">
            <text:p>1.73729980575197E-21</text:p>
          </table:table-cell>
          <table:table-cell office:value-type="float" office:value="-0.699869559735576" calcext:value-type="float">
            <text:p>-0.699869559735576</text:p>
          </table:table-cell>
          <table:table-cell office:value-type="float" office:value="0.000592053935443512" calcext:value-type="float">
            <text:p>0.000592053935444</text:p>
          </table:table-cell>
          <table:table-cell office:value-type="float" office:value="-0.670801949195694" calcext:value-type="float">
            <text:p>-0.670801949195694</text:p>
          </table:table-cell>
          <table:table-cell office:value-type="float" office:value="7.08238209634043E-039" calcext:value-type="float">
            <text:p>7.08238209634043E-39</text:p>
          </table:table-cell>
          <table:table-cell office:value-type="float" office:value="-0.77317685054254" calcext:value-type="float">
            <text:p>-0.77317685054254</text:p>
          </table:table-cell>
          <table:table-cell office:value-type="float" office:value="2.61495518183361E-058" calcext:value-type="float">
            <text:p>2.61495518183361E-58</text:p>
          </table:table-cell>
          <table:table-cell office:value-type="float" office:value="0.780368916321866" calcext:value-type="float">
            <text:p>0.780368916321866</text:p>
          </table:table-cell>
          <table:table-cell office:value-type="float" office:value="4.67641448396905E-060" calcext:value-type="float">
            <text:p>4.67641448396905E-60</text:p>
          </table:table-cell>
          <table:table-cell office:value-type="float" office:value="4.12837455341657" calcext:value-type="float">
            <text:p>4.12837455341657</text:p>
          </table:table-cell>
          <table:table-cell office:value-type="float" office:value="0.0000480717025715429" calcext:value-type="float">
            <text:p>4.80717025715429E-05</text:p>
          </table:table-cell>
        </table:table-row>
        <table:table-row table:style-name="ro1">
          <table:table-cell office:value-type="string" calcext:value-type="string">
            <text:p>Romanian</text:p>
          </table:table-cell>
          <table:table-cell office:value-type="float" office:value="-0.409046792754663" calcext:value-type="float">
            <text:p>-0.409046792754663</text:p>
          </table:table-cell>
          <table:table-cell office:value-type="float" office:value="0" calcext:value-type="float">
            <text:p>0</text:p>
          </table:table-cell>
          <table:table-cell office:value-type="float" office:value="-0.870260272089029" calcext:value-type="float">
            <text:p>-0.870260272089029</text:p>
          </table:table-cell>
          <table:table-cell office:value-type="float" office:value="0.0000116938593252744" calcext:value-type="float">
            <text:p>1.16938593252744E-05</text:p>
          </table:table-cell>
          <table:table-cell office:value-type="float" office:value="-0.452952920866418" calcext:value-type="float">
            <text:p>-0.452952920866418</text:p>
          </table:table-cell>
          <table:table-cell office:value-type="float" office:value="0.000000113364827541238" calcext:value-type="float">
            <text:p>1.13364827541238E-07</text:p>
          </table:table-cell>
          <table:table-cell office:value-type="float" office:value="-0.695340736268376" calcext:value-type="float">
            <text:p>-0.695340736268376</text:p>
          </table:table-cell>
          <table:table-cell office:value-type="float" office:value="2.31292018813603E-019" calcext:value-type="float">
            <text:p>2.31292018813603E-19</text:p>
          </table:table-cell>
          <table:table-cell office:value-type="float" office:value="0.35733187244865" calcext:value-type="float">
            <text:p>0.35733187244865</text:p>
          </table:table-cell>
          <table:table-cell office:value-type="float" office:value="0.0000429775487530708" calcext:value-type="float">
            <text:p>4.29775487530708E-05</text:p>
          </table:table-cell>
          <table:table-cell office:value-type="float" office:value="3.28136619016883" calcext:value-type="float">
            <text:p>3.28136619016883</text:p>
          </table:table-cell>
          <table:table-cell office:value-type="float" office:value="0.00134732347593204" calcext:value-type="float">
            <text:p>0.001347323475932</text:p>
          </table:table-cell>
          <table:table-cell office:value-type="float" office:value="-0.706798475860362" calcext:value-type="float">
            <text:p>-0.706798475860362</text:p>
          </table:table-cell>
          <table:table-cell office:value-type="float" office:value="0.0010396161310687" calcext:value-type="float">
            <text:p>0.001039616131069</text:p>
          </table:table-cell>
          <table:table-cell office:value-type="float" office:value="-0.499777018898373" calcext:value-type="float">
            <text:p>-0.499777018898373</text:p>
          </table:table-cell>
          <table:table-cell office:value-type="float" office:value="1.47905275572019E-015" calcext:value-type="float">
            <text:p>1.47905275572019E-15</text:p>
          </table:table-cell>
          <table:table-cell office:value-type="float" office:value="-0.567470043640556" calcext:value-type="float">
            <text:p>-0.567470043640556</text:p>
          </table:table-cell>
          <table:table-cell office:value-type="float" office:value="1.71891512592264E-020" calcext:value-type="float">
            <text:p>1.71891512592264E-20</text:p>
          </table:table-cell>
          <table:table-cell office:value-type="float" office:value="0.398425244060646" calcext:value-type="float">
            <text:p>0.398425244060646</text:p>
          </table:table-cell>
          <table:table-cell office:value-type="float" office:value="0.000000000609955386576807" calcext:value-type="float">
            <text:p>6.09955386576807E-10</text:p>
          </table:table-cell>
          <table:table-cell office:value-type="float" office:value="1.16006341249449" calcext:value-type="float">
            <text:p>1.16006341249449</text:p>
          </table:table-cell>
          <table:table-cell office:value-type="float" office:value="0.247274682661601" calcext:value-type="float">
            <text:p>0.247274682661601</text:p>
          </table:table-cell>
        </table:table-row>
        <table:table-row table:style-name="ro1">
          <table:table-cell office:value-type="string" calcext:value-type="string">
            <text:p>Icelandic</text:p>
          </table:table-cell>
          <table:table-cell office:value-type="float" office:value="-0.425727894529451" calcext:value-type="float">
            <text:p>-0.425727894529451</text:p>
          </table:table-cell>
          <table:table-cell office:value-type="float" office:value="0" calcext:value-type="float">
            <text:p>0</text:p>
          </table:table-cell>
          <table:table-cell office:value-type="float" office:value="-0.747289474328094" calcext:value-type="float">
            <text:p>-0.747289474328094</text:p>
          </table:table-cell>
          <table:table-cell office:value-type="float" office:value="0.0000989922069892662" calcext:value-type="float">
            <text:p>9.89922069892662E-05</text:p>
          </table:table-cell>
          <table:table-cell office:value-type="float" office:value="-0.428438110428363" calcext:value-type="float">
            <text:p>-0.428438110428363</text:p>
          </table:table-cell>
          <table:table-cell office:value-type="float" office:value="0.00000871119819708159" calcext:value-type="float">
            <text:p>8.71119819708159E-06</text:p>
          </table:table-cell>
          <table:table-cell office:value-type="float" office:value="-0.655995666182079" calcext:value-type="float">
            <text:p>-0.655995666182079</text:p>
          </table:table-cell>
          <table:table-cell office:value-type="float" office:value="0.000000000000128314722268413" calcext:value-type="float">
            <text:p>1.28314722268413E-13</text:p>
          </table:table-cell>
          <table:table-cell office:value-type="float" office:value="0.218639706704552" calcext:value-type="float">
            <text:p>0.218639706704552</text:p>
          </table:table-cell>
          <table:table-cell office:value-type="float" office:value="0.0288578975003003" calcext:value-type="float">
            <text:p>0.0288578975003</text:p>
          </table:table-cell>
          <table:table-cell office:value-type="float" office:value="2.40323979148537" calcext:value-type="float">
            <text:p>2.40323979148537</text:p>
          </table:table-cell>
          <table:table-cell office:value-type="float" office:value="0.0181517100130569" calcext:value-type="float">
            <text:p>0.018151710013057</text:p>
          </table:table-cell>
          <table:table-cell office:value-type="float" office:value="-0.636708175971791" calcext:value-type="float">
            <text:p>-0.636708175971791</text:p>
          </table:table-cell>
          <table:table-cell office:value-type="float" office:value="0.000821836341372963" calcext:value-type="float">
            <text:p>0.000821836341373</text:p>
          </table:table-cell>
          <table:table-cell office:value-type="float" office:value="-0.502849375842341" calcext:value-type="float">
            <text:p>-0.502849375842341</text:p>
          </table:table-cell>
          <table:table-cell office:value-type="float" office:value="0.000000000155420336383502" calcext:value-type="float">
            <text:p>1.55420336383502E-10</text:p>
          </table:table-cell>
          <table:table-cell office:value-type="float" office:value="-0.666784275048215" calcext:value-type="float">
            <text:p>-0.666784275048215</text:p>
          </table:table-cell>
          <table:table-cell office:value-type="float" office:value="9.85153192299952E-020" calcext:value-type="float">
            <text:p>9.85153192299952E-20</text:p>
          </table:table-cell>
          <table:table-cell office:value-type="float" office:value="0.309368602742519" calcext:value-type="float">
            <text:p>0.309368602742519</text:p>
          </table:table-cell>
          <table:table-cell office:value-type="float" office:value="0.000170114694071972" calcext:value-type="float">
            <text:p>0.000170114694072</text:p>
          </table:table-cell>
          <table:table-cell office:value-type="float" office:value="2.28971840092256" calcext:value-type="float">
            <text:p>2.28971840092256</text:p>
          </table:table-cell>
          <table:table-cell office:value-type="float" office:value="0.023532895751255" calcext:value-type="float">
            <text:p>0.023532895751255</text:p>
          </table:table-cell>
        </table:table-row>
        <table:table-row table:style-name="ro1">
          <table:table-cell office:value-type="string" calcext:value-type="string">
            <text:p>Paite</text:p>
          </table:table-cell>
          <table:table-cell office:value-type="float" office:value="-0.478091997711125" calcext:value-type="float">
            <text:p>-0.478091997711125</text:p>
          </table:table-cell>
          <table:table-cell office:value-type="float" office:value="0" calcext:value-type="float">
            <text:p>0</text:p>
          </table:table-cell>
          <table:table-cell office:value-type="float" office:value="-0.879182470426628" calcext:value-type="float">
            <text:p>-0.879182470426628</text:p>
          </table:table-cell>
          <table:table-cell office:value-type="float" office:value="0.00000155225583830546" calcext:value-type="float">
            <text:p>1.55225583830546E-06</text:p>
          </table:table-cell>
          <table:table-cell office:value-type="float" office:value="-0.370807951123829" calcext:value-type="float">
            <text:p>-0.370807951123829</text:p>
          </table:table-cell>
          <table:table-cell office:value-type="float" office:value="0.000106670500035265" calcext:value-type="float">
            <text:p>0.000106670500035</text:p>
          </table:table-cell>
          <table:table-cell office:value-type="float" office:value="-0.844420511348218" calcext:value-type="float">
            <text:p>-0.844420511348218</text:p>
          </table:table-cell>
          <table:table-cell office:value-type="float" office:value="2.07385449485678E-029" calcext:value-type="float">
            <text:p>2.07385449485678E-29</text:p>
          </table:table-cell>
          <table:table-cell office:value-type="float" office:value="0.460781992339302" calcext:value-type="float">
            <text:p>0.460781992339302</text:p>
          </table:table-cell>
          <table:table-cell office:value-type="float" office:value="0.000000856233593182214" calcext:value-type="float">
            <text:p>8.56233593182214E-07</text:p>
          </table:table-cell>
          <table:table-cell office:value-type="float" office:value="8.07016465535794" calcext:value-type="float">
            <text:p>8.07016465535794</text:p>
          </table:table-cell>
          <table:table-cell office:value-type="float" office:value="0.00000000000151933456605679" calcext:value-type="float">
            <text:p>1.51933456605679E-12</text:p>
          </table:table-cell>
          <table:table-cell office:value-type="float" office:value="-0.728728347063487" calcext:value-type="float">
            <text:p>-0.728728347063487</text:p>
          </table:table-cell>
          <table:table-cell office:value-type="float" office:value="0.000268118760275177" calcext:value-type="float">
            <text:p>0.000268118760275</text:p>
          </table:table-cell>
          <table:table-cell office:value-type="float" office:value="-0.70551376802711" calcext:value-type="float">
            <text:p>-0.70551376802711</text:p>
          </table:table-cell>
          <table:table-cell office:value-type="float" office:value="4.06081055596632E-028" calcext:value-type="float">
            <text:p>4.06081055596632E-28</text:p>
          </table:table-cell>
          <table:table-cell office:value-type="float" office:value="-0.845255230776299" calcext:value-type="float">
            <text:p>-0.845255230776299</text:p>
          </table:table-cell>
          <table:table-cell office:value-type="float" office:value="8.9080447001477E-050" calcext:value-type="float">
            <text:p>8.9080447001477E-50</text:p>
          </table:table-cell>
          <table:table-cell office:value-type="float" office:value="0.712350473496396" calcext:value-type="float">
            <text:p>0.712350473496396</text:p>
          </table:table-cell>
          <table:table-cell office:value-type="float" office:value="7.23922698731541E-029" calcext:value-type="float">
            <text:p>7.23922698731541E-29</text:p>
          </table:table-cell>
          <table:table-cell office:value-type="float" office:value="4.62081244876295" calcext:value-type="float">
            <text:p>4.62081244876295</text:p>
          </table:table-cell>
          <table:table-cell office:value-type="float" office:value="0.00000739007154759531" calcext:value-type="float">
            <text:p>7.39007154759531E-06</text:p>
          </table:table-cell>
        </table:table-row>
        <table:table-row table:style-name="ro1">
          <table:table-cell office:value-type="string" calcext:value-type="string">
            <text:p>Amuzgo</text:p>
          </table:table-cell>
          <table:table-cell office:value-type="float" office:value="-0.355338890049243" calcext:value-type="float">
            <text:p>-0.355338890049243</text:p>
          </table:table-cell>
          <table:table-cell office:value-type="float" office:value="0" calcext:value-type="float">
            <text:p>0</text:p>
          </table:table-cell>
          <table:table-cell office:value-type="float" office:value="-0.781189100190479" calcext:value-type="float">
            <text:p>-0.781189100190479</text:p>
          </table:table-cell>
          <table:table-cell office:value-type="float" office:value="0.00000247616789262116" calcext:value-type="float">
            <text:p>2.47616789262116E-06</text:p>
          </table:table-cell>
          <table:table-cell office:value-type="float" office:value="-0.449539691080533" calcext:value-type="float">
            <text:p>-0.449539691080533</text:p>
          </table:table-cell>
          <table:table-cell office:value-type="float" office:value="0.00000118974903903494" calcext:value-type="float">
            <text:p>1.18974903903494E-06</text:p>
          </table:table-cell>
          <table:table-cell office:value-type="float" office:value="-0.781686134312648" calcext:value-type="float">
            <text:p>-0.781686134312648</text:p>
          </table:table-cell>
          <table:table-cell office:value-type="float" office:value="2.91836164629602E-023" calcext:value-type="float">
            <text:p>2.91836164629602E-23</text:p>
          </table:table-cell>
          <table:table-cell office:value-type="float" office:value="0.337588247718207" calcext:value-type="float">
            <text:p>0.337588247718207</text:p>
          </table:table-cell>
          <table:table-cell office:value-type="float" office:value="0.000376525299939296" calcext:value-type="float">
            <text:p>0.000376525299939</text:p>
          </table:table-cell>
          <table:table-cell office:value-type="float" office:value="4.59004698373083" calcext:value-type="float">
            <text:p>4.59004698373083</text:p>
          </table:table-cell>
          <table:table-cell office:value-type="float" office:value="0.0000124410557360391" calcext:value-type="float">
            <text:p>1.24410557360391E-05</text:p>
          </table:table-cell>
          <table:table-cell office:value-type="float" office:value="-0.666760099254615" calcext:value-type="float">
            <text:p>-0.666760099254615</text:p>
          </table:table-cell>
          <table:table-cell office:value-type="float" office:value="0.0000308753815691679" calcext:value-type="float">
            <text:p>3.08753815691679E-05</text:p>
          </table:table-cell>
          <table:table-cell office:value-type="float" office:value="-0.542869441277976" calcext:value-type="float">
            <text:p>-0.542869441277976</text:p>
          </table:table-cell>
          <table:table-cell office:value-type="float" office:value="5.91211127445121E-015" calcext:value-type="float">
            <text:p>5.91211127445121E-15</text:p>
          </table:table-cell>
          <table:table-cell office:value-type="float" office:value="-0.628375118123828" calcext:value-type="float">
            <text:p>-0.628375118123828</text:p>
          </table:table-cell>
          <table:table-cell office:value-type="float" office:value="7.77288176878681E-021" calcext:value-type="float">
            <text:p>7.77288176878681E-21</text:p>
          </table:table-cell>
          <table:table-cell office:value-type="float" office:value="0.408788162478342" calcext:value-type="float">
            <text:p>0.408788162478342</text:p>
          </table:table-cell>
          <table:table-cell office:value-type="float" office:value="0.0000000161564743000998" calcext:value-type="float">
            <text:p>1.61564743000998E-08</text:p>
          </table:table-cell>
          <table:table-cell office:value-type="float" office:value="1.39989847756664" calcext:value-type="float">
            <text:p>1.39989847756664</text:p>
          </table:table-cell>
          <table:table-cell office:value-type="float" office:value="0.163324163977237" calcext:value-type="float">
            <text:p>0.163324163977237</text:p>
          </table:table-cell>
        </table:table-row>
        <table:table-row table:style-name="ro1">
          <table:table-cell office:value-type="string" calcext:value-type="string">
            <text:p>Mam</text:p>
          </table:table-cell>
          <table:table-cell office:value-type="float" office:value="-0.424235316940796" calcext:value-type="float">
            <text:p>-0.424235316940796</text:p>
          </table:table-cell>
          <table:table-cell office:value-type="float" office:value="0" calcext:value-type="float">
            <text:p>0</text:p>
          </table:table-cell>
          <table:table-cell office:value-type="float" office:value="-0.85224162622679" calcext:value-type="float">
            <text:p>-0.85224162622679</text:p>
          </table:table-cell>
          <table:table-cell office:value-type="float" office:value="0.00000184118441626211" calcext:value-type="float">
            <text:p>1.84118441626211E-06</text:p>
          </table:table-cell>
          <table:table-cell office:value-type="float" office:value="-0.551016957083956" calcext:value-type="float">
            <text:p>-0.551016957083956</text:p>
          </table:table-cell>
          <table:table-cell office:value-type="float" office:value="0.00000000135354436988651" calcext:value-type="float">
            <text:p>1.35354436988651E-09</text:p>
          </table:table-cell>
          <table:table-cell office:value-type="float" office:value="-0.83126683464367" calcext:value-type="float">
            <text:p>-0.83126683464367</text:p>
          </table:table-cell>
          <table:table-cell office:value-type="float" office:value="9.17367321786829E-028" calcext:value-type="float">
            <text:p>9.17367321786829E-28</text:p>
          </table:table-cell>
          <table:table-cell office:value-type="float" office:value="0.483461767252465" calcext:value-type="float">
            <text:p>0.483461767252465</text:p>
          </table:table-cell>
          <table:table-cell office:value-type="float" office:value="0.000000200801704316057" calcext:value-type="float">
            <text:p>2.00801704316057E-07</text:p>
          </table:table-cell>
          <table:table-cell office:value-type="float" office:value="4.88256968480703" calcext:value-type="float">
            <text:p>4.88256968480703</text:p>
          </table:table-cell>
          <table:table-cell office:value-type="float" office:value="0.00000392953511203086" calcext:value-type="float">
            <text:p>3.92953511203086E-06</text:p>
          </table:table-cell>
          <table:table-cell office:value-type="float" office:value="-0.721761371723741" calcext:value-type="float">
            <text:p>-0.721761371723741</text:p>
          </table:table-cell>
          <table:table-cell office:value-type="float" office:value="0.000149562729989742" calcext:value-type="float">
            <text:p>0.00014956272999</text:p>
          </table:table-cell>
          <table:table-cell office:value-type="float" office:value="-0.5948900854293" calcext:value-type="float">
            <text:p>-0.5948900854293</text:p>
          </table:table-cell>
          <table:table-cell office:value-type="float" office:value="2.02536183877786E-018" calcext:value-type="float">
            <text:p>2.02536183877786E-18</text:p>
          </table:table-cell>
          <table:table-cell office:value-type="float" office:value="-0.714331302464886" calcext:value-type="float">
            <text:p>-0.714331302464886</text:p>
          </table:table-cell>
          <table:table-cell office:value-type="float" office:value="4.35118881032606E-029" calcext:value-type="float">
            <text:p>4.35118881032606E-29</text:p>
          </table:table-cell>
          <table:table-cell office:value-type="float" office:value="0.569763580619266" calcext:value-type="float">
            <text:p>0.569763580619266</text:p>
          </table:table-cell>
          <table:table-cell office:value-type="float" office:value="1.0413095122238E-016" calcext:value-type="float">
            <text:p>1.0413095122238E-16</text:p>
          </table:table-cell>
          <table:table-cell office:value-type="float" office:value="2.50482674307163" calcext:value-type="float">
            <text:p>2.50482674307163</text:p>
          </table:table-cell>
          <table:table-cell office:value-type="float" office:value="0.0131652475731788" calcext:value-type="float">
            <text:p>0.013165247573179</text:p>
          </table:table-cell>
        </table:table-row>
        <table:table-row table:style-name="ro1">
          <table:table-cell office:value-type="string" calcext:value-type="string">
            <text:p>Quichua</text:p>
          </table:table-cell>
          <table:table-cell office:value-type="float" office:value="-0.300501226565414" calcext:value-type="float">
            <text:p>-0.300501226565414</text:p>
          </table:table-cell>
          <table:table-cell office:value-type="float" office:value="0" calcext:value-type="float">
            <text:p>0</text:p>
          </table:table-cell>
          <table:table-cell office:value-type="float" office:value="-0.845834864794234" calcext:value-type="float">
            <text:p>-0.845834864794234</text:p>
          </table:table-cell>
          <table:table-cell office:value-type="float" office:value="0.000000371552524801329" calcext:value-type="float">
            <text:p>3.71552524801329E-07</text:p>
          </table:table-cell>
          <table:table-cell office:value-type="float" office:value="-0.671788043920955" calcext:value-type="float">
            <text:p>-0.671788043920955</text:p>
          </table:table-cell>
          <table:table-cell office:value-type="float" office:value="0.0000480579971765968" calcext:value-type="float">
            <text:p>4.80579971765968E-05</text:p>
          </table:table-cell>
          <table:table-cell office:value-type="float" office:value="-0.704385632430632" calcext:value-type="float">
            <text:p>-0.704385632430632</text:p>
          </table:table-cell>
          <table:table-cell office:value-type="float" office:value="0.0000139666172359221" calcext:value-type="float">
            <text:p>1.39666172359221E-05</text:p>
          </table:table-cell>
          <table:table-cell office:value-type="float" office:value="0.788064625526454" calcext:value-type="float">
            <text:p>0.788064625526454</text:p>
          </table:table-cell>
          <table:table-cell office:value-type="float" office:value="0.000000234253087782126" calcext:value-type="float">
            <text:p>2.34253087782126E-07</text:p>
          </table:table-cell>
          <table:table-cell office:value-type="float" office:value="0.37810694133253" calcext:value-type="float">
            <text:p>0.37810694133253</text:p>
          </table:table-cell>
          <table:table-cell office:value-type="float" office:value="0.708307626801422" calcext:value-type="float">
            <text:p>0.708307626801422</text:p>
          </table:table-cell>
          <table:table-cell office:value-type="float" office:value="-0.735642682056248" calcext:value-type="float">
            <text:p>-0.735642682056248</text:p>
          </table:table-cell>
          <table:table-cell office:value-type="float" office:value="0.0000419790630766071" calcext:value-type="float">
            <text:p>4.19790630766071E-05</text:p>
          </table:table-cell>
          <table:table-cell office:value-type="float" office:value="-0.799354251278632" calcext:value-type="float">
            <text:p>-0.799354251278632</text:p>
          </table:table-cell>
          <table:table-cell office:value-type="float" office:value="0.0000000000772777232170544" calcext:value-type="float">
            <text:p>7.72777232170544E-11</text:p>
          </table:table-cell>
          <table:table-cell office:value-type="float" office:value="-0.665114620485019" calcext:value-type="float">
            <text:p>-0.665114620485019</text:p>
          </table:table-cell>
          <table:table-cell office:value-type="float" office:value="0.000000843900610444026" calcext:value-type="float">
            <text:p>8.43900610444026E-07</text:p>
          </table:table-cell>
          <table:table-cell office:value-type="float" office:value="0.673229490451398" calcext:value-type="float">
            <text:p>0.673229490451398</text:p>
          </table:table-cell>
          <table:table-cell office:value-type="float" office:value="0.000000552227607626257" calcext:value-type="float">
            <text:p>5.52227607626257E-07</text:p>
          </table:table-cell>
          <table:table-cell office:value-type="float" office:value="-1.80273888672031" calcext:value-type="float">
            <text:p>-1.80273888672031</text:p>
          </table:table-cell>
          <table:table-cell office:value-type="float" office:value="0.0787830259214844" calcext:value-type="float">
            <text:p>0.078783025921484</text:p>
          </table:table-cell>
        </table:table-row>
        <table:table-row table:style-name="ro1">
          <table:table-cell office:value-type="string" calcext:value-type="string">
            <text:p>Danish</text:p>
          </table:table-cell>
          <table:table-cell office:value-type="float" office:value="-0.503436457428619" calcext:value-type="float">
            <text:p>-0.503436457428619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17466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264506686622263" calcext:value-type="float">
            <text:p>-0.264506686622263</text:p>
          </table:table-cell>
          <table:table-cell office:value-type="float" office:value="0.00566966775919313" calcext:value-type="float">
            <text:p>0.005669667759193</text:p>
          </table:table-cell>
          <table:table-cell office:value-type="float" office:value="-0.885847980322283" calcext:value-type="float">
            <text:p>-0.885847980322283</text:p>
          </table:table-cell>
          <table:table-cell office:value-type="float" office:value="3.87518262984964E-037" calcext:value-type="float">
            <text:p>3.87518262984964E-37</text:p>
          </table:table-cell>
          <table:table-cell office:value-type="float" office:value="0.309946238824426" calcext:value-type="float">
            <text:p>0.309946238824426</text:p>
          </table:table-cell>
          <table:table-cell office:value-type="float" office:value="0.00109713812189364" calcext:value-type="float">
            <text:p>0.001097138121894</text:p>
          </table:table-cell>
          <table:table-cell office:value-type="float" office:value="10.3504918102463" calcext:value-type="float">
            <text:p>10.3504918102463</text:p>
          </table:table-cell>
          <table:table-cell office:value-type="float" office:value="1.00069529132691E-017" calcext:value-type="float">
            <text:p>1.00069529132691E-17</text:p>
          </table:table-cell>
          <table:table-cell office:value-type="float" office:value="-0.617715921247009" calcext:value-type="float">
            <text:p>-0.617715921247009</text:p>
          </table:table-cell>
          <table:table-cell office:value-type="float" office:value="0.0000993170557021077" calcext:value-type="float">
            <text:p>9.93170557021077E-05</text:p>
          </table:table-cell>
          <table:table-cell office:value-type="float" office:value="-0.580997977655338" calcext:value-type="float">
            <text:p>-0.580997977655338</text:p>
          </table:table-cell>
          <table:table-cell office:value-type="float" office:value="9.9076545318027E-017" calcext:value-type="float">
            <text:p>9.9076545318027E-17</text:p>
          </table:table-cell>
          <table:table-cell office:value-type="float" office:value="-0.801667437729161" calcext:value-type="float">
            <text:p>-0.801667437729161</text:p>
          </table:table-cell>
          <table:table-cell office:value-type="float" office:value="2.19281775830939E-039" calcext:value-type="float">
            <text:p>2.19281775830939E-39</text:p>
          </table:table-cell>
          <table:table-cell office:value-type="float" office:value="0.540652446697893" calcext:value-type="float">
            <text:p>0.540652446697893</text:p>
          </table:table-cell>
          <table:table-cell office:value-type="float" office:value="0.0000000000000273407644424723" calcext:value-type="float">
            <text:p>2.73407644424723E-14</text:p>
          </table:table-cell>
          <table:table-cell office:value-type="float" office:value="4.96626638693389" calcext:value-type="float">
            <text:p>4.96626638693389</text:p>
          </table:table-cell>
          <table:table-cell office:value-type="float" office:value="0.00000167476757289199" calcext:value-type="float">
            <text:p>1.67476757289199E-06</text:p>
          </table:table-cell>
        </table:table-row>
        <table:table-row table:style-name="ro1">
          <table:table-cell office:value-type="string" calcext:value-type="string">
            <text:p>K'iche'</text:p>
          </table:table-cell>
          <table:table-cell office:value-type="float" office:value="-0.461525475538527" calcext:value-type="float">
            <text:p>-0.461525475538527</text:p>
          </table:table-cell>
          <table:table-cell office:value-type="float" office:value="0" calcext:value-type="float">
            <text:p>0</text:p>
          </table:table-cell>
          <table:table-cell office:value-type="float" office:value="-0.90748521297303" calcext:value-type="float">
            <text:p>-0.90748521297303</text:p>
          </table:table-cell>
          <table:table-cell office:value-type="float" office:value="0.0000012143344288947" calcext:value-type="float">
            <text:p>1.2143344288947E-06</text:p>
          </table:table-cell>
          <table:table-cell office:value-type="float" office:value="-0.226523169358934" calcext:value-type="float">
            <text:p>-0.226523169358934</text:p>
          </table:table-cell>
          <table:table-cell office:value-type="float" office:value="0.00614765696366397" calcext:value-type="float">
            <text:p>0.006147656963664</text:p>
          </table:table-cell>
          <table:table-cell office:value-type="float" office:value="-0.896717909554835" calcext:value-type="float">
            <text:p>-0.896717909554835</text:p>
          </table:table-cell>
          <table:table-cell office:value-type="float" office:value="1.778752093281E-052" calcext:value-type="float">
            <text:p>1.778752093281E-52</text:p>
          </table:table-cell>
          <table:table-cell office:value-type="float" office:value="0.260926789478777" calcext:value-type="float">
            <text:p>0.260926789478777</text:p>
          </table:table-cell>
          <table:table-cell office:value-type="float" office:value="0.00152502752115192" calcext:value-type="float">
            <text:p>0.001525027521152</text:p>
          </table:table-cell>
          <table:table-cell office:value-type="float" office:value="12.8037564009062" calcext:value-type="float">
            <text:p>12.8037564009062</text:p>
          </table:table-cell>
          <table:table-cell office:value-type="float" office:value="1.95261914614341E-025" calcext:value-type="float">
            <text:p>1.95261914614341E-25</text:p>
          </table:table-cell>
          <table:table-cell office:value-type="float" office:value="-0.729921336223008" calcext:value-type="float">
            <text:p>-0.729921336223008</text:p>
          </table:table-cell>
          <table:table-cell office:value-type="float" office:value="0.000879990208503339" calcext:value-type="float">
            <text:p>0.000879990208503</text:p>
          </table:table-cell>
          <table:table-cell office:value-type="float" office:value="-0.614812370766301" calcext:value-type="float">
            <text:p>-0.614812370766301</text:p>
          </table:table-cell>
          <table:table-cell office:value-type="float" office:value="3.44606194058732E-030" calcext:value-type="float">
            <text:p>3.44606194058732E-30</text:p>
          </table:table-cell>
          <table:table-cell office:value-type="float" office:value="-0.762190889622482" calcext:value-type="float">
            <text:p>-0.762190889622482</text:p>
          </table:table-cell>
          <table:table-cell office:value-type="float" office:value="7.28432570153251E-054" calcext:value-type="float">
            <text:p>7.28432570153251E-54</text:p>
          </table:table-cell>
          <table:table-cell office:value-type="float" office:value="0.605165571432155" calcext:value-type="float">
            <text:p>0.605165571432155</text:p>
          </table:table-cell>
          <table:table-cell office:value-type="float" office:value="4.6065337947194E-029" calcext:value-type="float">
            <text:p>4.6065337947194E-29</text:p>
          </table:table-cell>
          <table:table-cell office:value-type="float" office:value="4.31533770239961" calcext:value-type="float">
            <text:p>4.31533770239961</text:p>
          </table:table-cell>
          <table:table-cell office:value-type="float" office:value="0.0000222776416850301" calcext:value-type="float">
            <text:p>2.22776416850301E-05</text:p>
          </table:table-cell>
        </table:table-row>
        <table:table-row table:style-name="ro1">
          <table:table-cell office:value-type="string" calcext:value-type="string">
            <text:p>Portuguese</text:p>
          </table:table-cell>
          <table:table-cell office:value-type="float" office:value="-0.417791276836452" calcext:value-type="float">
            <text:p>-0.417791276836452</text:p>
          </table:table-cell>
          <table:table-cell office:value-type="float" office:value="0" calcext:value-type="float">
            <text:p>0</text:p>
          </table:table-cell>
          <table:table-cell office:value-type="float" office:value="-0.893193214062366" calcext:value-type="float">
            <text:p>-0.893193214062366</text:p>
          </table:table-cell>
          <table:table-cell office:value-type="float" office:value="0.00000138961339763922" calcext:value-type="float">
            <text:p>1.38961339763922E-06</text:p>
          </table:table-cell>
          <table:table-cell office:value-type="float" office:value="-0.496559584908887" calcext:value-type="float">
            <text:p>-0.496559584908887</text:p>
          </table:table-cell>
          <table:table-cell office:value-type="float" office:value="0.00000436763817147975" calcext:value-type="float">
            <text:p>4.36763817147975E-06</text:p>
          </table:table-cell>
          <table:table-cell office:value-type="float" office:value="-0.890045029756295" calcext:value-type="float">
            <text:p>-0.890045029756295</text:p>
          </table:table-cell>
          <table:table-cell office:value-type="float" office:value="2.66284173510344E-027" calcext:value-type="float">
            <text:p>2.66284173510344E-27</text:p>
          </table:table-cell>
          <table:table-cell office:value-type="float" office:value="0.426382571628197" calcext:value-type="float">
            <text:p>0.426382571628197</text:p>
          </table:table-cell>
          <table:table-cell office:value-type="float" office:value="0.00011036790738706" calcext:value-type="float">
            <text:p>0.000110367907387</text:p>
          </table:table-cell>
          <table:table-cell office:value-type="float" office:value="6.38393110922903" calcext:value-type="float">
            <text:p>6.38393110922903</text:p>
          </table:table-cell>
          <table:table-cell office:value-type="float" office:value="0.0000000135177269082872" calcext:value-type="float">
            <text:p>1.35177269082872E-08</text:p>
          </table:table-cell>
          <table:table-cell office:value-type="float" office:value="-0.728728347063487" calcext:value-type="float">
            <text:p>-0.728728347063487</text:p>
          </table:table-cell>
          <table:table-cell office:value-type="float" office:value="0.000268118760275177" calcext:value-type="float">
            <text:p>0.000268118760275</text:p>
          </table:table-cell>
          <table:table-cell office:value-type="float" office:value="-0.706143876339163" calcext:value-type="float">
            <text:p>-0.706143876339163</text:p>
          </table:table-cell>
          <table:table-cell office:value-type="float" office:value="5.9627586577428E-024" calcext:value-type="float">
            <text:p>5.9627586577428E-24</text:p>
          </table:table-cell>
          <table:table-cell office:value-type="float" office:value="-0.869734444131665" calcext:value-type="float">
            <text:p>-0.869734444131665</text:p>
          </table:table-cell>
          <table:table-cell office:value-type="float" office:value="3.05398194857001E-047" calcext:value-type="float">
            <text:p>3.05398194857001E-47</text:p>
          </table:table-cell>
          <table:table-cell office:value-type="float" office:value="0.671625363549522" calcext:value-type="float">
            <text:p>0.671625363549522</text:p>
          </table:table-cell>
          <table:table-cell office:value-type="float" office:value="5.11830535541677E-021" calcext:value-type="float">
            <text:p>5.11830535541677E-21</text:p>
          </table:table-cell>
          <table:table-cell office:value-type="float" office:value="5.03591466919172" calcext:value-type="float">
            <text:p>5.03591466919172</text:p>
          </table:table-cell>
          <table:table-cell office:value-type="float" office:value="0.00000137349217638006" calcext:value-type="float">
            <text:p>1.37349217638006E-06</text:p>
          </table:table-cell>
        </table:table-row>
        <table:table-row table:style-name="ro1">
          <table:table-cell office:value-type="string" calcext:value-type="string">
            <text:p>Maori</text:p>
          </table:table-cell>
          <table:table-cell office:value-type="float" office:value="-0.51819972209546" calcext:value-type="float">
            <text:p>-0.51819972209546</text:p>
          </table:table-cell>
          <table:table-cell office:value-type="float" office:value="0" calcext:value-type="float">
            <text:p>0</text:p>
          </table:table-cell>
          <table:table-cell office:value-type="float" office:value="-0.879182470426628" calcext:value-type="float">
            <text:p>-0.879182470426628</text:p>
          </table:table-cell>
          <table:table-cell office:value-type="float" office:value="0.00000155225583830546" calcext:value-type="float">
            <text:p>1.55225583830546E-06</text:p>
          </table:table-cell>
          <table:table-cell office:value-type="float" office:value="-0.230422287621983" calcext:value-type="float">
            <text:p>-0.230422287621983</text:p>
          </table:table-cell>
          <table:table-cell office:value-type="float" office:value="0.0159317420441848" calcext:value-type="float">
            <text:p>0.015931742044185</text:p>
          </table:table-cell>
          <table:table-cell office:value-type="float" office:value="-0.870626483558276" calcext:value-type="float">
            <text:p>-0.870626483558276</text:p>
          </table:table-cell>
          <table:table-cell office:value-type="float" office:value="9.55377832120159E-035" calcext:value-type="float">
            <text:p>9.55377832120159E-35</text:p>
          </table:table-cell>
          <table:table-cell office:value-type="float" office:value="0.179237521293493" calcext:value-type="float">
            <text:p>0.179237521293493</text:p>
          </table:table-cell>
          <table:table-cell office:value-type="float" office:value="0.0622020399002004" calcext:value-type="float">
            <text:p>0.0622020399002</text:p>
          </table:table-cell>
          <table:table-cell office:value-type="float" office:value="9.07652990953778" calcext:value-type="float">
            <text:p>9.07652990953778</text:p>
          </table:table-cell>
          <table:table-cell office:value-type="float" office:value="6.7109682994042E-015" calcext:value-type="float">
            <text:p>6.7109682994042E-15</text:p>
          </table:table-cell>
          <table:table-cell office:value-type="float" office:value="-0.721761371723741" calcext:value-type="float">
            <text:p>-0.721761371723741</text:p>
          </table:table-cell>
          <table:table-cell office:value-type="float" office:value="0.000149562729989742" calcext:value-type="float">
            <text:p>0.00014956272999</text:p>
          </table:table-cell>
          <table:table-cell office:value-type="float" office:value="-0.614353829493855" calcext:value-type="float">
            <text:p>-0.614353829493855</text:p>
          </table:table-cell>
          <table:table-cell office:value-type="float" office:value="2.26358866872863E-028" calcext:value-type="float">
            <text:p>2.26358866872863E-28</text:p>
          </table:table-cell>
          <table:table-cell office:value-type="float" office:value="-0.846913010291031" calcext:value-type="float">
            <text:p>-0.846913010291031</text:p>
          </table:table-cell>
          <table:table-cell office:value-type="float" office:value="9.90476014176461E-073" calcext:value-type="float">
            <text:p>9.90476014176461E-73</text:p>
          </table:table-cell>
          <table:table-cell office:value-type="float" office:value="0.60695472731269" calcext:value-type="float">
            <text:p>0.60695472731269</text:p>
          </table:table-cell>
          <table:table-cell office:value-type="float" office:value="1.46993063386036E-027" calcext:value-type="float">
            <text:p>1.46993063386036E-27</text:p>
          </table:table-cell>
          <table:table-cell office:value-type="float" office:value="7.77810652378202" calcext:value-type="float">
            <text:p>7.77810652378202</text:p>
          </table:table-cell>
          <table:table-cell office:value-type="float" office:value="0.000000000000178738069850439" calcext:value-type="float">
            <text:p>1.78738069850439E-13</text:p>
          </table:table-cell>
        </table:table-row>
        <table:table-row table:style-name="ro1">
          <table:table-cell office:value-type="string" calcext:value-type="string">
            <text:p>Romani</text:p>
          </table:table-cell>
          <table:table-cell office:value-type="float" office:value="-0.424330185664011" calcext:value-type="float">
            <text:p>-0.424330185664011</text:p>
          </table:table-cell>
          <table:table-cell office:value-type="float" office:value="0" calcext:value-type="float">
            <text:p>0</text:p>
          </table:table-cell>
          <table:table-cell office:value-type="float" office:value="-0.90748521297303" calcext:value-type="float">
            <text:p>-0.90748521297303</text:p>
          </table:table-cell>
          <table:table-cell office:value-type="float" office:value="0.0000012143344288947" calcext:value-type="float">
            <text:p>1.2143344288947E-06</text:p>
          </table:table-cell>
          <table:table-cell office:value-type="float" office:value="-0.559913015952573" calcext:value-type="float">
            <text:p>-0.559913015952573</text:p>
          </table:table-cell>
          <table:table-cell office:value-type="float" office:value="0.000000000530413767823422" calcext:value-type="float">
            <text:p>5.30413767823422E-10</text:p>
          </table:table-cell>
          <table:table-cell office:value-type="float" office:value="-0.863716123602249" calcext:value-type="float">
            <text:p>-0.863716123602249</text:p>
          </table:table-cell>
          <table:table-cell office:value-type="float" office:value="2.01905178019457E-032" calcext:value-type="float">
            <text:p>2.01905178019457E-32</text:p>
          </table:table-cell>
          <table:table-cell office:value-type="float" office:value="0.514982014849393" calcext:value-type="float">
            <text:p>0.514982014849393</text:p>
          </table:table-cell>
          <table:table-cell office:value-type="float" office:value="0.0000000190278495016173" calcext:value-type="float">
            <text:p>1.90278495016173E-08</text:p>
          </table:table-cell>
          <table:table-cell office:value-type="float" office:value="5.94557944425258" calcext:value-type="float">
            <text:p>5.94557944425258</text:p>
          </table:table-cell>
          <table:table-cell office:value-type="float" office:value="0.0000000388447903421425" calcext:value-type="float">
            <text:p>3.88447903421425E-08</text:p>
          </table:table-cell>
          <table:table-cell office:value-type="float" office:value="-0.728728347063487" calcext:value-type="float">
            <text:p>-0.728728347063487</text:p>
          </table:table-cell>
          <table:table-cell office:value-type="float" office:value="0.000268118760275177" calcext:value-type="float">
            <text:p>0.000268118760275</text:p>
          </table:table-cell>
          <table:table-cell office:value-type="float" office:value="-0.69401473632605" calcext:value-type="float">
            <text:p>-0.69401473632605</text:p>
          </table:table-cell>
          <table:table-cell office:value-type="float" office:value="6.13641802949924E-032" calcext:value-type="float">
            <text:p>6.13641802949924E-32</text:p>
          </table:table-cell>
          <table:table-cell office:value-type="float" office:value="-0.758692978701559" calcext:value-type="float">
            <text:p>-0.758692978701559</text:p>
          </table:table-cell>
          <table:table-cell office:value-type="float" office:value="3.85839233826547E-041" calcext:value-type="float">
            <text:p>3.85839233826547E-41</text:p>
          </table:table-cell>
          <table:table-cell office:value-type="float" office:value="0.694457380337984" calcext:value-type="float">
            <text:p>0.694457380337984</text:p>
          </table:table-cell>
          <table:table-cell office:value-type="float" office:value="5.41108898025186E-032" calcext:value-type="float">
            <text:p>5.41108898025186E-32</text:p>
          </table:table-cell>
          <table:table-cell office:value-type="float" office:value="1.93278860543175" calcext:value-type="float">
            <text:p>1.93278860543175</text:p>
          </table:table-cell>
          <table:table-cell office:value-type="float" office:value="0.0546071624469605" calcext:value-type="float">
            <text:p>0.054607162446961</text:p>
          </table:table-cell>
        </table:table-row>
        <table:table-row table:style-name="ro1">
          <table:table-cell office:value-type="string" calcext:value-type="string">
            <text:p>Kabyle</text:p>
          </table:table-cell>
          <table:table-cell office:value-type="float" office:value="-0.373634952370568" calcext:value-type="float">
            <text:p>-0.373634952370568</text:p>
          </table:table-cell>
          <table:table-cell office:value-type="float" office:value="0" calcext:value-type="float">
            <text:p>0</text:p>
          </table:table-cell>
          <table:table-cell office:value-type="float" office:value="-0.85224162622679" calcext:value-type="float">
            <text:p>-0.85224162622679</text:p>
          </table:table-cell>
          <table:table-cell office:value-type="float" office:value="0.00000184118441626211" calcext:value-type="float">
            <text:p>1.84118441626211E-06</text:p>
          </table:table-cell>
          <table:table-cell office:value-type="float" office:value="-0.748316509082236" calcext:value-type="float">
            <text:p>-0.748316509082236</text:p>
          </table:table-cell>
          <table:table-cell office:value-type="float" office:value="0.000000000000146145620676098" calcext:value-type="float">
            <text:p>1.46145620676098E-13</text:p>
          </table:table-cell>
          <table:table-cell office:value-type="float" office:value="-0.913067322508826" calcext:value-type="float">
            <text:p>-0.913067322508826</text:p>
          </table:table-cell>
          <table:table-cell office:value-type="float" office:value="8.43584052341947E-028" calcext:value-type="float">
            <text:p>8.43584052341947E-28</text:p>
          </table:table-cell>
          <table:table-cell office:value-type="float" office:value="0.781400073994046" calcext:value-type="float">
            <text:p>0.781400073994046</text:p>
          </table:table-cell>
          <table:table-cell office:value-type="float" office:value="2.34026495890803E-015" calcext:value-type="float">
            <text:p>2.34026495890803E-15</text:p>
          </table:table-cell>
          <table:table-cell office:value-type="float" office:value="4.87839491663669" calcext:value-type="float">
            <text:p>4.87839491663669</text:p>
          </table:table-cell>
          <table:table-cell office:value-type="float" office:value="0.00000707428906566715" calcext:value-type="float">
            <text:p>7.07428906566715E-06</text:p>
          </table:table-cell>
          <table:table-cell office:value-type="float" office:value="-0.725650683839002" calcext:value-type="float">
            <text:p>-0.725650683839002</text:p>
          </table:table-cell>
          <table:table-cell office:value-type="float" office:value="0.000196788146919962" calcext:value-type="float">
            <text:p>0.00019678814692</text:p>
          </table:table-cell>
          <table:table-cell office:value-type="float" office:value="-0.775377217880416" calcext:value-type="float">
            <text:p>-0.775377217880416</text:p>
          </table:table-cell>
          <table:table-cell office:value-type="float" office:value="2.61287862463308E-025" calcext:value-type="float">
            <text:p>2.61287862463308E-25</text:p>
          </table:table-cell>
          <table:table-cell office:value-type="float" office:value="-0.919334817664155" calcext:value-type="float">
            <text:p>-0.919334817664155</text:p>
          </table:table-cell>
          <table:table-cell office:value-type="float" office:value="1.26275637239096E-049" calcext:value-type="float">
            <text:p>1.26275637239096E-49</text:p>
          </table:table-cell>
          <table:table-cell office:value-type="float" office:value="0.805379853383252" calcext:value-type="float">
            <text:p>0.805379853383252</text:p>
          </table:table-cell>
          <table:table-cell office:value-type="float" office:value="1.43471557132092E-028" calcext:value-type="float">
            <text:p>1.43471557132092E-28</text:p>
          </table:table-cell>
          <table:table-cell office:value-type="float" office:value="6.26414975589527" calcext:value-type="float">
            <text:p>6.26414975589527</text:p>
          </table:table-cell>
          <table:table-cell office:value-type="float" office:value="0.00000000643824512872802" calcext:value-type="float">
            <text:p>6.43824512872802E-09</text:p>
          </table:table-cell>
        </table:table-row>
        <table:table-row table:style-name="ro1">
          <table:table-cell office:value-type="string" calcext:value-type="string">
            <text:p>Turkish</text:p>
          </table:table-cell>
          <table:table-cell office:value-type="float" office:value="-0.304234898907682" calcext:value-type="float">
            <text:p>-0.304234898907682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17466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673843312688974" calcext:value-type="float">
            <text:p>-0.673843312688974</text:p>
          </table:table-cell>
          <table:table-cell office:value-type="float" office:value="0.000000534508727715904" calcext:value-type="float">
            <text:p>5.34508727715904E-07</text:p>
          </table:table-cell>
          <table:table-cell office:value-type="float" office:value="-0.621970755484447" calcext:value-type="float">
            <text:p>-0.621970755484447</text:p>
          </table:table-cell>
          <table:table-cell office:value-type="float" office:value="0.00000658280544071367" calcext:value-type="float">
            <text:p>6.58280544071367E-06</text:p>
          </table:table-cell>
          <table:table-cell office:value-type="float" office:value="0.238498930765598" calcext:value-type="float">
            <text:p>0.238498930765598</text:p>
          </table:table-cell>
          <table:table-cell office:value-type="float" office:value="0.118979118294316" calcext:value-type="float">
            <text:p>0.118979118294316</text:p>
          </table:table-cell>
          <table:table-cell office:value-type="float" office:value="-0.418268369829051" calcext:value-type="float">
            <text:p>-0.418268369829051</text:p>
          </table:table-cell>
          <table:table-cell office:value-type="float" office:value="0.677933708107786" calcext:value-type="float">
            <text:p>0.677933708107786</text:p>
          </table:table-cell>
          <table:table-cell office:value-type="float" office:value="-0.678418641981193" calcext:value-type="float">
            <text:p>-0.678418641981193</text:p>
          </table:table-cell>
          <table:table-cell office:value-type="float" office:value="0.000268629623674654" calcext:value-type="float">
            <text:p>0.000268629623675</text:p>
          </table:table-cell>
          <table:table-cell office:value-type="float" office:value="-0.729424881405232" calcext:value-type="float">
            <text:p>-0.729424881405232</text:p>
          </table:table-cell>
          <table:table-cell office:value-type="float" office:value="0.0000000000835359615527579" calcext:value-type="float">
            <text:p>8.35359615527579E-11</text:p>
          </table:table-cell>
          <table:table-cell office:value-type="float" office:value="-0.512748659720844" calcext:value-type="float">
            <text:p>-0.512748659720844</text:p>
          </table:table-cell>
          <table:table-cell office:value-type="float" office:value="0.0000386886497833048" calcext:value-type="float">
            <text:p>3.86886497833048E-05</text:p>
          </table:table-cell>
          <table:table-cell office:value-type="float" office:value="0.24376890580312" calcext:value-type="float">
            <text:p>0.24376890580312</text:p>
          </table:table-cell>
          <table:table-cell office:value-type="float" office:value="0.0651830380220426" calcext:value-type="float">
            <text:p>0.065183038022043</text:p>
          </table:table-cell>
          <table:table-cell office:value-type="float" office:value="-1.98282804065229" calcext:value-type="float">
            <text:p>-1.98282804065229</text:p>
          </table:table-cell>
          <table:table-cell office:value-type="float" office:value="0.0523898452689802" calcext:value-type="float">
            <text:p>0.05238984526898</text:p>
          </table:table-cell>
        </table:table-row>
        <table:table-row table:style-name="ro1">
          <table:table-cell office:value-type="string" calcext:value-type="string">
            <text:p>Zarma</text:p>
          </table:table-cell>
          <table:table-cell office:value-type="float" office:value="-0.456723629743351" calcext:value-type="float">
            <text:p>-0.456723629743351</text:p>
          </table:table-cell>
          <table:table-cell office:value-type="float" office:value="0" calcext:value-type="float">
            <text:p>0</text:p>
          </table:table-cell>
          <table:table-cell office:value-type="float" office:value="-0.879182470426628" calcext:value-type="float">
            <text:p>-0.879182470426628</text:p>
          </table:table-cell>
          <table:table-cell office:value-type="float" office:value="0.00000155225583830546" calcext:value-type="float">
            <text:p>1.55225583830546E-06</text:p>
          </table:table-cell>
          <table:table-cell office:value-type="float" office:value="-0.500683338493315" calcext:value-type="float">
            <text:p>-0.500683338493315</text:p>
          </table:table-cell>
          <table:table-cell office:value-type="float" office:value="0.0000000011291031321362" calcext:value-type="float">
            <text:p>1.1291031321362E-09</text:p>
          </table:table-cell>
          <table:table-cell office:value-type="float" office:value="-0.827850054935831" calcext:value-type="float">
            <text:p>-0.827850054935831</text:p>
          </table:table-cell>
          <table:table-cell office:value-type="float" office:value="3.44749330440147E-034" calcext:value-type="float">
            <text:p>3.44749330440147E-34</text:p>
          </table:table-cell>
          <table:table-cell office:value-type="float" office:value="0.665329486971945" calcext:value-type="float">
            <text:p>0.665329486971945</text:p>
          </table:table-cell>
          <table:table-cell office:value-type="float" office:value="4.39818568075006E-018" calcext:value-type="float">
            <text:p>4.39818568075006E-18</text:p>
          </table:table-cell>
          <table:table-cell office:value-type="float" office:value="7.93894846739282" calcext:value-type="float">
            <text:p>7.93894846739282</text:p>
          </table:table-cell>
          <table:table-cell office:value-type="float" office:value="0.00000000000089767056233828" calcext:value-type="float">
            <text:p>8.9767056233828E-13</text:p>
          </table:table-cell>
          <table:table-cell office:value-type="float" office:value="-0.721761371723741" calcext:value-type="float">
            <text:p>-0.721761371723741</text:p>
          </table:table-cell>
          <table:table-cell office:value-type="float" office:value="0.000149562729989742" calcext:value-type="float">
            <text:p>0.00014956272999</text:p>
          </table:table-cell>
          <table:table-cell office:value-type="float" office:value="-0.650439456108206" calcext:value-type="float">
            <text:p>-0.650439456108206</text:p>
          </table:table-cell>
          <table:table-cell office:value-type="float" office:value="2.02087485873319E-032" calcext:value-type="float">
            <text:p>2.02087485873319E-32</text:p>
          </table:table-cell>
          <table:table-cell office:value-type="float" office:value="-0.7256614030944" calcext:value-type="float">
            <text:p>-0.7256614030944</text:p>
          </table:table-cell>
          <table:table-cell office:value-type="float" office:value="1.84587068541649E-043" calcext:value-type="float">
            <text:p>1.84587068541649E-43</text:p>
          </table:table-cell>
          <table:table-cell office:value-type="float" office:value="0.736607442086762" calcext:value-type="float">
            <text:p>0.736607442086762</text:p>
          </table:table-cell>
          <table:table-cell office:value-type="float" office:value="2.22747229397277E-045" calcext:value-type="float">
            <text:p>2.22747229397277E-45</text:p>
          </table:table-cell>
          <table:table-cell office:value-type="float" office:value="2.45779240958544" calcext:value-type="float">
            <text:p>2.45779240958544</text:p>
          </table:table-cell>
          <table:table-cell office:value-type="float" office:value="0.0146454045101279" calcext:value-type="float">
            <text:p>0.014645404510128</text:p>
          </table:table-cell>
        </table:table-row>
        <table:table-row table:style-name="ro1">
          <table:table-cell office:value-type="string" calcext:value-type="string">
            <text:p>Aguaruna</text:p>
          </table:table-cell>
          <table:table-cell office:value-type="float" office:value="-0.308663841795503" calcext:value-type="float">
            <text:p>-0.308663841795503</text:p>
          </table:table-cell>
          <table:table-cell office:value-type="float" office:value="0" calcext:value-type="float">
            <text:p>0</text:p>
          </table:table-cell>
          <table:table-cell office:value-type="float" office:value="-0.807605627294485" calcext:value-type="float">
            <text:p>-0.807605627294485</text:p>
          </table:table-cell>
          <table:table-cell office:value-type="float" office:value="0.00000318042996397181" calcext:value-type="float">
            <text:p>3.18042996397181E-06</text:p>
          </table:table-cell>
          <table:table-cell office:value-type="float" office:value="-0.531463626535711" calcext:value-type="float">
            <text:p>-0.531463626535711</text:p>
          </table:table-cell>
          <table:table-cell office:value-type="float" office:value="0.000595872779763589" calcext:value-type="float">
            <text:p>0.000595872779764</text:p>
          </table:table-cell>
          <table:table-cell office:value-type="float" office:value="-0.927145134569965" calcext:value-type="float">
            <text:p>-0.927145134569965</text:p>
          </table:table-cell>
          <table:table-cell office:value-type="float" office:value="6.37515913855368E-017" calcext:value-type="float">
            <text:p>6.37515913855368E-17</text:p>
          </table:table-cell>
          <table:table-cell office:value-type="float" office:value="0.603076581389836" calcext:value-type="float">
            <text:p>0.603076581389836</text:p>
          </table:table-cell>
          <table:table-cell office:value-type="float" office:value="0.0000613932145256282" calcext:value-type="float">
            <text:p>6.13932145256282E-05</text:p>
          </table:table-cell>
          <table:table-cell office:value-type="float" office:value="6.48922810208453" calcext:value-type="float">
            <text:p>6.48922810208453</text:p>
          </table:table-cell>
          <table:table-cell office:value-type="float" office:value="0.000000176045855830333" calcext:value-type="float">
            <text:p>1.76045855830333E-07</text:p>
          </table:table-cell>
          <table:table-cell office:value-type="float" office:value="-0.696286755407872" calcext:value-type="float">
            <text:p>-0.696286755407872</text:p>
          </table:table-cell>
          <table:table-cell office:value-type="float" office:value="0.000077939061219255" calcext:value-type="float">
            <text:p>7.7939061219255E-05</text:p>
          </table:table-cell>
          <table:table-cell office:value-type="float" office:value="-0.741755095379947" calcext:value-type="float">
            <text:p>-0.741755095379947</text:p>
          </table:table-cell>
          <table:table-cell office:value-type="float" office:value="0.000000000315432504213106" calcext:value-type="float">
            <text:p>3.15432504213106E-10</text:p>
          </table:table-cell>
          <table:table-cell office:value-type="float" office:value="-0.841092875820232" calcext:value-type="float">
            <text:p>-0.841092875820232</text:p>
          </table:table-cell>
          <table:table-cell office:value-type="float" office:value="5.99136611628884E-015" calcext:value-type="float">
            <text:p>5.99136611628884E-15</text:p>
          </table:table-cell>
          <table:table-cell office:value-type="float" office:value="0.763268815411883" calcext:value-type="float">
            <text:p>0.763268815411883</text:p>
          </table:table-cell>
          <table:table-cell office:value-type="float" office:value="0.0000000000474414186979454" calcext:value-type="float">
            <text:p>4.74414186979454E-11</text:p>
          </table:table-cell>
          <table:table-cell office:value-type="float" office:value="1.91571580216519" calcext:value-type="float">
            <text:p>1.91571580216519</text:p>
          </table:table-cell>
          <table:table-cell office:value-type="float" office:value="0.0612458895088699" calcext:value-type="float">
            <text:p>0.06124588950887</text:p>
          </table:table-cell>
        </table:table-row>
        <table:table-row table:style-name="ro1">
          <table:table-cell office:value-type="string" calcext:value-type="string">
            <text:p>Lithuanian</text:p>
          </table:table-cell>
          <table:table-cell office:value-type="float" office:value="-0.371723975454091" calcext:value-type="float">
            <text:p>-0.371723975454091</text:p>
          </table:table-cell>
          <table:table-cell office:value-type="float" office:value="0" calcext:value-type="float">
            <text:p>0</text:p>
          </table:table-cell>
          <table:table-cell office:value-type="float" office:value="-0.772552874995642" calcext:value-type="float">
            <text:p>-0.772552874995642</text:p>
          </table:table-cell>
          <table:table-cell office:value-type="float" office:value="0.0000156053468141012" calcext:value-type="float">
            <text:p>1.56053468141012E-05</text:p>
          </table:table-cell>
          <table:table-cell office:value-type="float" office:value="-0.428319700422534" calcext:value-type="float">
            <text:p>-0.428319700422534</text:p>
          </table:table-cell>
          <table:table-cell office:value-type="float" office:value="0.000461764281436823" calcext:value-type="float">
            <text:p>0.000461764281437</text:p>
          </table:table-cell>
          <table:table-cell office:value-type="float" office:value="-0.814779197122298" calcext:value-type="float">
            <text:p>-0.814779197122298</text:p>
          </table:table-cell>
          <table:table-cell office:value-type="float" office:value="4.48428863982013E-016" calcext:value-type="float">
            <text:p>4.48428863982013E-16</text:p>
          </table:table-cell>
          <table:table-cell office:value-type="float" office:value="0.215561469682466" calcext:value-type="float">
            <text:p>0.215561469682466</text:p>
          </table:table-cell>
          <table:table-cell office:value-type="float" office:value="0.0897505491859052" calcext:value-type="float">
            <text:p>0.089750549185905</text:p>
          </table:table-cell>
          <table:table-cell office:value-type="float" office:value="3.96234623151635" calcext:value-type="float">
            <text:p>3.96234623151635</text:p>
          </table:table-cell>
          <table:table-cell office:value-type="float" office:value="0.000199829716465272" calcext:value-type="float">
            <text:p>0.000199829716465</text:p>
          </table:table-cell>
          <table:table-cell office:value-type="float" office:value="-0.666219768224358" calcext:value-type="float">
            <text:p>-0.666219768224358</text:p>
          </table:table-cell>
          <table:table-cell office:value-type="float" office:value="0.000202775137785439" calcext:value-type="float">
            <text:p>0.000202775137785</text:p>
          </table:table-cell>
          <table:table-cell office:value-type="float" office:value="-0.620354615659822" calcext:value-type="float">
            <text:p>-0.620354615659822</text:p>
          </table:table-cell>
          <table:table-cell office:value-type="float" office:value="0.00000000000958617462555701" calcext:value-type="float">
            <text:p>9.58617462555701E-12</text:p>
          </table:table-cell>
          <table:table-cell office:value-type="float" office:value="-0.675781377999823" calcext:value-type="float">
            <text:p>-0.675781377999823</text:p>
          </table:table-cell>
          <table:table-cell office:value-type="float" office:value="0.0000000000000227718333482995" calcext:value-type="float">
            <text:p>2.27718333482995E-14</text:p>
          </table:table-cell>
          <table:table-cell office:value-type="float" office:value="0.350035366785921" calcext:value-type="float">
            <text:p>0.350035366785921</text:p>
          </table:table-cell>
          <table:table-cell office:value-type="float" office:value="0.000410593648182912" calcext:value-type="float">
            <text:p>0.000410593648183</text:p>
          </table:table-cell>
          <table:table-cell office:value-type="float" office:value="0.714486463993999" calcext:value-type="float">
            <text:p>0.714486463993999</text:p>
          </table:table-cell>
          <table:table-cell office:value-type="float" office:value="0.476678412883462" calcext:value-type="float">
            <text:p>0.476678412883462</text:p>
          </table:table-cell>
        </table:table-row>
        <table:table-row table:style-name="ro1">
          <table:table-cell office:value-type="string" calcext:value-type="string">
            <text:p>Malagasy</text:p>
          </table:table-cell>
          <table:table-cell office:value-type="float" office:value="-0.413760277666237" calcext:value-type="float">
            <text:p>-0.413760277666237</text:p>
          </table:table-cell>
          <table:table-cell office:value-type="float" office:value="0" calcext:value-type="float">
            <text:p>0</text:p>
          </table:table-cell>
          <table:table-cell office:value-type="float" office:value="-0.750205513302294" calcext:value-type="float">
            <text:p>-0.750205513302294</text:p>
          </table:table-cell>
          <table:table-cell office:value-type="float" office:value="0.0000027870345189265" calcext:value-type="float">
            <text:p>2.7870345189265E-06</text:p>
          </table:table-cell>
          <table:table-cell office:value-type="float" office:value="-0.173979475883233" calcext:value-type="float">
            <text:p>-0.173979475883233</text:p>
          </table:table-cell>
          <table:table-cell office:value-type="float" office:value="0.0834250501905661" calcext:value-type="float">
            <text:p>0.083425050190566</text:p>
          </table:table-cell>
          <table:table-cell office:value-type="float" office:value="-0.780498144593757" calcext:value-type="float">
            <text:p>-0.780498144593757</text:p>
          </table:table-cell>
          <table:table-cell office:value-type="float" office:value="1.04018292967774E-021" calcext:value-type="float">
            <text:p>1.04018292967774E-21</text:p>
          </table:table-cell>
          <table:table-cell office:value-type="float" office:value="0.114200319105812" calcext:value-type="float">
            <text:p>0.114200319105812</text:p>
          </table:table-cell>
          <table:table-cell office:value-type="float" office:value="0.257907304658873" calcext:value-type="float">
            <text:p>0.257907304658873</text:p>
          </table:table-cell>
          <table:table-cell office:value-type="float" office:value="6.60202974898604" calcext:value-type="float">
            <text:p>6.60202974898604</text:p>
          </table:table-cell>
          <table:table-cell office:value-type="float" office:value="0.0000000021655698571272" calcext:value-type="float">
            <text:p>2.1655698571272E-09</text:p>
          </table:table-cell>
          <table:table-cell office:value-type="float" office:value="-0.672026072832068" calcext:value-type="float">
            <text:p>-0.672026072832068</text:p>
          </table:table-cell>
          <table:table-cell office:value-type="float" office:value="0.0000347237192047262" calcext:value-type="float">
            <text:p>3.47237192047262E-05</text:p>
          </table:table-cell>
          <table:table-cell office:value-type="float" office:value="-0.63236284255929" calcext:value-type="float">
            <text:p>-0.63236284255929</text:p>
          </table:table-cell>
          <table:table-cell office:value-type="float" office:value="4.92302599470807E-020" calcext:value-type="float">
            <text:p>4.92302599470807E-20</text:p>
          </table:table-cell>
          <table:table-cell office:value-type="float" office:value="-0.695250116235999" calcext:value-type="float">
            <text:p>-0.695250116235999</text:p>
          </table:table-cell>
          <table:table-cell office:value-type="float" office:value="1.92660160991108E-025" calcext:value-type="float">
            <text:p>1.92660160991108E-25</text:p>
          </table:table-cell>
          <table:table-cell office:value-type="float" office:value="0.44015223794962" calcext:value-type="float">
            <text:p>0.44015223794962</text:p>
          </table:table-cell>
          <table:table-cell office:value-type="float" office:value="0.00000000264956511485246" calcext:value-type="float">
            <text:p>2.64956511485246E-09</text:p>
          </table:table-cell>
          <table:table-cell office:value-type="float" office:value="1.15808434590717" calcext:value-type="float">
            <text:p>1.15808434590717</text:p>
          </table:table-cell>
          <table:table-cell office:value-type="float" office:value="0.248513328692947" calcext:value-type="float">
            <text:p>0.248513328692947</text:p>
          </table:table-cell>
        </table:table-row>
        <table:table-row table:style-name="ro1">
          <table:table-cell office:value-type="string" calcext:value-type="string">
            <text:p>Nahuatl</text:p>
          </table:table-cell>
          <table:table-cell office:value-type="float" office:value="-0.324125485310991" calcext:value-type="float">
            <text:p>-0.324125485310991</text:p>
          </table:table-cell>
          <table:table-cell office:value-type="float" office:value="0" calcext:value-type="float">
            <text:p>0</text:p>
          </table:table-cell>
          <table:table-cell office:value-type="float" office:value="-0.713287077385559" calcext:value-type="float">
            <text:p>-0.713287077385559</text:p>
          </table:table-cell>
          <table:table-cell office:value-type="float" office:value="0.0000204026640399479" calcext:value-type="float">
            <text:p>2.04026640399479E-05</text:p>
          </table:table-cell>
          <table:table-cell office:value-type="float" office:value="-0.713061921598219" calcext:value-type="float">
            <text:p>-0.713061921598219</text:p>
          </table:table-cell>
          <table:table-cell office:value-type="float" office:value="0.0000000000000133720501356944" calcext:value-type="float">
            <text:p>1.33720501356944E-14</text:p>
          </table:table-cell>
          <table:table-cell office:value-type="float" office:value="-0.723840316186227" calcext:value-type="float">
            <text:p>-0.723840316186227</text:p>
          </table:table-cell>
          <table:table-cell office:value-type="float" office:value="3.43554965554924E-015" calcext:value-type="float">
            <text:p>3.43554965554924E-15</text:p>
          </table:table-cell>
          <table:table-cell office:value-type="float" office:value="0.98644380221743" calcext:value-type="float">
            <text:p>0.98644380221743</text:p>
          </table:table-cell>
          <table:table-cell office:value-type="float" office:value="1.03107785176542E-067" calcext:value-type="float">
            <text:p>1.03107785176542E-67</text:p>
          </table:table-cell>
          <table:table-cell office:value-type="float" office:value="0.864342148894814" calcext:value-type="float">
            <text:p>0.864342148894814</text:p>
          </table:table-cell>
          <table:table-cell office:value-type="float" office:value="0.389891093547356" calcext:value-type="float">
            <text:p>0.389891093547356</text:p>
          </table:table-cell>
          <table:table-cell office:value-type="float" office:value="-0.643457437026328" calcext:value-type="float">
            <text:p>-0.643457437026328</text:p>
          </table:table-cell>
          <table:table-cell office:value-type="float" office:value="0.000166249831972676" calcext:value-type="float">
            <text:p>0.000166249831973</text:p>
          </table:table-cell>
          <table:table-cell office:value-type="float" office:value="-0.564888831610999" calcext:value-type="float">
            <text:p>-0.564888831610999</text:p>
          </table:table-cell>
          <table:table-cell office:value-type="float" office:value="0.0000000000000157472922563112" calcext:value-type="float">
            <text:p>1.57472922563112E-14</text:p>
          </table:table-cell>
          <table:table-cell office:value-type="float" office:value="-0.567196722569477" calcext:value-type="float">
            <text:p>-0.567196722569477</text:p>
          </table:table-cell>
          <table:table-cell office:value-type="float" office:value="0.0000000000000116664138761279" calcext:value-type="float">
            <text:p>1.16664138761279E-14</text:p>
          </table:table-cell>
          <table:table-cell office:value-type="float" office:value="0.996289920095458" calcext:value-type="float">
            <text:p>0.996289920095458</text:p>
          </table:table-cell>
          <table:table-cell office:value-type="float" office:value="5.87215769087057E-166" calcext:value-type="float">
            <text:p>5.87215769087057E-166</text:p>
          </table:table-cell>
          <table:table-cell office:value-type="float" office:value="0.402391488397347" calcext:value-type="float">
            <text:p>0.402391488397347</text:p>
          </table:table-cell>
          <table:table-cell office:value-type="float" office:value="0.687957556429838" calcext:value-type="float">
            <text:p>0.687957556429838</text:p>
          </table:table-cell>
        </table:table-row>
        <table:table-row table:style-name="ro1">
          <table:table-cell office:value-type="string" calcext:value-type="string">
            <text:p>Campa (Axininca)</text:p>
          </table:table-cell>
          <table:table-cell office:value-type="float" office:value="-0.246153235166491" calcext:value-type="float">
            <text:p>-0.246153235166491</text:p>
          </table:table-cell>
          <table:table-cell office:value-type="float" office:value="0" calcext:value-type="float">
            <text:p>0</text:p>
          </table:table-cell>
          <table:table-cell office:value-type="float" office:value="-0.751558227767338" calcext:value-type="float">
            <text:p>-0.751558227767338</text:p>
          </table:table-cell>
          <table:table-cell office:value-type="float" office:value="0.000000463682133915989" calcext:value-type="float">
            <text:p>4.63682133915989E-07</text:p>
          </table:table-cell>
          <table:table-cell office:value-type="float" office:value="-0.361155964599441" calcext:value-type="float">
            <text:p>-0.361155964599441</text:p>
          </table:table-cell>
          <table:table-cell office:value-type="float" office:value="0.0389262208710852" calcext:value-type="float">
            <text:p>0.038926220871085</text:p>
          </table:table-cell>
          <table:table-cell office:value-type="float" office:value="-0.853051078452078" calcext:value-type="float">
            <text:p>-0.853051078452078</text:p>
          </table:table-cell>
          <table:table-cell office:value-type="float" office:value="0.000000000288612811607374" calcext:value-type="float">
            <text:p>2.88612811607374E-10</text:p>
          </table:table-cell>
          <table:table-cell office:value-type="float" office:value="0.226133897027333" calcext:value-type="float">
            <text:p>0.226133897027333</text:p>
          </table:table-cell>
          <table:table-cell office:value-type="float" office:value="0.205721068405392" calcext:value-type="float">
            <text:p>0.205721068405392</text:p>
          </table:table-cell>
          <table:table-cell office:value-type="float" office:value="3.78798849208554" calcext:value-type="float">
            <text:p>3.78798849208554</text:p>
          </table:table-cell>
          <table:table-cell office:value-type="float" office:value="0.000681422237302525" calcext:value-type="float">
            <text:p>0.000681422237303</text:p>
          </table:table-cell>
          <table:table-cell office:value-type="float" office:value="-0.676545131641428" calcext:value-type="float">
            <text:p>-0.676545131641428</text:p>
          </table:table-cell>
          <table:table-cell office:value-type="float" office:value="0.00000590579503488286" calcext:value-type="float">
            <text:p>5.90579503488286E-06</text:p>
          </table:table-cell>
          <table:table-cell office:value-type="float" office:value="-0.690332504640381" calcext:value-type="float">
            <text:p>-0.690332504640381</text:p>
          </table:table-cell>
          <table:table-cell office:value-type="float" office:value="0.000000216089142280364" calcext:value-type="float">
            <text:p>2.16089142280364E-07</text:p>
          </table:table-cell>
          <table:table-cell office:value-type="float" office:value="-0.651565168672053" calcext:value-type="float">
            <text:p>-0.651565168672053</text:p>
          </table:table-cell>
          <table:table-cell office:value-type="float" office:value="0.00000166578598776902" calcext:value-type="float">
            <text:p>1.66578598776902E-06</text:p>
          </table:table-cell>
          <table:table-cell office:value-type="float" office:value="0.263351871437586" calcext:value-type="float">
            <text:p>0.263351871437586</text:p>
          </table:table-cell>
          <table:table-cell office:value-type="float" office:value="0.0841271815517861" calcext:value-type="float">
            <text:p>0.084127181551786</text:p>
          </table:table-cell>
          <table:table-cell office:value-type="float" office:value="-0.332413829028929" calcext:value-type="float">
            <text:p>-0.332413829028929</text:p>
          </table:table-cell>
          <table:table-cell office:value-type="float" office:value="0.741270415648204" calcext:value-type="float">
            <text:p>0.741270415648204</text:p>
          </table:table-cell>
        </table:table-row>
        <table:table-row table:style-name="ro1">
          <table:table-cell office:value-type="string" calcext:value-type="string">
            <text:p>Latin</text:p>
          </table:table-cell>
          <table:table-cell office:value-type="float" office:value="-0.392293931530153" calcext:value-type="float">
            <text:p>-0.392293931530153</text:p>
          </table:table-cell>
          <table:table-cell office:value-type="float" office:value="0" calcext:value-type="float">
            <text:p>0</text:p>
          </table:table-cell>
          <table:table-cell office:value-type="float" office:value="-0.837095238366794" calcext:value-type="float">
            <text:p>-0.837095238366794</text:p>
          </table:table-cell>
          <table:table-cell office:value-type="float" office:value="0.0000147582840069101" calcext:value-type="float">
            <text:p>1.47582840069101E-05</text:p>
          </table:table-cell>
          <table:table-cell office:value-type="float" office:value="-0.698642339233102" calcext:value-type="float">
            <text:p>-0.698642339233102</text:p>
          </table:table-cell>
          <table:table-cell office:value-type="float" office:value="0.0000000000000533256638613065" calcext:value-type="float">
            <text:p>5.33256638613065E-14</text:p>
          </table:table-cell>
          <table:table-cell office:value-type="float" office:value="-0.685840431049616" calcext:value-type="float">
            <text:p>-0.685840431049616</text:p>
          </table:table-cell>
          <table:table-cell office:value-type="float" office:value="0.000000000000230602390738698" calcext:value-type="float">
            <text:p>2.30602390738698E-13</text:p>
          </table:table-cell>
          <table:table-cell office:value-type="float" office:value="0.445715688102196" calcext:value-type="float">
            <text:p>0.445715688102196</text:p>
          </table:table-cell>
          <table:table-cell office:value-type="float" office:value="0.0000151637230317261" calcext:value-type="float">
            <text:p>1.51637230317261E-05</text:p>
          </table:table-cell>
          <table:table-cell office:value-type="float" office:value="-0.179211654840845" calcext:value-type="float">
            <text:p>-0.179211654840845</text:p>
          </table:table-cell>
          <table:table-cell office:value-type="float" office:value="0.858203082177765" calcext:value-type="float">
            <text:p>0.858203082177765</text:p>
          </table:table-cell>
          <table:table-cell office:value-type="float" office:value="-0.698015600636938" calcext:value-type="float">
            <text:p>-0.698015600636938</text:p>
          </table:table-cell>
          <table:table-cell office:value-type="float" office:value="0.00062104712848804" calcext:value-type="float">
            <text:p>0.000621047128488</text:p>
          </table:table-cell>
          <table:table-cell office:value-type="float" office:value="-0.697000417682848" calcext:value-type="float">
            <text:p>-0.697000417682848</text:p>
          </table:table-cell>
          <table:table-cell office:value-type="float" office:value="1.12800456363213E-021" calcext:value-type="float">
            <text:p>1.12800456363213E-21</text:p>
          </table:table-cell>
          <table:table-cell office:value-type="float" office:value="-0.513329533880658" calcext:value-type="float">
            <text:p>-0.513329533880658</text:p>
          </table:table-cell>
          <table:table-cell office:value-type="float" office:value="0.0000000000885448394200787" calcext:value-type="float">
            <text:p>8.85448394200787E-11</text:p>
          </table:table-cell>
          <table:table-cell office:value-type="float" office:value="0.506510417657754" calcext:value-type="float">
            <text:p>0.506510417657754</text:p>
          </table:table-cell>
          <table:table-cell office:value-type="float" office:value="0.000000000171519045570797" calcext:value-type="float">
            <text:p>1.71519045570797E-10</text:p>
          </table:table-cell>
          <table:table-cell office:value-type="float" office:value="-3.03368694532081" calcext:value-type="float">
            <text:p>-3.03368694532081</text:p>
          </table:table-cell>
          <table:table-cell office:value-type="float" office:value="0.00289095609938488" calcext:value-type="float">
            <text:p>0.002890956099385</text:p>
          </table:table-cell>
        </table:table-row>
        <table:table-row table:style-name="ro1">
          <table:table-cell office:value-type="string" calcext:value-type="string">
            <text:p>German</text:p>
          </table:table-cell>
          <table:table-cell office:value-type="float" office:value="-0.483842343052243" calcext:value-type="float">
            <text:p>-0.483842343052243</text:p>
          </table:table-cell>
          <table:table-cell office:value-type="float" office:value="0" calcext:value-type="float">
            <text:p>0</text:p>
          </table:table-cell>
          <table:table-cell office:value-type="float" office:value="-0.792840010512053" calcext:value-type="float">
            <text:p>-0.792840010512053</text:p>
          </table:table-cell>
          <table:table-cell office:value-type="float" office:value="0.0000181840448452443" calcext:value-type="float">
            <text:p>1.81840448452443E-05</text:p>
          </table:table-cell>
          <table:table-cell office:value-type="float" office:value="0.251147734938052" calcext:value-type="float">
            <text:p>0.251147734938052</text:p>
          </table:table-cell>
          <table:table-cell office:value-type="float" office:value="0.0255764150626529" calcext:value-type="float">
            <text:p>0.025576415062653</text:p>
          </table:table-cell>
          <table:table-cell office:value-type="float" office:value="-0.814677064531074" calcext:value-type="float">
            <text:p>-0.814677064531074</text:p>
          </table:table-cell>
          <table:table-cell office:value-type="float" office:value="6.6466648690074E-020" calcext:value-type="float">
            <text:p>6.6466648690074E-20</text:p>
          </table:table-cell>
          <table:table-cell office:value-type="float" office:value="-0.211105676157345" calcext:value-type="float">
            <text:p>-0.211105676157345</text:p>
          </table:table-cell>
          <table:table-cell office:value-type="float" office:value="0.0618251831636055" calcext:value-type="float">
            <text:p>0.061825183163606</text:p>
          </table:table-cell>
          <table:table-cell office:value-type="float" office:value="9.42019900143815" calcext:value-type="float">
            <text:p>9.42019900143815</text:p>
          </table:table-cell>
          <table:table-cell office:value-type="float" office:value="0.0000000000000210055448213735" calcext:value-type="float">
            <text:p>2.10055448213735E-14</text:p>
          </table:table-cell>
          <table:table-cell office:value-type="float" office:value="-0.645544326011278" calcext:value-type="float">
            <text:p>-0.645544326011278</text:p>
          </table:table-cell>
          <table:table-cell office:value-type="float" office:value="0.000155801170738554" calcext:value-type="float">
            <text:p>0.000155801170739</text:p>
          </table:table-cell>
          <table:table-cell office:value-type="float" office:value="-0.452212979458687" calcext:value-type="float">
            <text:p>-0.452212979458687</text:p>
          </table:table-cell>
          <table:table-cell office:value-type="float" office:value="0.000000557508938362089" calcext:value-type="float">
            <text:p>5.57508938362089E-07</text:p>
          </table:table-cell>
          <table:table-cell office:value-type="float" office:value="-0.562332371520539" calcext:value-type="float">
            <text:p>-0.562332371520539</text:p>
          </table:table-cell>
          <table:table-cell office:value-type="float" office:value="0.0000000001103379319572" calcext:value-type="float">
            <text:p>1.103379319572E-10</text:p>
          </table:table-cell>
          <table:table-cell office:value-type="float" office:value="0.139090561273346" calcext:value-type="float">
            <text:p>0.139090561273346</text:p>
          </table:table-cell>
          <table:table-cell office:value-type="float" office:value="0.143576269238999" calcext:value-type="float">
            <text:p>0.143576269238999</text:p>
          </table:table-cell>
          <table:table-cell office:value-type="float" office:value="1.10972441468548" calcext:value-type="float">
            <text:p>1.10972441468548</text:p>
          </table:table-cell>
          <table:table-cell office:value-type="float" office:value="0.269560062338268" calcext:value-type="float">
            <text:p>0.269560062338268</text:p>
          </table:table-cell>
        </table:table-row>
        <table:table-row table:style-name="ro1">
          <table:table-cell office:value-type="string" calcext:value-type="string">
            <text:p>Vietnamese</text:p>
          </table:table-cell>
          <table:table-cell office:value-type="float" office:value="-0.410439257676349" calcext:value-type="float">
            <text:p>-0.410439257676349</text:p>
          </table:table-cell>
          <table:table-cell office:value-type="float" office:value="0" calcext:value-type="float">
            <text:p>0</text:p>
          </table:table-cell>
          <table:table-cell office:value-type="float" office:value="-0.863397096042456" calcext:value-type="float">
            <text:p>-0.863397096042456</text:p>
          </table:table-cell>
          <table:table-cell office:value-type="float" office:value="0.000616316072356631" calcext:value-type="float">
            <text:p>0.000616316072357</text:p>
          </table:table-cell>
          <table:table-cell office:value-type="float" office:value="-0.44008499668914" calcext:value-type="float">
            <text:p>-0.44008499668914</text:p>
          </table:table-cell>
          <table:table-cell office:value-type="float" office:value="0.000773394746514223" calcext:value-type="float">
            <text:p>0.000773394746514</text:p>
          </table:table-cell>
          <table:table-cell office:value-type="float" office:value="-0.320332779643566" calcext:value-type="float">
            <text:p>-0.320332779643566</text:p>
          </table:table-cell>
          <table:table-cell office:value-type="float" office:value="0.0171122462639236" calcext:value-type="float">
            <text:p>0.017112246263924</text:p>
          </table:table-cell>
          <table:table-cell office:value-type="float" office:value="-0.342556229399783" calcext:value-type="float">
            <text:p>-0.342556229399783</text:p>
          </table:table-cell>
          <table:table-cell office:value-type="float" office:value="0.0104646991706019" calcext:value-type="float">
            <text:p>0.010464699170602</text:p>
          </table:table-cell>
          <table:table-cell office:value-type="float" office:value="-0.610260891789725" calcext:value-type="float">
            <text:p>-0.610260891789725</text:p>
          </table:table-cell>
          <table:table-cell office:value-type="float" office:value="0.544346963066819" calcext:value-type="float">
            <text:p>0.544346963066819</text:p>
          </table:table-cell>
          <table:table-cell office:value-type="float" office:value="-0.637545775849369" calcext:value-type="float">
            <text:p>-0.637545775849369</text:p>
          </table:table-cell>
          <table:table-cell office:value-type="float" office:value="0.00788915241088746" calcext:value-type="float">
            <text:p>0.007889152410887</text:p>
          </table:table-cell>
          <table:table-cell office:value-type="float" office:value="-0.676738272850003" calcext:value-type="float">
            <text:p>-0.676738272850003</text:p>
          </table:table-cell>
          <table:table-cell office:value-type="float" office:value="0.0000000000265140426821783" calcext:value-type="float">
            <text:p>2.65140426821783E-11</text:p>
          </table:table-cell>
          <table:table-cell office:value-type="float" office:value="-0.0592912572651355" calcext:value-type="float">
            <text:p>-0.059291257265136</text:p>
          </table:table-cell>
          <table:table-cell office:value-type="float" office:value="0.613349602714153" calcext:value-type="float">
            <text:p>0.613349602714153</text:p>
          </table:table-cell>
          <table:table-cell office:value-type="float" office:value="-0.335675447629344" calcext:value-type="float">
            <text:p>-0.335675447629344</text:p>
          </table:table-cell>
          <table:table-cell office:value-type="float" office:value="0.00323849238793559" calcext:value-type="float">
            <text:p>0.003238492387936</text:p>
          </table:table-cell>
          <table:table-cell office:value-type="float" office:value="-4.04990120917329" calcext:value-type="float">
            <text:p>-4.04990120917329</text:p>
          </table:table-cell>
          <table:table-cell office:value-type="float" office:value="0.000127681425499279" calcext:value-type="float">
            <text:p>0.000127681425499</text:p>
          </table:table-cell>
        </table:table-row>
        <table:table-row table:style-name="ro1">
          <table:table-cell office:value-type="string" calcext:value-type="string">
            <text:p>Hungarian</text:p>
          </table:table-cell>
          <table:table-cell office:value-type="float" office:value="-0.312153626554428" calcext:value-type="float">
            <text:p>-0.312153626554428</text:p>
          </table:table-cell>
          <table:table-cell office:value-type="float" office:value="0" calcext:value-type="float">
            <text:p>0</text:p>
          </table:table-cell>
          <table:table-cell office:value-type="float" office:value="-0.734331917684586" calcext:value-type="float">
            <text:p>-0.734331917684586</text:p>
          </table:table-cell>
          <table:table-cell office:value-type="float" office:value="0.0000998238997838256" calcext:value-type="float">
            <text:p>9.98238997838256E-05</text:p>
          </table:table-cell>
          <table:table-cell office:value-type="float" office:value="-0.459357639935478" calcext:value-type="float">
            <text:p>-0.459357639935478</text:p>
          </table:table-cell>
          <table:table-cell office:value-type="float" office:value="0.0000097730556435736" calcext:value-type="float">
            <text:p>9.7730556435736E-06</text:p>
          </table:table-cell>
          <table:table-cell office:value-type="float" office:value="-0.647616043698379" calcext:value-type="float">
            <text:p>-0.647616043698379</text:p>
          </table:table-cell>
          <table:table-cell office:value-type="float" office:value="0.0000000000210696264087732" calcext:value-type="float">
            <text:p>2.10696264087732E-11</text:p>
          </table:table-cell>
          <table:table-cell office:value-type="float" office:value="0.661492228116395" calcext:value-type="float">
            <text:p>0.661492228116395</text:p>
          </table:table-cell>
          <table:table-cell office:value-type="float" office:value="0.0000000000055208449658807" calcext:value-type="float">
            <text:p>5.5208449658807E-12</text:p>
          </table:table-cell>
          <table:table-cell office:value-type="float" office:value="2.69916989464652" calcext:value-type="float">
            <text:p>2.69916989464652</text:p>
          </table:table-cell>
          <table:table-cell office:value-type="float" office:value="0.00843967655464227" calcext:value-type="float">
            <text:p>0.008439676554642</text:p>
          </table:table-cell>
          <table:table-cell office:value-type="float" office:value="-0.63011084177746" calcext:value-type="float">
            <text:p>-0.63011084177746</text:p>
          </table:table-cell>
          <table:table-cell office:value-type="float" office:value="0.000735919870816128" calcext:value-type="float">
            <text:p>0.000735919870816</text:p>
          </table:table-cell>
          <table:table-cell office:value-type="float" office:value="-0.419912937719954" calcext:value-type="float">
            <text:p>-0.419912937719954</text:p>
          </table:table-cell>
          <table:table-cell office:value-type="float" office:value="0.000000266250099245418" calcext:value-type="float">
            <text:p>2.66250099245418E-07</text:p>
          </table:table-cell>
          <table:table-cell office:value-type="float" office:value="-0.779493954701678" calcext:value-type="float">
            <text:p>-0.779493954701678</text:p>
          </table:table-cell>
          <table:table-cell office:value-type="float" office:value="1.2840887295564E-029" calcext:value-type="float">
            <text:p>1.2840887295564E-29</text:p>
          </table:table-cell>
          <table:table-cell office:value-type="float" office:value="0.491814266523192" calcext:value-type="float">
            <text:p>0.491814266523192</text:p>
          </table:table-cell>
          <table:table-cell office:value-type="float" office:value="0.000000000782861663770657" calcext:value-type="float">
            <text:p>7.82861663770657E-10</text:p>
          </table:table-cell>
          <table:table-cell office:value-type="float" office:value="6.4082768076079" calcext:value-type="float">
            <text:p>6.4082768076079</text:p>
          </table:table-cell>
          <table:table-cell office:value-type="float" office:value="0.00000000223502242884666" calcext:value-type="float">
            <text:p>2.23502242884666E-09</text:p>
          </table:table-cell>
        </table:table-row>
        <table:table-row table:style-name="ro1">
          <table:table-cell office:value-type="string" calcext:value-type="string">
            <text:p>Galela</text:p>
          </table:table-cell>
          <table:table-cell office:value-type="float" office:value="-0.376415660120886" calcext:value-type="float">
            <text:p>-0.376415660120886</text:p>
          </table:table-cell>
          <table:table-cell office:value-type="float" office:value="0" calcext:value-type="float">
            <text:p>0</text:p>
          </table:table-cell>
          <table:table-cell office:value-type="float" office:value="-0.839372059664517" calcext:value-type="float">
            <text:p>-0.839372059664517</text:p>
          </table:table-cell>
          <table:table-cell office:value-type="float" office:value="0.00000196899774037209" calcext:value-type="float">
            <text:p>1.96899774037209E-06</text:p>
          </table:table-cell>
          <table:table-cell office:value-type="float" office:value="-0.416268848632209" calcext:value-type="float">
            <text:p>-0.416268848632209</text:p>
          </table:table-cell>
          <table:table-cell office:value-type="float" office:value="0.00000551926555897684" calcext:value-type="float">
            <text:p>5.51926555897684E-06</text:p>
          </table:table-cell>
          <table:table-cell office:value-type="float" office:value="-0.869922542304015" calcext:value-type="float">
            <text:p>-0.869922542304015</text:p>
          </table:table-cell>
          <table:table-cell office:value-type="float" office:value="3.01925448528523E-035" calcext:value-type="float">
            <text:p>3.01925448528523E-35</text:p>
          </table:table-cell>
          <table:table-cell office:value-type="float" office:value="0.579705061749111" calcext:value-type="float">
            <text:p>0.579705061749111</text:p>
          </table:table-cell>
          <table:table-cell office:value-type="float" office:value="0.0000000000261636979649825" calcext:value-type="float">
            <text:p>2.61636979649825E-11</text:p>
          </table:table-cell>
          <table:table-cell office:value-type="float" office:value="10.1976438681883" calcext:value-type="float">
            <text:p>10.1976438681883</text:p>
          </table:table-cell>
          <table:table-cell office:value-type="float" office:value="1.65390676535078E-017" calcext:value-type="float">
            <text:p>1.65390676535078E-17</text:p>
          </table:table-cell>
          <table:table-cell office:value-type="float" office:value="-0.721761371723741" calcext:value-type="float">
            <text:p>-0.721761371723741</text:p>
          </table:table-cell>
          <table:table-cell office:value-type="float" office:value="0.000149562729989742" calcext:value-type="float">
            <text:p>0.00014956272999</text:p>
          </table:table-cell>
          <table:table-cell office:value-type="float" office:value="-0.731745011833529" calcext:value-type="float">
            <text:p>-0.731745011833529</text:p>
          </table:table-cell>
          <table:table-cell office:value-type="float" office:value="2.51439848413126E-039" calcext:value-type="float">
            <text:p>2.51439848413126E-39</text:p>
          </table:table-cell>
          <table:table-cell office:value-type="float" office:value="-0.818610498204308" calcext:value-type="float">
            <text:p>-0.818610498204308</text:p>
          </table:table-cell>
          <table:table-cell office:value-type="float" office:value="4.22604725885443E-056" calcext:value-type="float">
            <text:p>4.22604725885443E-56</text:p>
          </table:table-cell>
          <table:table-cell office:value-type="float" office:value="0.796340654884985" calcext:value-type="float">
            <text:p>0.796340654884985</text:p>
          </table:table-cell>
          <table:table-cell office:value-type="float" office:value="4.93898524916887E-051" calcext:value-type="float">
            <text:p>4.93898524916887E-51</text:p>
          </table:table-cell>
          <table:table-cell office:value-type="float" office:value="3.60486228599507" calcext:value-type="float">
            <text:p>3.60486228599507</text:p>
          </table:table-cell>
          <table:table-cell office:value-type="float" office:value="0.000384916350426448" calcext:value-type="float">
            <text:p>0.000384916350426</text:p>
          </table:table-cell>
        </table:table-row>
        <table:table-row table:style-name="ro1">
          <table:table-cell office:value-type="string" calcext:value-type="string">
            <text:p>Aukan</text:p>
          </table:table-cell>
          <table:table-cell office:value-type="float" office:value="-0.523646117563998" calcext:value-type="float">
            <text:p>-0.523646117563998</text:p>
          </table:table-cell>
          <table:table-cell office:value-type="float" office:value="0" calcext:value-type="float">
            <text:p>0</text:p>
          </table:table-cell>
          <table:table-cell office:value-type="float" office:value="-0.96440133247001" calcext:value-type="float">
            <text:p>-0.96440133247001</text:p>
          </table:table-cell>
          <table:table-cell office:value-type="float" office:value="0.000000424107546498052" calcext:value-type="float">
            <text:p>4.24107546498052E-07</text:p>
          </table:table-cell>
          <table:table-cell office:value-type="float" office:value="-0.261438114446684" calcext:value-type="float">
            <text:p>-0.261438114446684</text:p>
          </table:table-cell>
          <table:table-cell office:value-type="float" office:value="0.00287456569013567" calcext:value-type="float">
            <text:p>0.002874565690136</text:p>
          </table:table-cell>
          <table:table-cell office:value-type="float" office:value="-0.905132051114672" calcext:value-type="float">
            <text:p>-0.905132051114672</text:p>
          </table:table-cell>
          <table:table-cell office:value-type="float" office:value="1.22248978619338E-048" calcext:value-type="float">
            <text:p>1.22248978619338E-48</text:p>
          </table:table-cell>
          <table:table-cell office:value-type="float" office:value="0.284812851784247" calcext:value-type="float">
            <text:p>0.284812851784247</text:p>
          </table:table-cell>
          <table:table-cell office:value-type="float" office:value="0.00112026873415441" calcext:value-type="float">
            <text:p>0.001120268734154</text:p>
          </table:table-cell>
          <table:table-cell office:value-type="float" office:value="12.0984488819649" calcext:value-type="float">
            <text:p>12.0984488819649</text:p>
          </table:table-cell>
          <table:table-cell office:value-type="float" office:value="8.76618443540024E-023" calcext:value-type="float">
            <text:p>8.76618443540024E-23</text:p>
          </table:table-cell>
          <table:table-cell office:value-type="float" office:value="-0.687746384953325" calcext:value-type="float">
            <text:p>-0.687746384953325</text:p>
          </table:table-cell>
          <table:table-cell office:value-type="float" office:value="0.00937357128829111" calcext:value-type="float">
            <text:p>0.009373571288291</text:p>
          </table:table-cell>
          <table:table-cell office:value-type="float" office:value="-0.699488585715569" calcext:value-type="float">
            <text:p>-0.699488585715569</text:p>
          </table:table-cell>
          <table:table-cell office:value-type="float" office:value="1.54974939289178E-045" calcext:value-type="float">
            <text:p>1.54974939289178E-45</text:p>
          </table:table-cell>
          <table:table-cell office:value-type="float" office:value="-0.822529953374616" calcext:value-type="float">
            <text:p>-0.822529953374616</text:p>
          </table:table-cell>
          <table:table-cell office:value-type="float" office:value="2.90377779990991E-075" calcext:value-type="float">
            <text:p>2.90377779990991E-75</text:p>
          </table:table-cell>
          <table:table-cell office:value-type="float" office:value="0.750357322572179" calcext:value-type="float">
            <text:p>0.750357322572179</text:p>
          </table:table-cell>
          <table:table-cell office:value-type="float" office:value="1.08135895657712E-055" calcext:value-type="float">
            <text:p>1.08135895657712E-55</text:p>
          </table:table-cell>
          <table:table-cell office:value-type="float" office:value="5.32898263287907" calcext:value-type="float">
            <text:p>5.32898263287907</text:p>
          </table:table-cell>
          <table:table-cell office:value-type="float" office:value="0.000000195199336277832" calcext:value-type="float">
            <text:p>1.95199336277832E-07</text:p>
          </table:table-cell>
        </table:table-row>
        <table:table-row table:style-name="ro1">
          <table:table-cell office:value-type="string" calcext:value-type="string">
            <text:p>Tachelhit</text:p>
          </table:table-cell>
          <table:table-cell office:value-type="float" office:value="-0.351803573690279" calcext:value-type="float">
            <text:p>-0.351803573690279</text:p>
          </table:table-cell>
          <table:table-cell office:value-type="float" office:value="0" calcext:value-type="float">
            <text:p>0</text:p>
          </table:table-cell>
          <table:table-cell office:value-type="float" office:value="-0.770725044368674" calcext:value-type="float">
            <text:p>-0.770725044368674</text:p>
          </table:table-cell>
          <table:table-cell office:value-type="float" office:value="0.00000255658709991777" calcext:value-type="float">
            <text:p>2.55658709991777E-06</text:p>
          </table:table-cell>
          <table:table-cell office:value-type="float" office:value="-0.514450429393808" calcext:value-type="float">
            <text:p>-0.514450429393808</text:p>
          </table:table-cell>
          <table:table-cell office:value-type="float" office:value="0.000683622609620242" calcext:value-type="float">
            <text:p>0.00068362260962</text:p>
          </table:table-cell>
          <table:table-cell office:value-type="float" office:value="-0.878443142464795" calcext:value-type="float">
            <text:p>-0.878443142464795</text:p>
          </table:table-cell>
          <table:table-cell office:value-type="float" office:value="0.0000000000000944696082312578" calcext:value-type="float">
            <text:p>9.44696082312578E-14</text:p>
          </table:table-cell>
          <table:table-cell office:value-type="float" office:value="0.540470487611798" calcext:value-type="float">
            <text:p>0.540470487611798</text:p>
          </table:table-cell>
          <table:table-cell office:value-type="float" office:value="0.000318043287669356" calcext:value-type="float">
            <text:p>0.000318043287669</text:p>
          </table:table-cell>
          <table:table-cell office:value-type="float" office:value="4.54992251961519" calcext:value-type="float">
            <text:p>4.54992251961519</text:p>
          </table:table-cell>
          <table:table-cell office:value-type="float" office:value="0.0000561210294693001" calcext:value-type="float">
            <text:p>5.61210294693001E-05</text:p>
          </table:table-cell>
          <table:table-cell office:value-type="float" office:value="-0.660988455236305" calcext:value-type="float">
            <text:p>-0.660988455236305</text:p>
          </table:table-cell>
          <table:table-cell office:value-type="float" office:value="0.0000282447586289358" calcext:value-type="float">
            <text:p>2.82447586289358E-05</text:p>
          </table:table-cell>
          <table:table-cell office:value-type="float" office:value="-0.776326200265746" calcext:value-type="float">
            <text:p>-0.776326200265746</text:p>
          </table:table-cell>
          <table:table-cell office:value-type="float" office:value="0.000000000000197069129533277" calcext:value-type="float">
            <text:p>1.97069129533277E-13</text:p>
          </table:table-cell>
          <table:table-cell office:value-type="float" office:value="-0.863141649183976" calcext:value-type="float">
            <text:p>-0.863141649183976</text:p>
          </table:table-cell>
          <table:table-cell office:value-type="float" office:value="3.70206362023649E-019" calcext:value-type="float">
            <text:p>3.70206362023649E-19</text:p>
          </table:table-cell>
          <table:table-cell office:value-type="float" office:value="0.761847124445555" calcext:value-type="float">
            <text:p>0.761847124445555</text:p>
          </table:table-cell>
          <table:table-cell office:value-type="float" office:value="0.00000000000100255449061722" calcext:value-type="float">
            <text:p>1.00255449061722E-12</text:p>
          </table:table-cell>
          <table:table-cell office:value-type="float" office:value="1.9896501146554" calcext:value-type="float">
            <text:p>1.9896501146554</text:p>
          </table:table-cell>
          <table:table-cell office:value-type="float" office:value="0.0513515227040924" calcext:value-type="float">
            <text:p>0.051351522704092</text:p>
          </table:table-cell>
        </table:table-row>
        <table:table-row table:style-name="ro1">
          <table:table-cell office:value-type="string" calcext:value-type="string">
            <text:p>Achuar</text:p>
          </table:table-cell>
          <table:table-cell office:value-type="float" office:value="-0.345487354316639" calcext:value-type="float">
            <text:p>-0.345487354316639</text:p>
          </table:table-cell>
          <table:table-cell office:value-type="float" office:value="0" calcext:value-type="float">
            <text:p>0</text:p>
          </table:table-cell>
          <table:table-cell office:value-type="float" office:value="-0.86878283143482" calcext:value-type="float">
            <text:p>-0.86878283143482</text:p>
          </table:table-cell>
          <table:table-cell office:value-type="float" office:value="0.0000000368316083223509" calcext:value-type="float">
            <text:p>3.68316083223509E-08</text:p>
          </table:table-cell>
          <table:table-cell office:value-type="float" office:value="-0.482895309607866" calcext:value-type="float">
            <text:p>-0.482895309607866</text:p>
          </table:table-cell>
          <table:table-cell office:value-type="float" office:value="0.000440980887011036" calcext:value-type="float">
            <text:p>0.000440980887011</text:p>
          </table:table-cell>
          <table:table-cell office:value-type="float" office:value="-0.901048975196288" calcext:value-type="float">
            <text:p>-0.901048975196288</text:p>
          </table:table-cell>
          <table:table-cell office:value-type="float" office:value="1.13637475901101E-018" calcext:value-type="float">
            <text:p>1.13637475901101E-18</text:p>
          </table:table-cell>
          <table:table-cell office:value-type="float" office:value="0.56913754452622" calcext:value-type="float">
            <text:p>0.56913754452622</text:p>
          </table:table-cell>
          <table:table-cell office:value-type="float" office:value="0.000019790023491595" calcext:value-type="float">
            <text:p>1.9790023491595E-05</text:p>
          </table:table-cell>
          <table:table-cell office:value-type="float" office:value="6.60532369318518" calcext:value-type="float">
            <text:p>6.60532369318518</text:p>
          </table:table-cell>
          <table:table-cell office:value-type="float" office:value="0.0000000356794943490014" calcext:value-type="float">
            <text:p>3.56794943490014E-08</text:p>
          </table:table-cell>
          <table:table-cell office:value-type="float" office:value="-0.754113216581957" calcext:value-type="float">
            <text:p>-0.754113216581957</text:p>
          </table:table-cell>
          <table:table-cell office:value-type="float" office:value="0.00000861937539112226" calcext:value-type="float">
            <text:p>8.61937539112226E-06</text:p>
          </table:table-cell>
          <table:table-cell office:value-type="float" office:value="-0.763436216621142" calcext:value-type="float">
            <text:p>-0.763436216621142</text:p>
          </table:table-cell>
          <table:table-cell office:value-type="float" office:value="5.74362655742631E-019" calcext:value-type="float">
            <text:p>5.74362655742631E-19</text:p>
          </table:table-cell>
          <table:table-cell office:value-type="float" office:value="-0.78454870877238" calcext:value-type="float">
            <text:p>-0.78454870877238</text:p>
          </table:table-cell>
          <table:table-cell office:value-type="float" office:value="1.36666552186135E-020" calcext:value-type="float">
            <text:p>1.36666552186135E-20</text:p>
          </table:table-cell>
          <table:table-cell office:value-type="float" office:value="0.845501318551202" calcext:value-type="float">
            <text:p>0.845501318551202</text:p>
          </table:table-cell>
          <table:table-cell office:value-type="float" office:value="1.57235005621823E-026" calcext:value-type="float">
            <text:p>1.57235005621823E-26</text:p>
          </table:table-cell>
          <table:table-cell office:value-type="float" office:value="0.606338411977955" calcext:value-type="float">
            <text:p>0.606338411977955</text:p>
          </table:table-cell>
          <table:table-cell office:value-type="float" office:value="0.545816419168464" calcext:value-type="float">
            <text:p>0.545816419168464</text:p>
          </table:table-cell>
        </table:table-row>
        <table:table-row table:style-name="ro1">
          <table:table-cell office:value-type="string" calcext:value-type="string">
            <text:p>Barasana</text:p>
          </table:table-cell>
          <table:table-cell office:value-type="float" office:value="-0.37307946596976" calcext:value-type="float">
            <text:p>-0.37307946596976</text:p>
          </table:table-cell>
          <table:table-cell office:value-type="float" office:value="0" calcext:value-type="float">
            <text:p>0</text:p>
          </table:table-cell>
          <table:table-cell office:value-type="float" office:value="-0.787838597158335" calcext:value-type="float">
            <text:p>-0.787838597158335</text:p>
          </table:table-cell>
          <table:table-cell office:value-type="float" office:value="0.000000392180623215867" calcext:value-type="float">
            <text:p>3.92180623215867E-07</text:p>
          </table:table-cell>
          <table:table-cell office:value-type="float" office:value="-0.480003259629867" calcext:value-type="float">
            <text:p>-0.480003259629867</text:p>
          </table:table-cell>
          <table:table-cell office:value-type="float" office:value="0.00000439289288093584" calcext:value-type="float">
            <text:p>4.39289288093584E-06</text:p>
          </table:table-cell>
          <table:table-cell office:value-type="float" office:value="-0.886106792033107" calcext:value-type="float">
            <text:p>-0.886106792033107</text:p>
          </table:table-cell>
          <table:table-cell office:value-type="float" office:value="8.83175701507336E-029" calcext:value-type="float">
            <text:p>8.83175701507336E-29</text:p>
          </table:table-cell>
          <table:table-cell office:value-type="float" office:value="0.46151060298706" calcext:value-type="float">
            <text:p>0.46151060298706</text:p>
          </table:table-cell>
          <table:table-cell office:value-type="float" office:value="0.0000112653927768602" calcext:value-type="float">
            <text:p>1.12653927768602E-05</text:p>
          </table:table-cell>
          <table:table-cell office:value-type="float" office:value="6.95091870561347" calcext:value-type="float">
            <text:p>6.95091870561347</text:p>
          </table:table-cell>
          <table:table-cell office:value-type="float" office:value="0.000000000881505723226048" calcext:value-type="float">
            <text:p>8.81505723226048E-10</text:p>
          </table:table-cell>
          <table:table-cell office:value-type="float" office:value="-0.709877141518883" calcext:value-type="float">
            <text:p>-0.709877141518883</text:p>
          </table:table-cell>
          <table:table-cell office:value-type="float" office:value="0.0000111598683506287" calcext:value-type="float">
            <text:p>1.11598683506287E-05</text:p>
          </table:table-cell>
          <table:table-cell office:value-type="float" office:value="-0.699793792812539" calcext:value-type="float">
            <text:p>-0.699793792812539</text:p>
          </table:table-cell>
          <table:table-cell office:value-type="float" office:value="2.8938414543583E-024" calcext:value-type="float">
            <text:p>2.8938414543583E-24</text:p>
          </table:table-cell>
          <table:table-cell office:value-type="float" office:value="-0.793715846399298" calcext:value-type="float">
            <text:p>-0.793715846399298</text:p>
          </table:table-cell>
          <table:table-cell office:value-type="float" office:value="4.56133380967865E-035" calcext:value-type="float">
            <text:p>4.56133380967865E-35</text:p>
          </table:table-cell>
          <table:table-cell office:value-type="float" office:value="0.677712383398166" calcext:value-type="float">
            <text:p>0.677712383398166</text:p>
          </table:table-cell>
          <table:table-cell office:value-type="float" office:value="2.57761218379253E-022" calcext:value-type="float">
            <text:p>2.57761218379253E-22</text:p>
          </table:table-cell>
          <table:table-cell office:value-type="float" office:value="2.48679804477575" calcext:value-type="float">
            <text:p>2.48679804477575</text:p>
          </table:table-cell>
          <table:table-cell office:value-type="float" office:value="0.0139636015941931" calcext:value-type="float">
            <text:p>0.013963601594193</text:p>
          </table:table-cell>
        </table:table-row>
        <table:table-row table:style-name="ro1">
          <table:table-cell office:value-type="string" calcext:value-type="string">
            <text:p>Hebrew</text:p>
          </table:table-cell>
          <table:table-cell office:value-type="float" office:value="-0.468239655545912" calcext:value-type="float">
            <text:p>-0.468239655545912</text:p>
          </table:table-cell>
          <table:table-cell office:value-type="float" office:value="0" calcext:value-type="float">
            <text:p>0</text:p>
          </table:table-cell>
          <table:table-cell office:value-type="float" office:value="-0.644386076225593" calcext:value-type="float">
            <text:p>-0.644386076225593</text:p>
          </table:table-cell>
          <table:table-cell office:value-type="float" office:value="0.032341618657576" calcext:value-type="float">
            <text:p>0.032341618657576</text:p>
          </table:table-cell>
          <table:table-cell office:value-type="float" office:value="-0.809803177193895" calcext:value-type="float">
            <text:p>-0.809803177193895</text:p>
          </table:table-cell>
          <table:table-cell office:value-type="float" office:value="1.63755926133141E-019" calcext:value-type="float">
            <text:p>1.63755926133141E-19</text:p>
          </table:table-cell>
          <table:table-cell office:value-type="float" office:value="-0.865457356311033" calcext:value-type="float">
            <text:p>-0.865457356311033</text:p>
          </table:table-cell>
          <table:table-cell office:value-type="float" office:value="8.02710421995809E-025" calcext:value-type="float">
            <text:p>8.02710421995809E-25</text:p>
          </table:table-cell>
          <table:table-cell office:value-type="float" office:value="0.937051423456257" calcext:value-type="float">
            <text:p>0.937051423456257</text:p>
          </table:table-cell>
          <table:table-cell office:value-type="float" office:value="6.31906835103951E-037" calcext:value-type="float">
            <text:p>6.31906835103951E-37</text:p>
          </table:table-cell>
          <table:table-cell office:value-type="float" office:value="2.72570982868394" calcext:value-type="float">
            <text:p>2.72570982868394</text:p>
          </table:table-cell>
          <table:table-cell office:value-type="float" office:value="0.00796070711597963" calcext:value-type="float">
            <text:p>0.00796070711598</text:p>
          </table:table-cell>
          <table:table-cell office:value-type="float" office:value="-0.499466666514882" calcext:value-type="float">
            <text:p>-0.499466666514882</text:p>
          </table:table-cell>
          <table:table-cell office:value-type="float" office:value="0.0689982322213309" calcext:value-type="float">
            <text:p>0.068998232221331</text:p>
          </table:table-cell>
          <table:table-cell office:value-type="float" office:value="-0.73934046751249" calcext:value-type="float">
            <text:p>-0.73934046751249</text:p>
          </table:table-cell>
          <table:table-cell office:value-type="float" office:value="7.90502534223351E-022" calcext:value-type="float">
            <text:p>7.90502534223351E-22</text:p>
          </table:table-cell>
          <table:table-cell office:value-type="float" office:value="-0.758090096948776" calcext:value-type="float">
            <text:p>-0.758090096948776</text:p>
          </table:table-cell>
          <table:table-cell office:value-type="float" office:value="1.83308193848827E-023" calcext:value-type="float">
            <text:p>1.83308193848827E-23</text:p>
          </table:table-cell>
          <table:table-cell office:value-type="float" office:value="0.975893584069442" calcext:value-type="float">
            <text:p>0.975893584069442</text:p>
          </table:table-cell>
          <table:table-cell office:value-type="float" office:value="3.42185703870538E-079" calcext:value-type="float">
            <text:p>3.42185703870538E-79</text:p>
          </table:table-cell>
          <table:table-cell office:value-type="float" office:value="1.41011333627545" calcext:value-type="float">
            <text:p>1.41011333627545</text:p>
          </table:table-cell>
          <table:table-cell office:value-type="float" office:value="0.16118196462887" calcext:value-type="float">
            <text:p>0.16118196462887</text:p>
          </table:table-cell>
        </table:table-row>
        <table:table-row table:style-name="ro1">
          <table:table-cell office:value-type="string" calcext:value-type="string">
            <text:p>Cebuano</text:p>
          </table:table-cell>
          <table:table-cell office:value-type="float" office:value="-0.424544968242153" calcext:value-type="float">
            <text:p>-0.424544968242153</text:p>
          </table:table-cell>
          <table:table-cell office:value-type="float" office:value="0" calcext:value-type="float">
            <text:p>0</text:p>
          </table:table-cell>
          <table:table-cell office:value-type="float" office:value="-0.850477150810172" calcext:value-type="float">
            <text:p>-0.850477150810172</text:p>
          </table:table-cell>
          <table:table-cell office:value-type="float" office:value="0.00000203496326805374" calcext:value-type="float">
            <text:p>2.03496326805374E-06</text:p>
          </table:table-cell>
          <table:table-cell office:value-type="float" office:value="-0.409500241828971" calcext:value-type="float">
            <text:p>-0.409500241828971</text:p>
          </table:table-cell>
          <table:table-cell office:value-type="float" office:value="0.0000174558921173975" calcext:value-type="float">
            <text:p>1.74558921173975E-05</text:p>
          </table:table-cell>
          <table:table-cell office:value-type="float" office:value="-0.791357279882883" calcext:value-type="float">
            <text:p>-0.791357279882883</text:p>
          </table:table-cell>
          <table:table-cell office:value-type="float" office:value="2.59068861670841E-023" calcext:value-type="float">
            <text:p>2.59068861670841E-23</text:p>
          </table:table-cell>
          <table:table-cell office:value-type="float" office:value="0.491452999714777" calcext:value-type="float">
            <text:p>0.491452999714777</text:p>
          </table:table-cell>
          <table:table-cell office:value-type="float" office:value="0.000000135472903964034" calcext:value-type="float">
            <text:p>1.35472903964034E-07</text:p>
          </table:table-cell>
          <table:table-cell office:value-type="float" office:value="5.95821467360023" calcext:value-type="float">
            <text:p>5.95821467360023</text:p>
          </table:table-cell>
          <table:table-cell office:value-type="float" office:value="0.0000000383193068641414" calcext:value-type="float">
            <text:p>3.83193068641414E-08</text:p>
          </table:table-cell>
          <table:table-cell office:value-type="float" office:value="-0.643689269845981" calcext:value-type="float">
            <text:p>-0.643689269845981</text:p>
          </table:table-cell>
          <table:table-cell office:value-type="float" office:value="0.0000228377855258375" calcext:value-type="float">
            <text:p>2.28377855258375E-05</text:p>
          </table:table-cell>
          <table:table-cell office:value-type="float" office:value="-0.743742608809997" calcext:value-type="float">
            <text:p>-0.743742608809997</text:p>
          </table:table-cell>
          <table:table-cell office:value-type="float" office:value="3.00466757948645E-035" calcext:value-type="float">
            <text:p>3.00466757948645E-35</text:p>
          </table:table-cell>
          <table:table-cell office:value-type="float" office:value="-0.70298854362373" calcext:value-type="float">
            <text:p>-0.70298854362373</text:p>
          </table:table-cell>
          <table:table-cell office:value-type="float" office:value="4.38726209644896E-030" calcext:value-type="float">
            <text:p>4.38726209644896E-30</text:p>
          </table:table-cell>
          <table:table-cell office:value-type="float" office:value="0.6196113230766" calcext:value-type="float">
            <text:p>0.6196113230766</text:p>
          </table:table-cell>
          <table:table-cell office:value-type="float" office:value="7.51037625993687E-022" calcext:value-type="float">
            <text:p>7.51037625993687E-22</text:p>
          </table:table-cell>
          <table:table-cell office:value-type="float" office:value="-1.05201536595311" calcext:value-type="float">
            <text:p>-1.05201536595311</text:p>
          </table:table-cell>
          <table:table-cell office:value-type="float" office:value="0.294128614200728" calcext:value-type="float">
            <text:p>0.294128614200728</text:p>
          </table:table-cell>
        </table:table-row>
        <table:table-row table:style-name="ro1">
          <table:table-cell office:value-type="string" calcext:value-type="string">
            <text:p>French</text:p>
          </table:table-cell>
          <table:table-cell office:value-type="float" office:value="-0.424843822836107" calcext:value-type="float">
            <text:p>-0.424843822836107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4804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471984306699521" calcext:value-type="float">
            <text:p>-0.471984306699521</text:p>
          </table:table-cell>
          <table:table-cell office:value-type="float" office:value="0.000000627216847732414" calcext:value-type="float">
            <text:p>6.27216847732414E-07</text:p>
          </table:table-cell>
          <table:table-cell office:value-type="float" office:value="-0.770631793191884" calcext:value-type="float">
            <text:p>-0.770631793191884</text:p>
          </table:table-cell>
          <table:table-cell office:value-type="float" office:value="4.38559528324206E-021" calcext:value-type="float">
            <text:p>4.38559528324206E-21</text:p>
          </table:table-cell>
          <table:table-cell office:value-type="float" office:value="0.263955506364258" calcext:value-type="float">
            <text:p>0.263955506364258</text:p>
          </table:table-cell>
          <table:table-cell office:value-type="float" office:value="0.00764909790574484" calcext:value-type="float">
            <text:p>0.007649097905745</text:p>
          </table:table-cell>
          <table:table-cell office:value-type="float" office:value="3.80704853119061" calcext:value-type="float">
            <text:p>3.80704853119061</text:p>
          </table:table-cell>
          <table:table-cell office:value-type="float" office:value="0.000245130479784595" calcext:value-type="float">
            <text:p>0.000245130479785</text:p>
          </table:table-cell>
          <table:table-cell office:value-type="float" office:value="-0.703841229280759" calcext:value-type="float">
            <text:p>-0.703841229280759</text:p>
          </table:table-cell>
          <table:table-cell office:value-type="float" office:value="0.000770871180497511" calcext:value-type="float">
            <text:p>0.000770871180498</text:p>
          </table:table-cell>
          <table:table-cell office:value-type="float" office:value="-0.588541356873186" calcext:value-type="float">
            <text:p>-0.588541356873186</text:p>
          </table:table-cell>
          <table:table-cell office:value-type="float" office:value="4.27383435047167E-019" calcext:value-type="float">
            <text:p>4.27383435047167E-19</text:p>
          </table:table-cell>
          <table:table-cell office:value-type="float" office:value="-0.598782045393025" calcext:value-type="float">
            <text:p>-0.598782045393025</text:p>
          </table:table-cell>
          <table:table-cell office:value-type="float" office:value="7.19384201738194E-020" calcext:value-type="float">
            <text:p>7.19384201738194E-20</text:p>
          </table:table-cell>
          <table:table-cell office:value-type="float" office:value="0.410448092320673" calcext:value-type="float">
            <text:p>0.410448092320673</text:p>
          </table:table-cell>
          <table:table-cell office:value-type="float" office:value="0.00000000406471605895575" calcext:value-type="float">
            <text:p>4.06471605895575E-09</text:p>
          </table:table-cell>
          <table:table-cell office:value-type="float" office:value="0.174993841400809" calcext:value-type="float">
            <text:p>0.174993841400809</text:p>
          </table:table-cell>
          <table:table-cell office:value-type="float" office:value="0.861273799819479" calcext:value-type="float">
            <text:p>0.861273799819479</text:p>
          </table:table-cell>
        </table:table-row>
        <table:table-row table:style-name="ro1">
          <table:table-cell office:value-type="string" calcext:value-type="string">
            <text:p>Jakalteko</text:p>
          </table:table-cell>
          <table:table-cell office:value-type="float" office:value="-0.426570563061038" calcext:value-type="float">
            <text:p>-0.426570563061038</text:p>
          </table:table-cell>
          <table:table-cell office:value-type="float" office:value="0" calcext:value-type="float">
            <text:p>0</text:p>
          </table:table-cell>
          <table:table-cell office:value-type="float" office:value="-0.82555297863198" calcext:value-type="float">
            <text:p>-0.82555297863198</text:p>
          </table:table-cell>
          <table:table-cell office:value-type="float" office:value="0.00000224396396731699" calcext:value-type="float">
            <text:p>2.24396396731699E-06</text:p>
          </table:table-cell>
          <table:table-cell office:value-type="float" office:value="0.276699846937807" calcext:value-type="float">
            <text:p>0.276699846937807</text:p>
          </table:table-cell>
          <table:table-cell office:value-type="float" office:value="0.0141915391673906" calcext:value-type="float">
            <text:p>0.014191539167391</text:p>
          </table:table-cell>
          <table:table-cell office:value-type="float" office:value="-0.696136307640343" calcext:value-type="float">
            <text:p>-0.696136307640343</text:p>
          </table:table-cell>
          <table:table-cell office:value-type="float" office:value="0.00000000000148928044466765" calcext:value-type="float">
            <text:p>1.48928044466765E-12</text:p>
          </table:table-cell>
          <table:table-cell office:value-type="float" office:value="-0.4632228847229" calcext:value-type="float">
            <text:p>-0.4632228847229</text:p>
          </table:table-cell>
          <table:table-cell office:value-type="float" office:value="0.0000194908393417122" calcext:value-type="float">
            <text:p>1.94908393417122E-05</text:p>
          </table:table-cell>
          <table:table-cell office:value-type="float" office:value="6.36781197353278" calcext:value-type="float">
            <text:p>6.36781197353278</text:p>
          </table:table-cell>
          <table:table-cell office:value-type="float" office:value="0.0000000138526249989783" calcext:value-type="float">
            <text:p>1.38526249989783E-08</text:p>
          </table:table-cell>
          <table:table-cell office:value-type="float" office:value="-0.716052737113203" calcext:value-type="float">
            <text:p>-0.716052737113203</text:p>
          </table:table-cell>
          <table:table-cell office:value-type="float" office:value="0.000121837707688007" calcext:value-type="float">
            <text:p>0.000121837707688</text:p>
          </table:table-cell>
          <table:table-cell office:value-type="float" office:value="-0.517314451591163" calcext:value-type="float">
            <text:p>-0.517314451591163</text:p>
          </table:table-cell>
          <table:table-cell office:value-type="float" office:value="0.00000000378588551531876" calcext:value-type="float">
            <text:p>3.78588551531876E-09</text:p>
          </table:table-cell>
          <table:table-cell office:value-type="float" office:value="-0.612462193845322" calcext:value-type="float">
            <text:p>-0.612462193845322</text:p>
          </table:table-cell>
          <table:table-cell office:value-type="float" office:value="0.000000000000444786158937618" calcext:value-type="float">
            <text:p>4.44786158937618E-13</text:p>
          </table:table-cell>
          <table:table-cell office:value-type="float" office:value="0.154638629532635" calcext:value-type="float">
            <text:p>0.154638629532635</text:p>
          </table:table-cell>
          <table:table-cell office:value-type="float" office:value="0.100426310337507" calcext:value-type="float">
            <text:p>0.100426310337507</text:p>
          </table:table-cell>
          <table:table-cell office:value-type="float" office:value="1.05017300611188" calcext:value-type="float">
            <text:p>1.05017300611188</text:p>
          </table:table-cell>
          <table:table-cell office:value-type="float" office:value="0.29591962762135" calcext:value-type="float">
            <text:p>0.29591962762135</text:p>
          </table:table-cell>
        </table:table-row>
        <table:table-row table:style-name="ro1">
          <table:table-cell office:value-type="string" calcext:value-type="string">
            <text:p>Swahili</text:p>
          </table:table-cell>
          <table:table-cell office:value-type="float" office:value="-0.369942883413024" calcext:value-type="float">
            <text:p>-0.369942883413024</text:p>
          </table:table-cell>
          <table:table-cell office:value-type="float" office:value="0" calcext:value-type="float">
            <text:p>0</text:p>
          </table:table-cell>
          <table:table-cell office:value-type="float" office:value="-0.874100069744603" calcext:value-type="float">
            <text:p>-0.874100069744603</text:p>
          </table:table-cell>
          <table:table-cell office:value-type="float" office:value="0.000000473794315991535" calcext:value-type="float">
            <text:p>4.73794315991535E-07</text:p>
          </table:table-cell>
          <table:table-cell office:value-type="float" office:value="-0.778511093964038" calcext:value-type="float">
            <text:p>-0.778511093964038</text:p>
          </table:table-cell>
          <table:table-cell office:value-type="float" office:value="0.0000000000000142818054157414" calcext:value-type="float">
            <text:p>1.42818054157414E-14</text:p>
          </table:table-cell>
          <table:table-cell office:value-type="float" office:value="-0.871989908538889" calcext:value-type="float">
            <text:p>-0.871989908538889</text:p>
          </table:table-cell>
          <table:table-cell office:value-type="float" office:value="1.58532590558824E-021" calcext:value-type="float">
            <text:p>1.58532590558824E-21</text:p>
          </table:table-cell>
          <table:table-cell office:value-type="float" office:value="0.845865299476717" calcext:value-type="float">
            <text:p>0.845865299476717</text:p>
          </table:table-cell>
          <table:table-cell office:value-type="float" office:value="3.96722269407224E-019" calcext:value-type="float">
            <text:p>3.96722269407224E-19</text:p>
          </table:table-cell>
          <table:table-cell office:value-type="float" office:value="2.73926882853065" calcext:value-type="float">
            <text:p>2.73926882853065</text:p>
          </table:table-cell>
          <table:table-cell office:value-type="float" office:value="0.00799849024285291" calcext:value-type="float">
            <text:p>0.007998490242853</text:p>
          </table:table-cell>
          <table:table-cell office:value-type="float" office:value="-0.737566469912634" calcext:value-type="float">
            <text:p>-0.737566469912634</text:p>
          </table:table-cell>
          <table:table-cell office:value-type="float" office:value="0.0000896380684782661" calcext:value-type="float">
            <text:p>8.96380684782661E-05</text:p>
          </table:table-cell>
          <table:table-cell office:value-type="float" office:value="-0.78182200413365" calcext:value-type="float">
            <text:p>-0.78182200413365</text:p>
          </table:table-cell>
          <table:table-cell office:value-type="float" office:value="4.20697967296621E-024" calcext:value-type="float">
            <text:p>4.20697967296621E-24</text:p>
          </table:table-cell>
          <table:table-cell office:value-type="float" office:value="-0.781431567857458" calcext:value-type="float">
            <text:p>-0.781431567857458</text:p>
          </table:table-cell>
          <table:table-cell office:value-type="float" office:value="4.58471973376095E-024" calcext:value-type="float">
            <text:p>4.58471973376095E-24</text:p>
          </table:table-cell>
          <table:table-cell office:value-type="float" office:value="0.882813247295981" calcext:value-type="float">
            <text:p>0.882813247295981</text:p>
          </table:table-cell>
          <table:table-cell office:value-type="float" office:value="1.46600437077408E-037" calcext:value-type="float">
            <text:p>1.46600437077408E-37</text:p>
          </table:table-cell>
          <table:table-cell office:value-type="float" office:value="-0.0141021169524511" calcext:value-type="float">
            <text:p>-0.014102116952451</text:p>
          </table:table-cell>
          <table:table-cell office:value-type="float" office:value="0.988774529604395" calcext:value-type="float">
            <text:p>0.988774529604395</text:p>
          </table:table-cell>
        </table:table-row>
        <table:table-row table:style-name="ro1">
          <table:table-cell office:value-type="string" calcext:value-type="string">
            <text:p>Slovene</text:p>
          </table:table-cell>
          <table:table-cell office:value-type="float" office:value="-0.386249694575085" calcext:value-type="float">
            <text:p>-0.386249694575085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17466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384073482747153" calcext:value-type="float">
            <text:p>-0.384073482747153</text:p>
          </table:table-cell>
          <table:table-cell office:value-type="float" office:value="0.0000175831626034413" calcext:value-type="float">
            <text:p>1.75831626034413E-05</text:p>
          </table:table-cell>
          <table:table-cell office:value-type="float" office:value="-0.667633653514661" calcext:value-type="float">
            <text:p>-0.667633653514661</text:p>
          </table:table-cell>
          <table:table-cell office:value-type="float" office:value="1.49761143992172E-016" calcext:value-type="float">
            <text:p>1.49761143992172E-16</text:p>
          </table:table-cell>
          <table:table-cell office:value-type="float" office:value="0.303033537350369" calcext:value-type="float">
            <text:p>0.303033537350369</text:p>
          </table:table-cell>
          <table:table-cell office:value-type="float" office:value="0.000851355406989625" calcext:value-type="float">
            <text:p>0.00085135540699</text:p>
          </table:table-cell>
          <table:table-cell office:value-type="float" office:value="3.41577029252531" calcext:value-type="float">
            <text:p>3.41577029252531</text:p>
          </table:table-cell>
          <table:table-cell office:value-type="float" office:value="0.000879721884177927" calcext:value-type="float">
            <text:p>0.000879721884178</text:p>
          </table:table-cell>
          <table:table-cell office:value-type="float" office:value="-0.684297662454749" calcext:value-type="float">
            <text:p>-0.684297662454749</text:p>
          </table:table-cell>
          <table:table-cell office:value-type="float" office:value="0.000316808423165781" calcext:value-type="float">
            <text:p>0.000316808423166</text:p>
          </table:table-cell>
          <table:table-cell office:value-type="float" office:value="-0.433936409188346" calcext:value-type="float">
            <text:p>-0.433936409188346</text:p>
          </table:table-cell>
          <table:table-cell office:value-type="float" office:value="0.0000000000722451602388714" calcext:value-type="float">
            <text:p>7.22451602388714E-11</text:p>
          </table:table-cell>
          <table:table-cell office:value-type="float" office:value="-0.534196876857099" calcext:value-type="float">
            <text:p>-0.534196876857099</text:p>
          </table:table-cell>
          <table:table-cell office:value-type="float" office:value="1.34982626175058E-016" calcext:value-type="float">
            <text:p>1.34982626175058E-16</text:p>
          </table:table-cell>
          <table:table-cell office:value-type="float" office:value="0.342079145351157" calcext:value-type="float">
            <text:p>0.342079145351157</text:p>
          </table:table-cell>
          <table:table-cell office:value-type="float" office:value="0.000000484032400911085" calcext:value-type="float">
            <text:p>4.84032400911085E-07</text:p>
          </table:table-cell>
          <table:table-cell office:value-type="float" office:value="1.50950084097328" calcext:value-type="float">
            <text:p>1.50950084097328</text:p>
          </table:table-cell>
          <table:table-cell office:value-type="float" office:value="0.132725724658066" calcext:value-type="float">
            <text:p>0.132725724658066</text:p>
          </table:table-cell>
        </table:table-row>
        <table:table-row table:style-name="ro1">
          <table:table-cell office:value-type="string" calcext:value-type="string">
            <text:p>Lukpa</text:p>
          </table:table-cell>
          <table:table-cell office:value-type="float" office:value="-0.484438013919842" calcext:value-type="float">
            <text:p>-0.484438013919842</text:p>
          </table:table-cell>
          <table:table-cell office:value-type="float" office:value="0" calcext:value-type="float">
            <text:p>0</text:p>
          </table:table-cell>
          <table:table-cell office:value-type="float" office:value="-0.854629836164608" calcext:value-type="float">
            <text:p>-0.854629836164608</text:p>
          </table:table-cell>
          <table:table-cell office:value-type="float" office:value="0.0000124841946921429" calcext:value-type="float">
            <text:p>1.24841946921429E-05</text:p>
          </table:table-cell>
          <table:table-cell office:value-type="float" office:value="-0.465095961391032" calcext:value-type="float">
            <text:p>-0.465095961391032</text:p>
          </table:table-cell>
          <table:table-cell office:value-type="float" office:value="0.00000000706099959367594" calcext:value-type="float">
            <text:p>7.06099959367594E-09</text:p>
          </table:table-cell>
          <table:table-cell office:value-type="float" office:value="-0.828676539957415" calcext:value-type="float">
            <text:p>-0.828676539957415</text:p>
          </table:table-cell>
          <table:table-cell office:value-type="float" office:value="1.35591351290746E-036" calcext:value-type="float">
            <text:p>1.35591351290746E-36</text:p>
          </table:table-cell>
          <table:table-cell office:value-type="float" office:value="0.599288284057752" calcext:value-type="float">
            <text:p>0.599288284057752</text:p>
          </table:table-cell>
          <table:table-cell office:value-type="float" office:value="5.18278553641988E-015" calcext:value-type="float">
            <text:p>5.18278553641988E-15</text:p>
          </table:table-cell>
          <table:table-cell office:value-type="float" office:value="8.24455171411507" calcext:value-type="float">
            <text:p>8.24455171411507</text:p>
          </table:table-cell>
          <table:table-cell office:value-type="float" office:value="0.00000000000012038493372129" calcext:value-type="float">
            <text:p>1.2038493372129E-13</text:p>
          </table:table-cell>
          <table:table-cell office:value-type="float" office:value="-0.706798475860362" calcext:value-type="float">
            <text:p>-0.706798475860362</text:p>
          </table:table-cell>
          <table:table-cell office:value-type="float" office:value="0.0010396161310687" calcext:value-type="float">
            <text:p>0.001039616131069</text:p>
          </table:table-cell>
          <table:table-cell office:value-type="float" office:value="-0.650741226823075" calcext:value-type="float">
            <text:p>-0.650741226823075</text:p>
          </table:table-cell>
          <table:table-cell office:value-type="float" office:value="8.77025638782232E-034" calcext:value-type="float">
            <text:p>8.77025638782232E-34</text:p>
          </table:table-cell>
          <table:table-cell office:value-type="float" office:value="-0.749079629829899" calcext:value-type="float">
            <text:p>-0.749079629829899</text:p>
          </table:table-cell>
          <table:table-cell office:value-type="float" office:value="1.16310911601446E-049" calcext:value-type="float">
            <text:p>1.16310911601446E-49</text:p>
          </table:table-cell>
          <table:table-cell office:value-type="float" office:value="0.732995484681914" calcext:value-type="float">
            <text:p>0.732995484681914</text:p>
          </table:table-cell>
          <table:table-cell office:value-type="float" office:value="1.38512148785544E-046" calcext:value-type="float">
            <text:p>1.38512148785544E-46</text:p>
          </table:table-cell>
          <table:table-cell office:value-type="float" office:value="3.36053886857367" calcext:value-type="float">
            <text:p>3.36053886857367</text:p>
          </table:table-cell>
          <table:table-cell office:value-type="float" office:value="0.000891972210257646" calcext:value-type="float">
            <text:p>0.000891972210258</text:p>
          </table:table-cell>
        </table:table-row>
        <table:table-row table:style-name="ro1">
          <table:table-cell office:value-type="string" calcext:value-type="string">
            <text:p>Ewe</text:p>
          </table:table-cell>
          <table:table-cell office:value-type="float" office:value="-0.479104825718098" calcext:value-type="float">
            <text:p>-0.479104825718098</text:p>
          </table:table-cell>
          <table:table-cell office:value-type="float" office:value="0" calcext:value-type="float">
            <text:p>0</text:p>
          </table:table-cell>
          <table:table-cell office:value-type="float" office:value="-0.850477150810172" calcext:value-type="float">
            <text:p>-0.850477150810172</text:p>
          </table:table-cell>
          <table:table-cell office:value-type="float" office:value="0.00000203496326805374" calcext:value-type="float">
            <text:p>2.03496326805374E-06</text:p>
          </table:table-cell>
          <table:table-cell office:value-type="float" office:value="-0.464078120978507" calcext:value-type="float">
            <text:p>-0.464078120978507</text:p>
          </table:table-cell>
          <table:table-cell office:value-type="float" office:value="0.00000000529005435907173" calcext:value-type="float">
            <text:p>5.29005435907173E-09</text:p>
          </table:table-cell>
          <table:table-cell office:value-type="float" office:value="-0.844158415562765" calcext:value-type="float">
            <text:p>-0.844158415562765</text:p>
          </table:table-cell>
          <table:table-cell office:value-type="float" office:value="5.27073813817465E-040" calcext:value-type="float">
            <text:p>5.27073813817465E-40</text:p>
          </table:table-cell>
          <table:table-cell office:value-type="float" office:value="0.49389467481907" calcext:value-type="float">
            <text:p>0.49389467481907</text:p>
          </table:table-cell>
          <table:table-cell office:value-type="float" office:value="0.00000000036518377747101" calcext:value-type="float">
            <text:p>3.6518377747101E-10</text:p>
          </table:table-cell>
          <table:table-cell office:value-type="float" office:value="7.894202948763" calcext:value-type="float">
            <text:p>7.894202948763</text:p>
          </table:table-cell>
          <table:table-cell office:value-type="float" office:value="0.000000000000765011258792076" calcext:value-type="float">
            <text:p>7.65011258792076E-13</text:p>
          </table:table-cell>
          <table:table-cell office:value-type="float" office:value="-0.720395692685475" calcext:value-type="float">
            <text:p>-0.720395692685475</text:p>
          </table:table-cell>
          <table:table-cell office:value-type="float" office:value="0.000156078137849429" calcext:value-type="float">
            <text:p>0.000156078137849</text:p>
          </table:table-cell>
          <table:table-cell office:value-type="float" office:value="-0.659199412502313" calcext:value-type="float">
            <text:p>-0.659199412502313</text:p>
          </table:table-cell>
          <table:table-cell office:value-type="float" office:value="2.7074557423948E-033" calcext:value-type="float">
            <text:p>2.7074557423948E-33</text:p>
          </table:table-cell>
          <table:table-cell office:value-type="float" office:value="-0.69310405184586" calcext:value-type="float">
            <text:p>-0.69310405184586</text:p>
          </table:table-cell>
          <table:table-cell office:value-type="float" office:value="5.58703323665656E-038" calcext:value-type="float">
            <text:p>5.58703323665656E-38</text:p>
          </table:table-cell>
          <table:table-cell office:value-type="float" office:value="0.666698139490962" calcext:value-type="float">
            <text:p>0.666698139490962</text:p>
          </table:table-cell>
          <table:table-cell office:value-type="float" office:value="2.81382304662683E-034" calcext:value-type="float">
            <text:p>2.81382304662683E-34</text:p>
          </table:table-cell>
          <table:table-cell office:value-type="float" office:value="0.968856301978678" calcext:value-type="float">
            <text:p>0.968856301978678</text:p>
          </table:table-cell>
          <table:table-cell office:value-type="float" office:value="0.333542170156815" calcext:value-type="float">
            <text:p>0.333542170156815</text:p>
          </table:table-cell>
        </table:table-row>
        <table:table-row table:style-name="ro1">
          <table:table-cell office:value-type="string" calcext:value-type="string">
            <text:p>Spanish</text:p>
          </table:table-cell>
          <table:table-cell office:value-type="float" office:value="-0.408940574081932" calcext:value-type="float">
            <text:p>-0.408940574081932</text:p>
          </table:table-cell>
          <table:table-cell office:value-type="float" office:value="0" calcext:value-type="float">
            <text:p>0</text:p>
          </table:table-cell>
          <table:table-cell office:value-type="float" office:value="-0.839553667848048" calcext:value-type="float">
            <text:p>-0.839553667848048</text:p>
          </table:table-cell>
          <table:table-cell office:value-type="float" office:value="0.0000131752768264891" calcext:value-type="float">
            <text:p>1.31752768264891E-05</text:p>
          </table:table-cell>
          <table:table-cell office:value-type="float" office:value="-0.559390231833659" calcext:value-type="float">
            <text:p>-0.559390231833659</text:p>
          </table:table-cell>
          <table:table-cell office:value-type="float" office:value="0.000000000554695022040293" calcext:value-type="float">
            <text:p>5.54695022040293E-10</text:p>
          </table:table-cell>
          <table:table-cell office:value-type="float" office:value="-0.852387109874116" calcext:value-type="float">
            <text:p>-0.852387109874116</text:p>
          </table:table-cell>
          <table:table-cell office:value-type="float" office:value="9.12794510882576E-031" calcext:value-type="float">
            <text:p>9.12794510882576E-31</text:p>
          </table:table-cell>
          <table:table-cell office:value-type="float" office:value="0.522008198981471" calcext:value-type="float">
            <text:p>0.522008198981471</text:p>
          </table:table-cell>
          <table:table-cell office:value-type="float" office:value="0.0000000112458091076047" calcext:value-type="float">
            <text:p>1.12458091076047E-08</text:p>
          </table:table-cell>
          <table:table-cell office:value-type="float" office:value="5.59964548332179" calcext:value-type="float">
            <text:p>5.59964548332179</text:p>
          </table:table-cell>
          <table:table-cell office:value-type="float" office:value="0.000000182478136336378" calcext:value-type="float">
            <text:p>1.82478136336378E-07</text:p>
          </table:table-cell>
          <table:table-cell office:value-type="float" office:value="-0.703841229280759" calcext:value-type="float">
            <text:p>-0.703841229280759</text:p>
          </table:table-cell>
          <table:table-cell office:value-type="float" office:value="0.000770871180497511" calcext:value-type="float">
            <text:p>0.000770871180498</text:p>
          </table:table-cell>
          <table:table-cell office:value-type="float" office:value="-0.615565165550393" calcext:value-type="float">
            <text:p>-0.615565165550393</text:p>
          </table:table-cell>
          <table:table-cell office:value-type="float" office:value="3.03297878256595E-022" calcext:value-type="float">
            <text:p>3.03297878256595E-22</text:p>
          </table:table-cell>
          <table:table-cell office:value-type="float" office:value="-0.726551067578095" calcext:value-type="float">
            <text:p>-0.726551067578095</text:p>
          </table:table-cell>
          <table:table-cell office:value-type="float" office:value="4.18198279571586E-034" calcext:value-type="float">
            <text:p>4.18198279571586E-34</text:p>
          </table:table-cell>
          <table:table-cell office:value-type="float" office:value="0.590635051932531" calcext:value-type="float">
            <text:p>0.590635051932531</text:p>
          </table:table-cell>
          <table:table-cell office:value-type="float" office:value="3.40576898950824E-020" calcext:value-type="float">
            <text:p>3.40576898950824E-20</text:p>
          </table:table-cell>
          <table:table-cell office:value-type="float" office:value="2.58886207068358" calcext:value-type="float">
            <text:p>2.58886207068358</text:p>
          </table:table-cell>
          <table:table-cell office:value-type="float" office:value="0.0103475664138082" calcext:value-type="float">
            <text:p>0.010347566413808</text:p>
          </table:table-cell>
        </table:table-row>
        <table:table-row table:style-name="ro1">
          <table:table-cell office:value-type="string" calcext:value-type="string">
            <text:p>Finnish</text:p>
          </table:table-cell>
          <table:table-cell office:value-type="float" office:value="-0.31194547646376" calcext:value-type="float">
            <text:p>-0.31194547646376</text:p>
          </table:table-cell>
          <table:table-cell office:value-type="float" office:value="0" calcext:value-type="float">
            <text:p>0</text:p>
          </table:table-cell>
          <table:table-cell office:value-type="float" office:value="-0.778563254475553" calcext:value-type="float">
            <text:p>-0.778563254475553</text:p>
          </table:table-cell>
          <table:table-cell office:value-type="float" office:value="0.00000281550235966787" calcext:value-type="float">
            <text:p>2.81550235966787E-06</text:p>
          </table:table-cell>
          <table:table-cell office:value-type="float" office:value="-0.680714602269379" calcext:value-type="float">
            <text:p>-0.680714602269379</text:p>
          </table:table-cell>
          <table:table-cell office:value-type="float" office:value="0.00000000000705479104512319" calcext:value-type="float">
            <text:p>7.05479104512319E-12</text:p>
          </table:table-cell>
          <table:table-cell office:value-type="float" office:value="-0.68473152508055" calcext:value-type="float">
            <text:p>-0.68473152508055</text:p>
          </table:table-cell>
          <table:table-cell office:value-type="float" office:value="0.0000000000047480213553203" calcext:value-type="float">
            <text:p>4.7480213553203E-12</text:p>
          </table:table-cell>
          <table:table-cell office:value-type="float" office:value="0.994454021925254" calcext:value-type="float">
            <text:p>0.994454021925254</text:p>
          </table:table-cell>
          <table:table-cell office:value-type="float" office:value="4.23584910672649E-076" calcext:value-type="float">
            <text:p>4.23584910672649E-76</text:p>
          </table:table-cell>
          <table:table-cell office:value-type="float" office:value="0.453225952268854" calcext:value-type="float">
            <text:p>0.453225952268854</text:p>
          </table:table-cell>
          <table:table-cell office:value-type="float" office:value="0.651694606815415" calcext:value-type="float">
            <text:p>0.651694606815415</text:p>
          </table:table-cell>
          <table:table-cell office:value-type="float" office:value="-0.693494117517753" calcext:value-type="float">
            <text:p>-0.693494117517753</text:p>
          </table:table-cell>
          <table:table-cell office:value-type="float" office:value="0.0000605170182752278" calcext:value-type="float">
            <text:p>6.05170182752278E-05</text:p>
          </table:table-cell>
          <table:table-cell office:value-type="float" office:value="-0.571683916359538" calcext:value-type="float">
            <text:p>-0.571683916359538</text:p>
          </table:table-cell>
          <table:table-cell office:value-type="float" office:value="0.00000000000912861618815659" calcext:value-type="float">
            <text:p>9.12861618815659E-12</text:p>
          </table:table-cell>
          <table:table-cell office:value-type="float" office:value="-0.57300450855099" calcext:value-type="float">
            <text:p>-0.57300450855099</text:p>
          </table:table-cell>
          <table:table-cell office:value-type="float" office:value="0.00000000000797712295072897" calcext:value-type="float">
            <text:p>7.97712295072897E-12</text:p>
          </table:table-cell>
          <table:table-cell office:value-type="float" office:value="0.99781715663676" calcext:value-type="float">
            <text:p>0.99781715663676</text:p>
          </table:table-cell>
          <table:table-cell office:value-type="float" office:value="3.99146650066578E-141" calcext:value-type="float">
            <text:p>3.99146650066578E-141</text:p>
          </table:table-cell>
          <table:table-cell office:value-type="float" office:value="0.263790396369136" calcext:value-type="float">
            <text:p>0.263790396369136</text:p>
          </table:table-cell>
          <table:table-cell office:value-type="float" office:value="0.792405484886919" calcext:value-type="float">
            <text:p>0.792405484886919</text:p>
          </table:table-cell>
        </table:table-row>
        <table:table-row table:style-name="ro1">
          <table:table-cell office:value-type="string" calcext:value-type="string">
            <text:p>Dutch</text:p>
          </table:table-cell>
          <table:table-cell office:value-type="float" office:value="-0.481326659782483" calcext:value-type="float">
            <text:p>-0.481326659782483</text:p>
          </table:table-cell>
          <table:table-cell office:value-type="float" office:value="0" calcext:value-type="float">
            <text:p>0</text:p>
          </table:table-cell>
          <table:table-cell office:value-type="float" office:value="-0.811107105653813" calcext:value-type="float">
            <text:p>-0.811107105653813</text:p>
          </table:table-cell>
          <table:table-cell office:value-type="float" office:value="0.0000143197903592044" calcext:value-type="float">
            <text:p>1.43197903592044E-05</text:p>
          </table:table-cell>
          <table:table-cell office:value-type="float" office:value="0.0320065124735281" calcext:value-type="float">
            <text:p>0.032006512473528</text:p>
          </table:table-cell>
          <table:table-cell office:value-type="float" office:value="0.747042631647918" calcext:value-type="float">
            <text:p>0.747042631647918</text:p>
          </table:table-cell>
          <table:table-cell office:value-type="float" office:value="-0.826829259104606" calcext:value-type="float">
            <text:p>-0.826829259104606</text:p>
          </table:table-cell>
          <table:table-cell office:value-type="float" office:value="3.06227420934422E-027" calcext:value-type="float">
            <text:p>3.06227420934422E-27</text:p>
          </table:table-cell>
          <table:table-cell office:value-type="float" office:value="0.0781199897613377" calcext:value-type="float">
            <text:p>0.078119989761338</text:p>
          </table:table-cell>
          <table:table-cell office:value-type="float" office:value="0.430551882111516" calcext:value-type="float">
            <text:p>0.430551882111516</text:p>
          </table:table-cell>
          <table:table-cell office:value-type="float" office:value="10.4783209874097" calcext:value-type="float">
            <text:p>10.4783209874097</text:p>
          </table:table-cell>
          <table:table-cell office:value-type="float" office:value="7.93976537300857E-018" calcext:value-type="float">
            <text:p>7.93976537300857E-18</text:p>
          </table:table-cell>
          <table:table-cell office:value-type="float" office:value="-0.678418641981193" calcext:value-type="float">
            <text:p>-0.678418641981193</text:p>
          </table:table-cell>
          <table:table-cell office:value-type="float" office:value="0.000268629623674654" calcext:value-type="float">
            <text:p>0.000268629623675</text:p>
          </table:table-cell>
          <table:table-cell office:value-type="float" office:value="-0.62470265424149" calcext:value-type="float">
            <text:p>-0.62470265424149</text:p>
          </table:table-cell>
          <table:table-cell office:value-type="float" office:value="1.59748037848524E-021" calcext:value-type="float">
            <text:p>1.59748037848524E-21</text:p>
          </table:table-cell>
          <table:table-cell office:value-type="float" office:value="-0.746965246616135" calcext:value-type="float">
            <text:p>-0.746965246616135</text:p>
          </table:table-cell>
          <table:table-cell office:value-type="float" office:value="1.89033303159923E-034" calcext:value-type="float">
            <text:p>1.89033303159923E-34</text:p>
          </table:table-cell>
          <table:table-cell office:value-type="float" office:value="0.533256698730271" calcext:value-type="float">
            <text:p>0.533256698730271</text:p>
          </table:table-cell>
          <table:table-cell office:value-type="float" office:value="4.65656701117752E-015" calcext:value-type="float">
            <text:p>4.65656701117752E-15</text:p>
          </table:table-cell>
          <table:table-cell office:value-type="float" office:value="2.69494860717157" calcext:value-type="float">
            <text:p>2.69494860717157</text:p>
          </table:table-cell>
          <table:table-cell office:value-type="float" office:value="0.00769566709029359" calcext:value-type="float">
            <text:p>0.007695667090294</text:p>
          </table:table-cell>
        </table:table-row>
        <table:table-row table:style-name="ro1">
          <table:table-cell office:value-type="string" calcext:value-type="string">
            <text:p>Norwegian</text:p>
          </table:table-cell>
          <table:table-cell office:value-type="float" office:value="-0.523297663573573" calcext:value-type="float">
            <text:p>-0.523297663573573</text:p>
          </table:table-cell>
          <table:table-cell office:value-type="float" office:value="0" calcext:value-type="float">
            <text:p>0</text:p>
          </table:table-cell>
          <table:table-cell office:value-type="float" office:value="-0.797724035217466" calcext:value-type="float">
            <text:p>-0.797724035217466</text:p>
          </table:table-cell>
          <table:table-cell office:value-type="float" office:value="0.0000147969154059487" calcext:value-type="float">
            <text:p>1.47969154059487E-05</text:p>
          </table:table-cell>
          <table:table-cell office:value-type="float" office:value="-0.377558455964628" calcext:value-type="float">
            <text:p>-0.377558455964628</text:p>
          </table:table-cell>
          <table:table-cell office:value-type="float" office:value="0.0000518263556452609" calcext:value-type="float">
            <text:p>5.18263556452609E-05</text:p>
          </table:table-cell>
          <table:table-cell office:value-type="float" office:value="-0.875324834107513" calcext:value-type="float">
            <text:p>-0.875324834107513</text:p>
          </table:table-cell>
          <table:table-cell office:value-type="float" office:value="1.50202512653924E-035" calcext:value-type="float">
            <text:p>1.50202512653924E-35</text:p>
          </table:table-cell>
          <table:table-cell office:value-type="float" office:value="0.413836425237436" calcext:value-type="float">
            <text:p>0.413836425237436</text:p>
          </table:table-cell>
          <table:table-cell office:value-type="float" office:value="0.00000771324326858713" calcext:value-type="float">
            <text:p>7.71324326858713E-06</text:p>
          </table:table-cell>
          <table:table-cell office:value-type="float" office:value="8.93972075972837" calcext:value-type="float">
            <text:p>8.93972075972837</text:p>
          </table:table-cell>
          <table:table-cell office:value-type="float" office:value="0.0000000000000135993371859021" calcext:value-type="float">
            <text:p>1.35993371859021E-14</text:p>
          </table:table-cell>
          <table:table-cell office:value-type="float" office:value="-0.68991716665416" calcext:value-type="float">
            <text:p>-0.68991716665416</text:p>
          </table:table-cell>
          <table:table-cell office:value-type="float" office:value="0.000381022725978316" calcext:value-type="float">
            <text:p>0.000381022725978</text:p>
          </table:table-cell>
          <table:table-cell office:value-type="float" office:value="-0.683599805473218" calcext:value-type="float">
            <text:p>-0.683599805473218</text:p>
          </table:table-cell>
          <table:table-cell office:value-type="float" office:value="4.25942065926462E-027" calcext:value-type="float">
            <text:p>4.25942065926462E-27</text:p>
          </table:table-cell>
          <table:table-cell office:value-type="float" office:value="-0.816004468646462" calcext:value-type="float">
            <text:p>-0.816004468646462</text:p>
          </table:table-cell>
          <table:table-cell office:value-type="float" office:value="6.57513099015488E-046" calcext:value-type="float">
            <text:p>6.57513099015488E-46</text:p>
          </table:table-cell>
          <table:table-cell office:value-type="float" office:value="0.671118841265816" calcext:value-type="float">
            <text:p>0.671118841265816</text:p>
          </table:table-cell>
          <table:table-cell office:value-type="float" office:value="7.80663206338157E-026" calcext:value-type="float">
            <text:p>7.80663206338157E-26</text:p>
          </table:table-cell>
          <table:table-cell office:value-type="float" office:value="3.92394798837641" calcext:value-type="float">
            <text:p>3.92394798837641</text:p>
          </table:table-cell>
          <table:table-cell office:value-type="float" office:value="0.000122936510436007" calcext:value-type="float">
            <text:p>0.000122936510436</text:p>
          </table:table-cell>
        </table:table-row>
        <table:table-row table:style-name="ro1">
          <table:table-cell office:value-type="string" calcext:value-type="string">
            <text:p>Basque</text:p>
          </table:table-cell>
          <table:table-cell office:value-type="float" office:value="-0.350886008442207" calcext:value-type="float">
            <text:p>-0.350886008442207</text:p>
          </table:table-cell>
          <table:table-cell office:value-type="float" office:value="0" calcext:value-type="float">
            <text:p>0</text:p>
          </table:table-cell>
          <table:table-cell office:value-type="float" office:value="-0.834730370855313" calcext:value-type="float">
            <text:p>-0.834730370855313</text:p>
          </table:table-cell>
          <table:table-cell office:value-type="float" office:value="0.00000253198837990194" calcext:value-type="float">
            <text:p>2.53198837990194E-06</text:p>
          </table:table-cell>
          <table:table-cell office:value-type="float" office:value="-0.312039496131062" calcext:value-type="float">
            <text:p>-0.312039496131062</text:p>
          </table:table-cell>
          <table:table-cell office:value-type="float" office:value="0.0499743881972294" calcext:value-type="float">
            <text:p>0.049974388197229</text:p>
          </table:table-cell>
          <table:table-cell office:value-type="float" office:value="-0.722697352413415" calcext:value-type="float">
            <text:p>-0.722697352413415</text:p>
          </table:table-cell>
          <table:table-cell office:value-type="float" office:value="0.000000139601106919471" calcext:value-type="float">
            <text:p>1.39601106919471E-07</text:p>
          </table:table-cell>
          <table:table-cell office:value-type="float" office:value="0.0979248713003798" calcext:value-type="float">
            <text:p>0.09792487130038</text:p>
          </table:table-cell>
          <table:table-cell office:value-type="float" office:value="0.547746779783603" calcext:value-type="float">
            <text:p>0.547746779783603</text:p>
          </table:table-cell>
          <table:table-cell office:value-type="float" office:value="2.59638334858726" calcext:value-type="float">
            <text:p>2.59638334858726</text:p>
          </table:table-cell>
          <table:table-cell office:value-type="float" office:value="0.0134355088932979" calcext:value-type="float">
            <text:p>0.013435508893298</text:p>
          </table:table-cell>
          <table:table-cell office:value-type="float" office:value="-0.713627494989196" calcext:value-type="float">
            <text:p>-0.713627494989196</text:p>
          </table:table-cell>
          <table:table-cell office:value-type="float" office:value="0.000131636454140915" calcext:value-type="float">
            <text:p>0.000131636454141</text:p>
          </table:table-cell>
          <table:table-cell office:value-type="float" office:value="-0.618178687438085" calcext:value-type="float">
            <text:p>-0.618178687438085</text:p>
          </table:table-cell>
          <table:table-cell office:value-type="float" office:value="0.000000813067065637915" calcext:value-type="float">
            <text:p>8.13067065637915E-07</text:p>
          </table:table-cell>
          <table:table-cell office:value-type="float" office:value="-0.506045672425771" calcext:value-type="float">
            <text:p>-0.506045672425771</text:p>
          </table:table-cell>
          <table:table-cell office:value-type="float" office:value="0.000110777606296784" calcext:value-type="float">
            <text:p>0.000110777606297</text:p>
          </table:table-cell>
          <table:table-cell office:value-type="float" office:value="0.160199533352626" calcext:value-type="float">
            <text:p>0.160199533352626</text:p>
          </table:table-cell>
          <table:table-cell office:value-type="float" office:value="0.251845049268377" calcext:value-type="float">
            <text:p>0.251845049268377</text:p>
          </table:table-cell>
          <table:table-cell office:value-type="float" office:value="-0.832431636017091" calcext:value-type="float">
            <text:p>-0.832431636017091</text:p>
          </table:table-cell>
          <table:table-cell office:value-type="float" office:value="0.409123811898946" calcext:value-type="float">
            <text:p>0.409123811898946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$2:.B$74])" office:value-type="float" office:value="-0.404443672069086" calcext:value-type="float">
            <text:p>-0.404443672069086</text:p>
          </table:table-cell>
          <table:table-cell table:formula="of:=AVERAGE([.C$2:.C$74])" office:value-type="float" office:value="0" calcext:value-type="float">
            <text:p>0</text:p>
          </table:table-cell>
          <table:table-cell table:formula="of:=AVERAGE([.D$2:.D$74])" office:value-type="float" office:value="-0.823473452262849" calcext:value-type="float">
            <text:p>-0.823473452262849</text:p>
          </table:table-cell>
          <table:table-cell table:formula="of:=AVERAGE([.E$2:.E$74])" office:value-type="float" office:value="0.00046515567274162" calcext:value-type="float">
            <text:p>0.000465155672742</text:p>
          </table:table-cell>
          <table:table-cell table:formula="of:=AVERAGE([.F$2:.F$74])" office:value-type="float" office:value="-0.467519529933086" calcext:value-type="float">
            <text:p>-0.467519529933086</text:p>
          </table:table-cell>
          <table:table-cell table:formula="of:=AVERAGE([.G$2:.G$74])" office:value-type="float" office:value="0.0283489744066245" calcext:value-type="float">
            <text:p>0.028348974406625</text:p>
          </table:table-cell>
          <table:table-cell table:formula="of:=AVERAGE([.H$2:.H$74])" office:value-type="float" office:value="-0.807673276704885" calcext:value-type="float">
            <text:p>-0.807673276704885</text:p>
          </table:table-cell>
          <table:table-cell table:formula="of:=AVERAGE([.I$2:.I$74])" office:value-type="float" office:value="0.000235166729923421" calcext:value-type="float">
            <text:p>0.000235166729923</text:p>
          </table:table-cell>
          <table:table-cell table:formula="of:=AVERAGE([.J$2:.J$74])" office:value-type="float" office:value="0.466382348915738" calcext:value-type="float">
            <text:p>0.466382348915738</text:p>
          </table:table-cell>
          <table:table-cell table:formula="of:=AVERAGE([.K$2:.K$74])" office:value-type="float" office:value="0.0374179913062408" calcext:value-type="float">
            <text:p>0.037417991306241</text:p>
          </table:table-cell>
          <table:table-cell table:formula="of:=AVERAGE([.L$2:.L$74])" office:value-type="float" office:value="5.43927307554297" calcext:value-type="float">
            <text:p>5.43927307554297</text:p>
          </table:table-cell>
          <table:table-cell table:formula="of:=AVERAGE([.M$2:.M$74])" office:value-type="float" office:value="0.0951239230780684" calcext:value-type="float">
            <text:p>0.095123923078069</text:p>
          </table:table-cell>
          <table:table-cell table:formula="of:=AVERAGE([.N$2:.N$74])" office:value-type="float" office:value="-0.686738919879815" calcext:value-type="float">
            <text:p>-0.686738919879815</text:p>
          </table:table-cell>
          <table:table-cell table:formula="of:=AVERAGE([.O$2:.O$74])" office:value-type="float" office:value="0.00165082016800755" calcext:value-type="float">
            <text:p>0.001650820168008</text:p>
          </table:table-cell>
          <table:table-cell table:formula="of:=AVERAGE([.P$2:.P$74])" office:value-type="float" office:value="-0.644778122504961" calcext:value-type="float">
            <text:p>-0.644778122504961</text:p>
          </table:table-cell>
          <table:table-cell table:formula="of:=AVERAGE([.Q$2:.Q$74])" office:value-type="float" office:value="0.00000597892379193381" calcext:value-type="float">
            <text:p>5.97892379193381E-06</text:p>
          </table:table-cell>
          <table:table-cell table:formula="of:=AVERAGE([.R$2:.R$74])" office:value-type="float" office:value="-0.727916423645123" calcext:value-type="float">
            <text:p>-0.727916423645123</text:p>
          </table:table-cell>
          <table:table-cell table:formula="of:=AVERAGE([.S$2:.S$74])" office:value-type="float" office:value="0.00840452294463813" calcext:value-type="float">
            <text:p>0.008404522944638</text:p>
          </table:table-cell>
          <table:table-cell table:formula="of:=AVERAGE([.T$2:.T$74])" office:value-type="float" office:value="0.602971560901342" calcext:value-type="float">
            <text:p>0.602971560901342</text:p>
          </table:table-cell>
          <table:table-cell table:formula="of:=AVERAGE([.U$2:.U$74])" office:value-type="float" office:value="0.00889017835941503" calcext:value-type="float">
            <text:p>0.008890178359415</text:p>
          </table:table-cell>
          <table:table-cell table:formula="of:=AVERAGE([.V$2:.V$74])" office:value-type="float" office:value="2.38638927749424" calcext:value-type="float">
            <text:p>2.38638927749424</text:p>
          </table:table-cell>
          <table:table-cell table:formula="of:=AVERAGE([.W$2:.W$74])" office:value-type="float" office:value="0.171100640516483" calcext:value-type="float">
            <text:p>0.171100640516483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formula="of:=MEDIAN([.B$2:.B$74])" office:value-type="float" office:value="-0.408940574081932" calcext:value-type="float">
            <text:p>-0.408940574081932</text:p>
          </table:table-cell>
          <table:table-cell table:formula="of:=MEDIAN([.C$2:.C$74])" office:value-type="float" office:value="0" calcext:value-type="float">
            <text:p>0</text:p>
          </table:table-cell>
          <table:table-cell table:formula="of:=MEDIAN([.D$2:.D$74])" office:value-type="float" office:value="-0.82555297863198" calcext:value-type="float">
            <text:p>-0.82555297863198</text:p>
          </table:table-cell>
          <table:table-cell table:formula="of:=MEDIAN([.E$2:.E$74])" office:value-type="float" office:value="0.0000116938593252744" calcext:value-type="float">
            <text:p>1.16938593252744E-05</text:p>
          </table:table-cell>
          <table:table-cell table:formula="of:=MEDIAN([.F$2:.F$74])" office:value-type="float" office:value="-0.465095961391032" calcext:value-type="float">
            <text:p>-0.465095961391032</text:p>
          </table:table-cell>
          <table:table-cell table:formula="of:=MEDIAN([.G$2:.G$74])" office:value-type="float" office:value="0.00000871119819708159" calcext:value-type="float">
            <text:p>8.71119819708159E-06</text:p>
          </table:table-cell>
          <table:table-cell table:formula="of:=MEDIAN([.H$2:.H$74])" office:value-type="float" office:value="-0.84087439052243" calcext:value-type="float">
            <text:p>-0.84087439052243</text:p>
          </table:table-cell>
          <table:table-cell table:formula="of:=MEDIAN([.I$2:.I$74])" office:value-type="float" office:value="2.59068861670841E-023" calcext:value-type="float">
            <text:p>2.59068861670841E-23</text:p>
          </table:table-cell>
          <table:table-cell table:formula="of:=MEDIAN([.J$2:.J$74])" office:value-type="float" office:value="0.46151060298706" calcext:value-type="float">
            <text:p>0.46151060298706</text:p>
          </table:table-cell>
          <table:table-cell table:formula="of:=MEDIAN([.K$2:.K$74])" office:value-type="float" office:value="0.0000109615347559841" calcext:value-type="float">
            <text:p>1.09615347559841E-05</text:p>
          </table:table-cell>
          <table:table-cell table:formula="of:=MEDIAN([.L$2:.L$74])" office:value-type="float" office:value="5.03323497353937" calcext:value-type="float">
            <text:p>5.03323497353937</text:p>
          </table:table-cell>
          <table:table-cell table:formula="of:=MEDIAN([.M$2:.M$74])" office:value-type="float" office:value="0.00000246882261125737" calcext:value-type="float">
            <text:p>2.46882261125737E-06</text:p>
          </table:table-cell>
          <table:table-cell table:formula="of:=MEDIAN([.N$2:.N$74])" office:value-type="float" office:value="-0.696286755407872" calcext:value-type="float">
            <text:p>-0.696286755407872</text:p>
          </table:table-cell>
          <table:table-cell table:formula="of:=MEDIAN([.O$2:.O$74])" office:value-type="float" office:value="0.000268118760275177" calcext:value-type="float">
            <text:p>0.000268118760275</text:p>
          </table:table-cell>
          <table:table-cell table:formula="of:=MEDIAN([.P$2:.P$74])" office:value-type="float" office:value="-0.662830597981087" calcext:value-type="float">
            <text:p>-0.662830597981087</text:p>
          </table:table-cell>
          <table:table-cell table:formula="of:=MEDIAN([.Q$2:.Q$74])" office:value-type="float" office:value="4.27383435047167E-019" calcext:value-type="float">
            <text:p>4.27383435047167E-19</text:p>
          </table:table-cell>
          <table:table-cell table:formula="of:=MEDIAN([.R$2:.R$74])" office:value-type="float" office:value="-0.752481047733078" calcext:value-type="float">
            <text:p>-0.752481047733078</text:p>
          </table:table-cell>
          <table:table-cell table:formula="of:=MEDIAN([.S$2:.S$74])" office:value-type="float" office:value="1.21852848043255E-029" calcext:value-type="float">
            <text:p>1.21852848043255E-29</text:p>
          </table:table-cell>
          <table:table-cell table:formula="of:=MEDIAN([.T$2:.T$74])" office:value-type="float" office:value="0.619064721253655" calcext:value-type="float">
            <text:p>0.619064721253655</text:p>
          </table:table-cell>
          <table:table-cell table:formula="of:=MEDIAN([.U$2:.U$74])" office:value-type="float" office:value="2.55270011988629E-017" calcext:value-type="float">
            <text:p>2.55270011988629E-17</text:p>
          </table:table-cell>
          <table:table-cell table:formula="of:=MEDIAN([.V$2:.V$74])" office:value-type="float" office:value="2.13968425778898" calcext:value-type="float">
            <text:p>2.13968425778898</text:p>
          </table:table-cell>
          <table:table-cell table:formula="of:=MEDIAN([.W$2:.W$74])" office:value-type="float" office:value="0.0143045030521605" calcext:value-type="float">
            <text:p>0.01430450305216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$2:.B$74])" office:value-type="float" office:value="-0.529161025596617" calcext:value-type="float">
            <text:p>-0.529161025596617</text:p>
          </table:table-cell>
          <table:table-cell table:formula="of:=MIN([.C$2:.C$74])" office:value-type="float" office:value="0" calcext:value-type="float">
            <text:p>0</text:p>
          </table:table-cell>
          <table:table-cell table:formula="of:=MIN([.D$2:.D$74])" office:value-type="float" office:value="-0.96440133247001" calcext:value-type="float">
            <text:p>-0.96440133247001</text:p>
          </table:table-cell>
          <table:table-cell table:formula="of:=MIN([.E$2:.E$74])" office:value-type="float" office:value="0.0000000368316083223509" calcext:value-type="float">
            <text:p>3.68316083223509E-08</text:p>
          </table:table-cell>
          <table:table-cell table:formula="of:=MIN([.F$2:.F$74])" office:value-type="float" office:value="-0.809803177193895" calcext:value-type="float">
            <text:p>-0.809803177193895</text:p>
          </table:table-cell>
          <table:table-cell table:formula="of:=MIN([.G$2:.G$74])" office:value-type="float" office:value="2.8589174361224E-021" calcext:value-type="float">
            <text:p>2.8589174361224E-21</text:p>
          </table:table-cell>
          <table:table-cell table:formula="of:=MIN([.H$2:.H$74])" office:value-type="float" office:value="-0.927145134569965" calcext:value-type="float">
            <text:p>-0.927145134569965</text:p>
          </table:table-cell>
          <table:table-cell table:formula="of:=MIN([.I$2:.I$74])" office:value-type="float" office:value="4.03219290866736E-054" calcext:value-type="float">
            <text:p>4.03219290866736E-54</text:p>
          </table:table-cell>
          <table:table-cell table:formula="of:=MIN([.J$2:.J$74])" office:value-type="float" office:value="-0.4632228847229" calcext:value-type="float">
            <text:p>-0.4632228847229</text:p>
          </table:table-cell>
          <table:table-cell table:formula="of:=MIN([.K$2:.K$74])" office:value-type="float" office:value="0" calcext:value-type="float">
            <text:p>0</text:p>
          </table:table-cell>
          <table:table-cell table:formula="of:=MIN([.L$2:.L$74])" office:value-type="float" office:value="-0.610260891789725" calcext:value-type="float">
            <text:p>-0.610260891789725</text:p>
          </table:table-cell>
          <table:table-cell table:formula="of:=MIN([.M$2:.M$74])" office:value-type="float" office:value="1.95261914614341E-025" calcext:value-type="float">
            <text:p>1.95261914614341E-25</text:p>
          </table:table-cell>
          <table:table-cell table:formula="of:=MIN([.N$2:.N$74])" office:value-type="float" office:value="-0.754113216581957" calcext:value-type="float">
            <text:p>-0.754113216581957</text:p>
          </table:table-cell>
          <table:table-cell table:formula="of:=MIN([.O$2:.O$74])" office:value-type="float" office:value="0.00000590579503488286" calcext:value-type="float">
            <text:p>5.90579503488286E-06</text:p>
          </table:table-cell>
          <table:table-cell table:formula="of:=MIN([.P$2:.P$74])" office:value-type="float" office:value="-0.799354251278632" calcext:value-type="float">
            <text:p>-0.799354251278632</text:p>
          </table:table-cell>
          <table:table-cell table:formula="of:=MIN([.Q$2:.Q$74])" office:value-type="float" office:value="1.54974939289178E-045" calcext:value-type="float">
            <text:p>1.54974939289178E-45</text:p>
          </table:table-cell>
          <table:table-cell table:formula="of:=MIN([.R$2:.R$74])" office:value-type="float" office:value="-0.919334817664155" calcext:value-type="float">
            <text:p>-0.919334817664155</text:p>
          </table:table-cell>
          <table:table-cell table:formula="of:=MIN([.S$2:.S$74])" office:value-type="float" office:value="2.90377779990991E-075" calcext:value-type="float">
            <text:p>2.90377779990991E-75</text:p>
          </table:table-cell>
          <table:table-cell table:formula="of:=MIN([.T$2:.T$74])" office:value-type="float" office:value="-0.335675447629344" calcext:value-type="float">
            <text:p>-0.335675447629344</text:p>
          </table:table-cell>
          <table:table-cell table:formula="of:=MIN([.U$2:.U$74])" office:value-type="float" office:value="0" calcext:value-type="float">
            <text:p>0</text:p>
          </table:table-cell>
          <table:table-cell table:formula="of:=MIN([.V$2:.V$74])" office:value-type="float" office:value="-4.04990120917329" calcext:value-type="float">
            <text:p>-4.04990120917329</text:p>
          </table:table-cell>
          <table:table-cell table:formula="of:=MIN([.W$2:.W$74])" office:value-type="float" office:value="0.000000000000178738069850439" calcext:value-type="float">
            <text:p>1.78738069850439E-13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table:formula="of:=MAX([.B$2:.B$74])" office:value-type="float" office:value="-0.198593355857023" calcext:value-type="float">
            <text:p>-0.198593355857023</text:p>
          </table:table-cell>
          <table:table-cell table:formula="of:=MAX([.C$2:.C$74])" office:value-type="float" office:value="0" calcext:value-type="float">
            <text:p>0</text:p>
          </table:table-cell>
          <table:table-cell table:formula="of:=MAX([.D$2:.D$74])" office:value-type="float" office:value="-0.644386076225593" calcext:value-type="float">
            <text:p>-0.644386076225593</text:p>
          </table:table-cell>
          <table:table-cell table:formula="of:=MAX([.E$2:.E$74])" office:value-type="float" office:value="0.032341618657576" calcext:value-type="float">
            <text:p>0.032341618657576</text:p>
          </table:table-cell>
          <table:table-cell table:formula="of:=MAX([.F$2:.F$74])" office:value-type="float" office:value="0.276699846937807" calcext:value-type="float">
            <text:p>0.276699846937807</text:p>
          </table:table-cell>
          <table:table-cell table:formula="of:=MAX([.G$2:.G$74])" office:value-type="float" office:value="0.747042631647918" calcext:value-type="float">
            <text:p>0.747042631647918</text:p>
          </table:table-cell>
          <table:table-cell table:formula="of:=MAX([.H$2:.H$74])" office:value-type="float" office:value="-0.320332779643566" calcext:value-type="float">
            <text:p>-0.320332779643566</text:p>
          </table:table-cell>
          <table:table-cell table:formula="of:=MAX([.I$2:.I$74])" office:value-type="float" office:value="0.0171122462639236" calcext:value-type="float">
            <text:p>0.017112246263924</text:p>
          </table:table-cell>
          <table:table-cell table:formula="of:=MAX([.J$2:.J$74])" office:value-type="float" office:value="1" calcext:value-type="float">
            <text:p>1</text:p>
          </table:table-cell>
          <table:table-cell table:formula="of:=MAX([.K$2:.K$74])" office:value-type="float" office:value="0.547746779783603" calcext:value-type="float">
            <text:p>0.547746779783603</text:p>
          </table:table-cell>
          <table:table-cell table:formula="of:=MAX([.L$2:.L$74])" office:value-type="float" office:value="12.8037564009062" calcext:value-type="float">
            <text:p>12.8037564009062</text:p>
          </table:table-cell>
          <table:table-cell table:formula="of:=MAX([.M$2:.M$74])" office:value-type="float" office:value="0.95527472061673" calcext:value-type="float">
            <text:p>0.95527472061673</text:p>
          </table:table-cell>
          <table:table-cell table:formula="of:=MAX([.N$2:.N$74])" office:value-type="float" office:value="-0.499466666514882" calcext:value-type="float">
            <text:p>-0.499466666514882</text:p>
          </table:table-cell>
          <table:table-cell table:formula="of:=MAX([.O$2:.O$74])" office:value-type="float" office:value="0.0689982322213309" calcext:value-type="float">
            <text:p>0.068998232221331</text:p>
          </table:table-cell>
          <table:table-cell table:formula="of:=MAX([.P$2:.P$74])" office:value-type="float" office:value="-0.419912937719954" calcext:value-type="float">
            <text:p>-0.419912937719954</text:p>
          </table:table-cell>
          <table:table-cell table:formula="of:=MAX([.Q$2:.Q$74])" office:value-type="float" office:value="0.000434321612533478" calcext:value-type="float">
            <text:p>0.000434321612533</text:p>
          </table:table-cell>
          <table:table-cell table:formula="of:=MAX([.R$2:.R$74])" office:value-type="float" office:value="-0.0592912572651355" calcext:value-type="float">
            <text:p>-0.059291257265136</text:p>
          </table:table-cell>
          <table:table-cell table:formula="of:=MAX([.S$2:.S$74])" office:value-type="float" office:value="0.613349602714153" calcext:value-type="float">
            <text:p>0.613349602714153</text:p>
          </table:table-cell>
          <table:table-cell table:formula="of:=MAX([.T$2:.T$74])" office:value-type="float" office:value="1" calcext:value-type="float">
            <text:p>1</text:p>
          </table:table-cell>
          <table:table-cell table:formula="of:=MAX([.U$2:.U$74])" office:value-type="float" office:value="0.251845049268377" calcext:value-type="float">
            <text:p>0.251845049268377</text:p>
          </table:table-cell>
          <table:table-cell table:formula="of:=MAX([.V$2:.V$74])" office:value-type="float" office:value="7.77810652378202" calcext:value-type="float">
            <text:p>7.77810652378202</text:p>
          </table:table-cell>
          <table:table-cell table:formula="of:=MAX([.W$2:.W$74])" office:value-type="float" office:value="0.99912343919453" calcext:value-type="float">
            <text:p>0.99912343919453</text:p>
          </table:table-cell>
        </table:table-row>
        <table:table-row table:style-name="ro1">
          <table:table-cell office:value-type="string" calcext:value-type="string">
            <text:p>MinLabel</text:p>
          </table:table-cell>
          <table:table-cell table:formula="of:=INDIRECT(ADDRESS(MATCH([.B$78];[.B$2:.B$74];-1)+1;1))" office:value-type="string" office:string-value="Dinka" calcext:value-type="string">
            <text:p>Dinka</text:p>
          </table:table-cell>
          <table:table-cell table:formula="of:=INDIRECT(ADDRESS(MATCH([.C$78];[.C$2:.C$74];-1)+1;1))" office:value-type="string" office:string-value="Basque" calcext:value-type="string">
            <text:p>Basque</text:p>
          </table:table-cell>
          <table:table-cell table:formula="of:=INDIRECT(ADDRESS(MATCH([.D$78];[.D$2:.D$74];-1)+1;1))" office:value-type="string" office:string-value="Aukan" calcext:value-type="string">
            <text:p>Aukan</text:p>
          </table:table-cell>
          <table:table-cell table:formula="of:=INDIRECT(ADDRESS(MATCH([.E$78];[.E$2:.E$74];-1)+1;1))" office:value-type="string" office:string-value="Achuar" calcext:value-type="string">
            <text:p>Achuar</text:p>
          </table:table-cell>
          <table:table-cell table:formula="of:=INDIRECT(ADDRESS(MATCH([.F$78];[.F$2:.F$74];-1)+1;1))" office:value-type="string" office:string-value="Hebrew" calcext:value-type="string">
            <text:p>Hebrew</text:p>
          </table:table-cell>
          <table:table-cell table:formula="of:=INDIRECT(ADDRESS(MATCH([.G$78];[.G$2:.G$74];-1)+1;1))" office:value-type="string" office:string-value="Esperanto" calcext:value-type="string">
            <text:p>Esperanto</text:p>
          </table:table-cell>
          <table:table-cell table:formula="of:=INDIRECT(ADDRESS(MATCH([.H$78];[.H$2:.H$74];-1)+1;1))" office:value-type="string" office:string-value="Aguaruna" calcext:value-type="string">
            <text:p>Aguaruna</text:p>
          </table:table-cell>
          <table:table-cell table:formula="of:=INDIRECT(ADDRESS(MATCH([.I$78];[.I$2:.I$74];-1)+1;1))" office:value-type="string" office:string-value="Cakchiquel" calcext:value-type="string">
            <text:p>Cakchiquel</text:p>
          </table:table-cell>
          <table:table-cell table:formula="of:=INDIRECT(ADDRESS(MATCH([.J$78];[.J$2:.J$74];-1)+1;1))" office:value-type="string" office:string-value="Jakalteko" calcext:value-type="string">
            <text:p>Jakalteko</text:p>
          </table:table-cell>
          <table:table-cell table:formula="of:=INDIRECT(ADDRESS(MATCH([.K$78];[.K$2:.K$74];-1)+1;1))" office:value-type="string" office:string-value="Xhosa" calcext:value-type="string">
            <text:p>Xhosa</text:p>
          </table:table-cell>
          <table:table-cell table:formula="of:=INDIRECT(ADDRESS(MATCH([.L$78];[.L$2:.L$74];-1)+1;1))" office:value-type="string" office:string-value="Vietnamese" calcext:value-type="string">
            <text:p>Vietnamese</text:p>
          </table:table-cell>
          <table:table-cell table:formula="of:=INDIRECT(ADDRESS(MATCH([.M$78];[.M$2:.M$74];-1)+1;1))" office:value-type="string" office:string-value="K'iche'" calcext:value-type="string">
            <text:p>K'iche'</text:p>
          </table:table-cell>
          <table:table-cell table:formula="of:=INDIRECT(ADDRESS(MATCH([.N$78];[.N$2:.N$74];-1)+1;1))" office:value-type="string" office:string-value="Achuar" calcext:value-type="string">
            <text:p>Achuar</text:p>
          </table:table-cell>
          <table:table-cell table:formula="of:=INDIRECT(ADDRESS(MATCH([.O$78];[.O$2:.O$74];-1)+1;1))" office:value-type="string" office:string-value="Campa (Axininca)" calcext:value-type="string">
            <text:p>Campa (Axininca)</text:p>
          </table:table-cell>
          <table:table-cell table:formula="of:=INDIRECT(ADDRESS(MATCH([.P$78];[.P$2:.P$74];-1)+1;1))" office:value-type="string" office:string-value="Quichua" calcext:value-type="string">
            <text:p>Quichua</text:p>
          </table:table-cell>
          <table:table-cell table:formula="of:=INDIRECT(ADDRESS(MATCH([.Q$78];[.Q$2:.Q$74];-1)+1;1))" office:value-type="string" office:string-value="Aukan" calcext:value-type="string">
            <text:p>Aukan</text:p>
          </table:table-cell>
          <table:table-cell table:formula="of:=INDIRECT(ADDRESS(MATCH([.R$78];[.R$2:.R$74];-1)+1;1))" office:value-type="string" office:string-value="Kabyle" calcext:value-type="string">
            <text:p>Kabyle</text:p>
          </table:table-cell>
          <table:table-cell table:formula="of:=INDIRECT(ADDRESS(MATCH([.S$78];[.S$2:.S$74];-1)+1;1))" office:value-type="string" office:string-value="Aukan" calcext:value-type="string">
            <text:p>Aukan</text:p>
          </table:table-cell>
          <table:table-cell table:formula="of:=INDIRECT(ADDRESS(MATCH([.T$78];[.T$2:.T$74];-1)+1;1))" office:value-type="string" office:string-value="Vietnamese" calcext:value-type="string">
            <text:p>Vietnamese</text:p>
          </table:table-cell>
          <table:table-cell table:formula="of:=INDIRECT(ADDRESS(MATCH([.U$78];[.U$2:.U$74];-1)+1;1))" office:value-type="string" office:string-value="Xhosa" calcext:value-type="string">
            <text:p>Xhosa</text:p>
          </table:table-cell>
          <table:table-cell table:formula="of:=INDIRECT(ADDRESS(MATCH([.V$78];[.V$2:.V$74];-1)+1;1))" office:value-type="string" office:string-value="Vietnamese" calcext:value-type="string">
            <text:p>Vietnamese</text:p>
          </table:table-cell>
          <table:table-cell table:formula="of:=INDIRECT(ADDRESS(MATCH([.W$78];[.W$2:.W$74];-1)+1;1))" office:value-type="string" office:string-value="Maori" calcext:value-type="string">
            <text:p>Maori</text:p>
          </table:table-cell>
        </table:table-row>
        <table:table-row table:style-name="ro1">
          <table:table-cell office:value-type="string" calcext:value-type="string">
            <text:p>MaxLabel</text:p>
          </table:table-cell>
          <table:table-cell table:formula="of:=INDIRECT(ADDRESS(MATCH([.B$79];[.B$2:.B$74];1)+1;1))" office:value-type="string" office:string-value="Zulu" calcext:value-type="string">
            <text:p>Zulu</text:p>
          </table:table-cell>
          <table:table-cell table:formula="of:=INDIRECT(ADDRESS(MATCH([.C$79];[.C$2:.C$74];1)+1;1))" office:value-type="string" office:string-value="Basque" calcext:value-type="string">
            <text:p>Basque</text:p>
          </table:table-cell>
          <table:table-cell table:formula="of:=INDIRECT(ADDRESS(MATCH([.D$79];[.D$2:.D$74];1)+1;1))" office:value-type="string" office:string-value="Hebrew" calcext:value-type="string">
            <text:p>Hebrew</text:p>
          </table:table-cell>
          <table:table-cell table:formula="of:=INDIRECT(ADDRESS(MATCH([.E$79];[.E$2:.E$74];1)+1;1))" office:value-type="string" office:string-value="Hebrew" calcext:value-type="string">
            <text:p>Hebrew</text:p>
          </table:table-cell>
          <table:table-cell table:formula="of:=INDIRECT(ADDRESS(MATCH([.F$79];[.F$2:.F$74];1)+1;1))" office:value-type="string" office:string-value="Jakalteko" calcext:value-type="string">
            <text:p>Jakalteko</text:p>
          </table:table-cell>
          <table:table-cell table:formula="of:=INDIRECT(ADDRESS(MATCH([.G$79];[.G$2:.G$74];1)+1;1))" office:value-type="string" office:string-value="Dutch" calcext:value-type="string">
            <text:p>Dutch</text:p>
          </table:table-cell>
          <table:table-cell table:formula="of:=INDIRECT(ADDRESS(MATCH([.H$79];[.H$2:.H$74];1)+1;1))" office:value-type="string" office:string-value="Vietnamese" calcext:value-type="string">
            <text:p>Vietnamese</text:p>
          </table:table-cell>
          <table:table-cell table:formula="of:=INDIRECT(ADDRESS(MATCH([.I$79];[.I$2:.I$74];1)+1;1))" office:value-type="string" office:string-value="Vietnamese" calcext:value-type="string">
            <text:p>Vietnamese</text:p>
          </table:table-cell>
          <table:table-cell table:formula="of:=INDIRECT(ADDRESS(MATCH([.J$79];[.J$2:.J$74];1)+1;1))" office:value-type="string" office:string-value="Xhosa" calcext:value-type="string">
            <text:p>Xhosa</text:p>
          </table:table-cell>
          <table:table-cell table:formula="of:=INDIRECT(ADDRESS(MATCH([.K$79];[.K$2:.K$74];1)+1;1))" office:value-type="string" office:string-value="Basque" calcext:value-type="string">
            <text:p>Basque</text:p>
          </table:table-cell>
          <table:table-cell table:formula="of:=INDIRECT(ADDRESS(MATCH([.L$79];[.L$2:.L$74];1)+1;1))" office:value-type="string" office:string-value="K'iche'" calcext:value-type="string">
            <text:p>K'iche'</text:p>
          </table:table-cell>
          <table:table-cell table:formula="of:=INDIRECT(ADDRESS(MATCH([.M$79];[.M$2:.M$74];1)+1;1))" office:value-type="string" office:string-value="Wolof" calcext:value-type="string">
            <text:p>Wolof</text:p>
          </table:table-cell>
          <table:table-cell table:formula="of:=INDIRECT(ADDRESS(MATCH([.N$79];[.N$2:.N$74];1)+1;1))" office:value-type="string" office:string-value="Hebrew" calcext:value-type="string">
            <text:p>Hebrew</text:p>
          </table:table-cell>
          <table:table-cell table:formula="of:=INDIRECT(ADDRESS(MATCH([.O$79];[.O$2:.O$74];1)+1;1))" office:value-type="string" office:string-value="Hebrew" calcext:value-type="string">
            <text:p>Hebrew</text:p>
          </table:table-cell>
          <table:table-cell table:formula="of:=INDIRECT(ADDRESS(MATCH([.P$79];[.P$2:.P$74];1)+1;1))" office:value-type="string" office:string-value="Hungarian" calcext:value-type="string">
            <text:p>Hungarian</text:p>
          </table:table-cell>
          <table:table-cell table:formula="of:=INDIRECT(ADDRESS(MATCH([.Q$79];[.Q$2:.Q$74];1)+1;1))" office:value-type="string" office:string-value="Zulu" calcext:value-type="string">
            <text:p>Zulu</text:p>
          </table:table-cell>
          <table:table-cell table:formula="of:=INDIRECT(ADDRESS(MATCH([.R$79];[.R$2:.R$74];1)+1;1))" office:value-type="string" office:string-value="Vietnamese" calcext:value-type="string">
            <text:p>Vietnamese</text:p>
          </table:table-cell>
          <table:table-cell table:formula="of:=INDIRECT(ADDRESS(MATCH([.S$79];[.S$2:.S$74];1)+1;1))" office:value-type="string" office:string-value="Vietnamese" calcext:value-type="string">
            <text:p>Vietnamese</text:p>
          </table:table-cell>
          <table:table-cell table:formula="of:=INDIRECT(ADDRESS(MATCH([.T$79];[.T$2:.T$74];1)+1;1))" office:value-type="string" office:string-value="Xhosa" calcext:value-type="string">
            <text:p>Xhosa</text:p>
          </table:table-cell>
          <table:table-cell table:formula="of:=INDIRECT(ADDRESS(MATCH([.U$79];[.U$2:.U$74];1)+1;1))" office:value-type="string" office:string-value="Basque" calcext:value-type="string">
            <text:p>Basque</text:p>
          </table:table-cell>
          <table:table-cell table:formula="of:=INDIRECT(ADDRESS(MATCH([.V$79];[.V$2:.V$74];1)+1;1))" office:value-type="string" office:string-value="Maori" calcext:value-type="string">
            <text:p>Maori</text:p>
          </table:table-cell>
          <table:table-cell table:formula="of:=INDIRECT(ADDRESS(MATCH([.W$79];[.W$2:.W$74];1)+1;1))" office:value-type="string" office:string-value="Tagalog" calcext:value-type="string">
            <text:p>Tagalog</text:p>
          </table:table-cell>
        </table:table-row>
      </table:table>
      <table:table table:name="Rho_StrLen_VarFreq_NOVAR0" table:style-name="ta1">
        <table:shapes>
          <draw:frame draw:z-index="0" draw:style-name="gr1" draw:text-style-name="P1" svg:width="829.42pt" svg:height="575.21pt" svg:x="0.03pt" svg:y="0.03pt">
            <loext:p draw:notify-on-update-of-ranges="spearman_cors.A2:spearman_cors.A74 spearman_cors.D2:spearman_cors.D7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NOVAR0" table:style-name="ta1">
        <table:shapes>
          <draw:frame draw:z-index="0" draw:style-name="gr1" draw:text-style-name="P1" svg:width="830.75pt" svg:height="574.47pt" svg:x="0.03pt" svg:y="0.03pt">
            <loext:p draw:notify-on-update-of-ranges="spearman_cors.A2:spearman_cors.A74 spearman_cors.F2:spearman_cors.F7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NOVAR0" table:style-name="ta1">
        <table:shapes>
          <draw:frame draw:z-index="0" draw:style-name="gr1" draw:text-style-name="P1" svg:width="831.17pt" svg:height="574.47pt" svg:x="0.03pt" svg:y="0.03pt">
            <loext:p draw:notify-on-update-of-ranges="spearman_cors.A2:spearman_cors.A74 spearman_cors.H2:spearman_cors.H7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NOVAR0" table:style-name="ta1">
        <table:shapes>
          <draw:frame draw:z-index="0" draw:style-name="gr1" draw:text-style-name="P1" svg:width="830.41pt" svg:height="573.7pt" svg:x="0.03pt" svg:y="0.03pt">
            <loext:p draw:notify-on-update-of-ranges="spearman_cors.A2:spearman_cors.A74 spearman_cors.J2:spearman_cors.J7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StrLen_VarFreq_VAR0" table:style-name="ta1">
        <table:shapes>
          <draw:frame draw:z-index="0" draw:style-name="gr1" draw:text-style-name="P1" svg:width="829.62pt" svg:height="572.2pt" svg:x="0.03pt" svg:y="0.03pt">
            <loext:p draw:notify-on-update-of-ranges="spearman_cors.A2:spearman_cors.A74 spearman_cors.N2:spearman_cors.N7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VarStrLen_VAR0" table:style-name="ta1">
        <table:shapes>
          <draw:frame draw:z-index="0" draw:style-name="gr1" draw:text-style-name="P1" svg:width="829.62pt" svg:height="574.47pt" svg:x="0.03pt" svg:y="0.03pt">
            <loext:p draw:notify-on-update-of-ranges="spearman_cors.A2:spearman_cors.A74 spearman_cors.P2:spearman_cors.P7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Freq_MeanStrLen_VAR0" table:style-name="ta1">
        <table:shapes>
          <draw:frame draw:z-index="0" draw:style-name="gr1" draw:text-style-name="P1" svg:width="828.85pt" svg:height="575.21pt" svg:x="0.03pt" svg:y="0.03pt">
            <loext:p draw:notify-on-update-of-ranges="spearman_cors.A2:spearman_cors.A74 spearman_cors.R2:spearman_cors.R7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Rho_VarStrLen_MeanStrLen_VAR0" table:style-name="ta1">
        <table:shapes>
          <draw:frame draw:z-index="0" draw:style-name="gr1" draw:text-style-name="P1" svg:width="828.85pt" svg:height="572.94pt" svg:x="0.03pt" svg:y="0.03pt">
            <loext:p draw:notify-on-update-of-ranges="spearman_cors.A2:spearman_cors.A74 spearman_cors.T2:spearman_cors.T74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NOVAR0" table:style-name="ta1">
        <table:shapes>
          <draw:frame draw:z-index="0" draw:style-name="gr1" draw:text-style-name="P1" svg:width="831.63pt" svg:height="572.83pt" svg:x="0.03pt" svg:y="0.03pt">
            <loext:p draw:notify-on-update-of-ranges="spearman_cors.A2:spearman_cors.A74 spearman_cors.L2:spearman_cors.L7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table table:name="Steiger_t_Freq_VarStrLen_MeanStrLen_VAR0" table:style-name="ta1">
        <table:shapes>
          <draw:frame draw:z-index="0" draw:style-name="gr1" draw:text-style-name="P1" svg:width="829.7pt" svg:height="573.39pt" svg:x="0.03pt" svg:y="0.03pt">
            <loext:p draw:notify-on-update-of-ranges="spearman_cors.A2:spearman_cors.A74 spearman_cors.V2:spearman_cors.V7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/00/0000</text:date>, <text:time style:data-style-name="N2" text:time-value="23:57:18.712979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02T00:16:37.117658716</dc:date>
    <meta:editing-duration>PT26M1S</meta:editing-duration>
    <meta:editing-cycles>13</meta:editing-cycles>
    <meta:generator>LibreOffice/5.3.1.2$Linux_X86_64 LibreOffice_project/30m0$Build-2</meta:generator>
    <meta:document-statistic meta:table-count="11" meta:cell-count="1835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1cm" svg:height="20.293cm" xlink:href=".." xlink:type="simple" chart:class="chart:line" chart:style-name="ch1">
        <chart:title svg:x="9.886cm" svg:y="0.54cm" chart:style-name="ch2">
          <text:p>Undefined Variances Removed from Domain</text:p>
        </chart:title>
        <chart:plot-area chart:style-name="ch3" table:cell-range-address="spearman_cors.A2:spearman_cors.A74 spearman_cors.D2:spearman_cors.D74" chart:data-source-has-labels="column" svg:x="1.535cm" svg:y="1.73cm" svg:width="27.141cm" svg:height="17.238cm">
          <chartooo:coordinate-region svg:x="2.382cm" svg:y="1.918cm" svg:width="26.162cm" svg:height="16.862cm"/>
          <chart:axis chart:dimension="x" chart:name="primary-x" chart:style-name="ch4" chartooo:axis-type="auto">
            <chartooo:date-scale/>
            <chart:title svg:x="13.38cm" svg:y="19.374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2.759cm" chart:style-name="ch6">
              <text:p>Spearman (Length k / VarFreq[k])</text:p>
            </chart:title>
            <chart:grid chart:style-name="ch7" chart:class="major"/>
          </chart:axis>
          <chart:series chart:style-name="ch8" chart:values-cell-range-address="spearman_cors.D2:spearman_cors.D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886405260427918">
                <text:p>-0.886405260427918</text:p>
                <draw:g>
                  <svg:desc>spearman_cors.D2:spearman_cors.D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80592171078931">
                <text:p>-0.8059217107893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772552874995642">
                <text:p>-0.772552874995642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98341551894183">
                <text:p>-0.89834155189418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90748521297303">
                <text:p>-0.90748521297303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75086157409224">
                <text:p>-0.7508615740922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13668732604504">
                <text:p>-0.813668732604504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837095238366794">
                <text:p>-0.83709523836679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14881353666507">
                <text:p>-0.81488135366650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2555297863198">
                <text:p>-0.82555297863198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14881353666507">
                <text:p>-0.81488135366650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72552874995642">
                <text:p>-0.77255287499564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60720482288937">
                <text:p>-0.760720482288937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854629836164608">
                <text:p>-0.85462983616460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70260272089029">
                <text:p>-0.87026027208902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81189100190479">
                <text:p>-0.78118910019047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86405260427918">
                <text:p>-0.88640526042791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90161379187795">
                <text:p>-0.790161379187795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78563254475553">
                <text:p>-0.77856325447555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872376736114988">
                <text:p>-0.872376736114988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32178379404288">
                <text:p>-0.83217837940428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854629836164608">
                <text:p>-0.85462983616460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75162688074224">
                <text:p>-0.775162688074224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25046516498291">
                <text:p>-0.825046516498291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870260272089029">
                <text:p>-0.87026027208902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747289474328094">
                <text:p>-0.747289474328094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79182470426628">
                <text:p>-0.87918247042662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81189100190479">
                <text:p>-0.781189100190479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85224162622679">
                <text:p>-0.85224162622679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845834864794234">
                <text:p>-0.845834864794234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90748521297303">
                <text:p>-0.90748521297303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93193214062366">
                <text:p>-0.893193214062366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79182470426628">
                <text:p>-0.87918247042662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90748521297303">
                <text:p>-0.9074852129730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85224162622679">
                <text:p>-0.8522416262267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879182470426628">
                <text:p>-0.879182470426628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07605627294485">
                <text:p>-0.807605627294485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772552874995642">
                <text:p>-0.77255287499564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50205513302294">
                <text:p>-0.750205513302294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13287077385559">
                <text:p>-0.71328707738555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751558227767338">
                <text:p>-0.75155822776733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837095238366794">
                <text:p>-0.83709523836679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792840010512053">
                <text:p>-0.792840010512053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863397096042456">
                <text:p>-0.86339709604245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34331917684586">
                <text:p>-0.73433191768458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39372059664517">
                <text:p>-0.839372059664517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6440133247001">
                <text:p>-0.96440133247001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770725044368674">
                <text:p>-0.77072504436867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86878283143482">
                <text:p>-0.8687828314348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87838597158335">
                <text:p>-0.78783859715833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644386076225593">
                <text:p>-0.64438607622559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850477150810172">
                <text:p>-0.850477150810172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82555297863198">
                <text:p>-0.8255529786319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874100069744603">
                <text:p>-0.874100069744603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54629836164608">
                <text:p>-0.854629836164608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50477150810172">
                <text:p>-0.850477150810172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39553667848048">
                <text:p>-0.83955366784804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778563254475553">
                <text:p>-0.778563254475553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11107105653813">
                <text:p>-0.81110710565381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797724035217466">
                <text:p>-0.79772403521746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834730370855313">
                <text:p>-0.8347303708553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71cm" svg:height="20.229cm" xlink:href=".." xlink:type="simple" chart:class="chart:line" chart:style-name="ch1">
        <chart:title svg:x="11.217cm" svg:y="0.539cm" chart:style-name="ch2">
          <text:p>Undefined Variances go to Zero</text:p>
        </chart:title>
        <chart:plot-area chart:style-name="ch3" table:cell-range-address="spearman_cors.A2:spearman_cors.A74 spearman_cors.V2:spearman_cors.V74" chart:data-source-has-labels="column" svg:x="1.535cm" svg:y="1.728cm" svg:width="27.151cm" svg:height="17.177cm">
          <chartooo:coordinate-region svg:x="2.095cm" svg:y="1.916cm" svg:width="26.229cm" svg:height="16.801cm"/>
          <chart:axis chart:dimension="x" chart:name="primary-x" chart:style-name="ch4" chartooo:axis-type="auto">
            <chartooo:date-scale/>
            <chart:title svg:x="13.385cm" svg:y="19.31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92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V2:spearman_cors.V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6.13593550198641">
                <text:p>6.13593550198641</text:p>
                <draw:g>
                  <svg:desc>spearman_cors.V2:spearman_cors.V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6.08759739680736">
                <text:p>6.08759739680736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5.97268353455203">
                <text:p>5.9726835345520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3.4474193880346">
                <text:p>3.4474193880346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5.04790997244066">
                <text:p>5.04790997244066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3.48017979692795">
                <text:p>3.48017979692795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1.39402100003733">
                <text:p>1.39402100003733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3.75687361389293">
                <text:p>-3.75687361389293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1.1984746687227">
                <text:p>1.1984746687227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041641820163645">
                <text:p>0.041641820163645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5.79949521347699">
                <text:p>5.79949521347699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3.684227280302">
                <text:p>3.684227280302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406227807037408">
                <text:p>-0.40622780703740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5.65792458343412">
                <text:p>5.6579245834341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3.04231884069378">
                <text:p>3.0423188406937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1.89751774707449">
                <text:p>1.89751774707449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5.69111375990155">
                <text:p>5.6911137599015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1.50984447851731">
                <text:p>1.5098444785173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2.42710279439763">
                <text:p>2.4271027943976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4.44073154471925">
                <text:p>4.4407315447192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1.87286917522912">
                <text:p>1.87286917522912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1.5267749012154">
                <text:p>1.5267749012154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00109993388785183">
                <text:p>-0.0010999338878518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1.14001615267257">
                <text:p>1.14001615267257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5.42684489730941">
                <text:p>5.4268448973094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5.36909715188631">
                <text:p>5.36909715188631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3.16958670526567">
                <text:p>3.1695867052656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7.7562645901866">
                <text:p>7.7562645901866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616959732027148">
                <text:p>0.61695973202714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2.72470857583032">
                <text:p>2.7247085758303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4.12837455341657">
                <text:p>4.12837455341657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1.16006341249449">
                <text:p>1.16006341249449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2.28971840092256">
                <text:p>2.28971840092256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4.62081244876295">
                <text:p>4.62081244876295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1.39989847756664">
                <text:p>1.39989847756664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2.50482674307163">
                <text:p>2.5048267430716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1.80273888672031">
                <text:p>-1.80273888672031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4.96626638693389">
                <text:p>4.9662663869338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4.31533770239961">
                <text:p>4.3153377023996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5.03591466919172">
                <text:p>5.03591466919172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7.77810652378202">
                <text:p>7.77810652378202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1.93278860543175">
                <text:p>1.9327886054317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6.26414975589527">
                <text:p>6.26414975589527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1.98282804065229">
                <text:p>-1.98282804065229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2.45779240958544">
                <text:p>2.45779240958544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1.91571580216519">
                <text:p>1.91571580216519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714486463993999">
                <text:p>0.714486463993999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1.15808434590717">
                <text:p>1.15808434590717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402391488397347">
                <text:p>0.402391488397347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332413829028929">
                <text:p>-0.332413829028929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3.03368694532081">
                <text:p>-3.03368694532081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1.10972441468548">
                <text:p>1.1097244146854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4.04990120917329">
                <text:p>-4.0499012091732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6.4082768076079">
                <text:p>6.408276807607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3.60486228599507">
                <text:p>3.60486228599507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5.32898263287907">
                <text:p>5.3289826328790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1.9896501146554">
                <text:p>1.9896501146554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606338411977955">
                <text:p>0.606338411977955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2.48679804477575">
                <text:p>2.48679804477575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1.41011333627545">
                <text:p>1.41011333627545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1.05201536595311">
                <text:p>-1.0520153659531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174993841400809">
                <text:p>0.17499384140080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1.05017300611188">
                <text:p>1.0501730061118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0141021169524511">
                <text:p>-0.014102116952451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1.50950084097328">
                <text:p>1.50950084097328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3.36053886857367">
                <text:p>3.36053886857367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968856301978678">
                <text:p>0.968856301978678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2.58886207068358">
                <text:p>2.58886207068358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263790396369136">
                <text:p>0.26379039636913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2.69494860717157">
                <text:p>2.6949486071715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3.92394798837641">
                <text:p>3.92394798837641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832431636017091">
                <text:p>-0.83243163601709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08cm" svg:height="20.267cm" xlink:href=".." xlink:type="simple" chart:class="chart:line" chart:style-name="ch1">
        <chart:title svg:x="9.91cm" svg:y="0.54cm" chart:style-name="ch2">
          <text:p>Undefined Variances Removed from Domain</text:p>
        </chart:title>
        <chart:plot-area chart:style-name="ch3" table:cell-range-address="spearman_cors.A2:spearman_cors.A74 spearman_cors.F2:spearman_cors.F74" chart:data-source-has-labels="column" svg:x="1.536cm" svg:y="1.73cm" svg:width="27.186cm" svg:height="17.212cm">
          <chartooo:coordinate-region svg:x="2.383cm" svg:y="1.919cm" svg:width="26.207cm" svg:height="16.835cm"/>
          <chart:axis chart:dimension="x" chart:name="primary-x" chart:style-name="ch4" chartooo:axis-type="auto">
            <chartooo:date-scale/>
            <chart:title svg:x="13.404cm" svg:y="19.348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3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F2:spearman_cors.F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344753294597914">
                <text:p>-0.344753294597914</text:p>
                <draw:g>
                  <svg:desc>spearman_cors.F2:spearman_cors.F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456831292002835">
                <text:p>-0.45683129200283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413034223935444">
                <text:p>-0.41303422393544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361669305825147">
                <text:p>-0.36166930582514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649005674542009">
                <text:p>-0.64900567454200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121221100841198">
                <text:p>-0.12122110084119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69120575028327">
                <text:p>-0.769120575028327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889920751727">
                <text:p>-0.6889920751727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406109761850183">
                <text:p>-0.40610976185018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591151267230289">
                <text:p>-0.59115126723028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444241431614053">
                <text:p>-0.444241431614053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069778900231755">
                <text:p>-0.06977890023175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23469743558262">
                <text:p>-0.72346974355826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457362680751746">
                <text:p>-0.45736268075174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67403292312288">
                <text:p>-0.56740329231228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24641616826899">
                <text:p>-0.62464161682689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448055304767616">
                <text:p>-0.44805530476761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283495257729955">
                <text:p>-0.28349525772995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608043594318605">
                <text:p>-0.608043594318605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597334513073228">
                <text:p>-0.59733451307322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484835539663172">
                <text:p>-0.484835539663172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5424810723224">
                <text:p>-0.7542481072322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88798687951488">
                <text:p>-0.78879868795148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643932867583263">
                <text:p>-0.64393286758326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00563530731548">
                <text:p>-0.80056353073154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413381075854684">
                <text:p>-0.413381075854684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168594192380308">
                <text:p>-0.168594192380308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39865559973187">
                <text:p>-0.73986555997318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53185590074182">
                <text:p>-0.75318559007418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555637895418456">
                <text:p>-0.55563789541845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146140441119996">
                <text:p>-0.14614044111999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514699008429328">
                <text:p>-0.514699008429328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452952920866418">
                <text:p>-0.452952920866418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428438110428363">
                <text:p>-0.428438110428363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370807951123829">
                <text:p>-0.370807951123829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449539691080533">
                <text:p>-0.44953969108053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51016957083956">
                <text:p>-0.55101695708395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71788043920955">
                <text:p>-0.671788043920955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264506686622263">
                <text:p>-0.26450668662226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226523169358934">
                <text:p>-0.226523169358934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496559584908887">
                <text:p>-0.49655958490888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230422287621983">
                <text:p>-0.23042228762198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559913015952573">
                <text:p>-0.55991301595257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48316509082236">
                <text:p>-0.74831650908223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73843312688974">
                <text:p>-0.67384331268897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500683338493315">
                <text:p>-0.50068333849331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531463626535711">
                <text:p>-0.531463626535711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428319700422534">
                <text:p>-0.428319700422534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173979475883233">
                <text:p>-0.173979475883233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13061921598219">
                <text:p>-0.71306192159821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361155964599441">
                <text:p>-0.36115596459944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98642339233102">
                <text:p>-0.698642339233102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251147734938052">
                <text:p>0.251147734938052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44008499668914">
                <text:p>-0.44008499668914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59357639935478">
                <text:p>-0.459357639935478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416268848632209">
                <text:p>-0.416268848632209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261438114446684">
                <text:p>-0.261438114446684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514450429393808">
                <text:p>-0.514450429393808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482895309607866">
                <text:p>-0.482895309607866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480003259629867">
                <text:p>-0.48000325962986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09803177193895">
                <text:p>-0.809803177193895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409500241828971">
                <text:p>-0.40950024182897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471984306699521">
                <text:p>-0.47198430669952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276699846937807">
                <text:p>0.276699846937807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78511093964038">
                <text:p>-0.778511093964038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384073482747153">
                <text:p>-0.384073482747153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465095961391032">
                <text:p>-0.46509596139103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464078120978507">
                <text:p>-0.46407812097850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559390231833659">
                <text:p>-0.559390231833659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80714602269379">
                <text:p>-0.680714602269379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0320065124735281">
                <text:p>0.032006512473528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377558455964628">
                <text:p>-0.37755845596462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312039496131062">
                <text:p>-0.3120394961310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23cm" svg:height="20.267cm" xlink:href=".." xlink:type="simple" chart:class="chart:line" chart:style-name="ch1">
        <chart:title svg:x="9.917cm" svg:y="0.54cm" chart:style-name="ch2">
          <text:p>Undefined Variances Removed from Domain</text:p>
        </chart:title>
        <chart:plot-area chart:style-name="ch3" table:cell-range-address="spearman_cors.A2:spearman_cors.A74 spearman_cors.H2:spearman_cors.H74" chart:data-source-has-labels="column" svg:x="1.536cm" svg:y="1.73cm" svg:width="27.201cm" svg:height="17.212cm">
          <chartooo:coordinate-region svg:x="2.383cm" svg:y="1.918cm" svg:width="26.222cm" svg:height="16.836cm"/>
          <chart:axis chart:dimension="x" chart:name="primary-x" chart:style-name="ch4" chartooo:axis-type="auto">
            <chartooo:date-scale/>
            <chart:title svg:x="13.488cm" svg:y="19.348cm" chart:style-name="ch5">
              <text:p>LFP Corpus Language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96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H2:spearman_cors.H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887889358222238">
                <text:p>-0.887889358222238</text:p>
                <draw:g>
                  <svg:desc>spearman_cors.H2:spearman_cors.H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74634212358604">
                <text:p>-0.674634212358604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916560812781273">
                <text:p>-0.916560812781273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23853250243094">
                <text:p>-0.823853250243094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45846205960448">
                <text:p>-0.745846205960448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83265810943921">
                <text:p>-0.88326581094392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81081165064096">
                <text:p>-0.88108116506409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9215196338955">
                <text:p>-0.69215196338955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867437776520254">
                <text:p>-0.86743777652025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850587081670297">
                <text:p>-0.850587081670297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916495540747454">
                <text:p>-0.916495540747454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85139774711158">
                <text:p>-0.85139774711158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723469743558262">
                <text:p>-0.723469743558262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877443096447698">
                <text:p>-0.87744309644769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605613818285448">
                <text:p>-0.605613818285448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839092085184219">
                <text:p>-0.839092085184219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874781504615284">
                <text:p>-0.874781504615284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906997071760959">
                <text:p>-0.906997071760959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855982974082424">
                <text:p>-0.85598297408242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866964228079358">
                <text:p>-0.866964228079358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89092349463806">
                <text:p>-0.78909234946380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859781196915588">
                <text:p>-0.859781196915588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93724986977583">
                <text:p>-0.893724986977583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86835127223044">
                <text:p>-0.78683512722304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84087439052243">
                <text:p>-0.8408743905224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7420433944068">
                <text:p>-0.75742043394406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87304452579596">
                <text:p>-0.88730445257959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58291245866267">
                <text:p>-0.75829124586626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769488827421005">
                <text:p>-0.769488827421005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774935773953168">
                <text:p>-0.77493577395316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811574339034536">
                <text:p>-0.81157433903453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899898425480526">
                <text:p>-0.89989842548052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695340736268376">
                <text:p>-0.69534073626837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55995666182079">
                <text:p>-0.655995666182079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44420511348218">
                <text:p>-0.844420511348218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781686134312648">
                <text:p>-0.78168613431264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83126683464367">
                <text:p>-0.83126683464367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04385632430632">
                <text:p>-0.70438563243063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85847980322283">
                <text:p>-0.88584798032228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896717909554835">
                <text:p>-0.89671790955483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90045029756295">
                <text:p>-0.89004502975629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70626483558276">
                <text:p>-0.870626483558276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863716123602249">
                <text:p>-0.863716123602249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13067322508826">
                <text:p>-0.91306732250882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21970755484447">
                <text:p>-0.621970755484447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827850054935831">
                <text:p>-0.82785005493583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927145134569965">
                <text:p>-0.927145134569965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814779197122298">
                <text:p>-0.81477919712229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780498144593757">
                <text:p>-0.780498144593757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723840316186227">
                <text:p>-0.723840316186227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853051078452078">
                <text:p>-0.85305107845207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85840431049616">
                <text:p>-0.68584043104961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814677064531074">
                <text:p>-0.814677064531074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20332779643566">
                <text:p>-0.320332779643566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47616043698379">
                <text:p>-0.647616043698379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69922542304015">
                <text:p>-0.86992254230401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905132051114672">
                <text:p>-0.905132051114672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78443142464795">
                <text:p>-0.87844314246479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901048975196288">
                <text:p>-0.90104897519628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886106792033107">
                <text:p>-0.88610679203310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865457356311033">
                <text:p>-0.865457356311033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91357279882883">
                <text:p>-0.79135727988288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70631793191884">
                <text:p>-0.770631793191884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96136307640343">
                <text:p>-0.69613630764034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871989908538889">
                <text:p>-0.871989908538889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667633653514661">
                <text:p>-0.667633653514661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828676539957415">
                <text:p>-0.82867653995741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844158415562765">
                <text:p>-0.84415841556276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852387109874116">
                <text:p>-0.852387109874116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8473152508055">
                <text:p>-0.68473152508055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826829259104606">
                <text:p>-0.826829259104606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75324834107513">
                <text:p>-0.875324834107513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22697352413415">
                <text:p>-0.72269735241341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96cm" svg:height="20.24cm" xlink:href=".." xlink:type="simple" chart:class="chart:line" chart:style-name="ch1">
        <chart:title svg:x="9.904cm" svg:y="0.539cm" chart:style-name="ch2">
          <text:p>Undefined Variances Removed from Domain</text:p>
        </chart:title>
        <chart:plot-area chart:style-name="ch3" table:cell-range-address="spearman_cors.A2:spearman_cors.A74 spearman_cors.J2:spearman_cors.J74" chart:data-source-has-labels="column" svg:x="1.535cm" svg:y="1.728cm" svg:width="27.176cm" svg:height="17.188cm">
          <chartooo:coordinate-region svg:x="2.382cm" svg:y="1.916cm" svg:width="26.197cm" svg:height="16.812cm"/>
          <chart:axis chart:dimension="x" chart:name="primary-x" chart:style-name="ch4" chartooo:axis-type="auto">
            <chartooo:date-scale/>
            <chart:title svg:x="13.398cm" svg:y="19.321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262cm" chart:style-name="ch6">
              <text:p>Spearman (VarLength[f] / MeanLength[f])</text:p>
            </chart:title>
            <chart:grid chart:style-name="ch7" chart:class="major"/>
          </chart:axis>
          <chart:series chart:style-name="ch8" chart:values-cell-range-address="spearman_cors.J2:spearman_cors.J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0.396689885891737">
                <text:p>0.396689885891737</text:p>
                <draw:g>
                  <svg:desc>spearman_cors.J2:spearman_cors.J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06928838951311">
                <text:p>0.40692883895131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362831104559967">
                <text:p>0.36283110455996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405959876917527">
                <text:p>0.405959876917527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811185019403911">
                <text:p>0.811185019403911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151872378020666">
                <text:p>0.151872378020666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897574123989218">
                <text:p>0.897574123989218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14056795057062">
                <text:p>0.514056795057062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482519057584133">
                <text:p>0.482519057584133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04538312856081">
                <text:p>0.50453831285608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347448544633161">
                <text:p>0.347448544633161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069938781873231">
                <text:p>0.069938781873231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656330057432358">
                <text:p>0.656330057432358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58723653395785">
                <text:p>0.45872365339578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582633217390044">
                <text:p>0.582633217390044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34090451297462">
                <text:p>0.34090451297462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159787082462255">
                <text:p>0.159787082462255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743806449410094">
                <text:p>0.743806449410094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55950107740897">
                <text:p>0.55950107740897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30549492265351">
                <text:p>0.530549492265351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887285225506254">
                <text:p>0.88728522550625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846296183740342">
                <text:p>0.84629618374034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649196532342219">
                <text:p>0.649196532342219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956096872470721">
                <text:p>0.956096872470721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459319136250218">
                <text:p>0.45931913625021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25799780134086">
                <text:p>0.25799780134086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669987065205844">
                <text:p>0.669987065205844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979029327796522">
                <text:p>0.97902932779652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386505765503558">
                <text:p>0.38650576550355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231374479939638">
                <text:p>0.23137447993963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60421200201472">
                <text:p>0.60421200201472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35733187244865">
                <text:p>0.35733187244865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218639706704552">
                <text:p>0.218639706704552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460781992339302">
                <text:p>0.460781992339302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337588247718207">
                <text:p>0.337588247718207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483461767252465">
                <text:p>0.483461767252465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788064625526454">
                <text:p>0.788064625526454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309946238824426">
                <text:p>0.309946238824426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260926789478777">
                <text:p>0.260926789478777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426382571628197">
                <text:p>0.42638257162819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179237521293493">
                <text:p>0.179237521293493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514982014849393">
                <text:p>0.514982014849393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781400073994046">
                <text:p>0.78140007399404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238498930765598">
                <text:p>0.238498930765598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665329486971945">
                <text:p>0.665329486971945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603076581389836">
                <text:p>0.603076581389836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215561469682466">
                <text:p>0.215561469682466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114200319105812">
                <text:p>0.11420031910581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98644380221743">
                <text:p>0.98644380221743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226133897027333">
                <text:p>0.22613389702733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445715688102196">
                <text:p>0.445715688102196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211105676157345">
                <text:p>-0.211105676157345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42556229399783">
                <text:p>-0.34255622939978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661492228116395">
                <text:p>0.661492228116395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579705061749111">
                <text:p>0.57970506174911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284812851784247">
                <text:p>0.284812851784247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540470487611798">
                <text:p>0.540470487611798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56913754452622">
                <text:p>0.5691375445262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46151060298706">
                <text:p>0.4615106029870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937051423456257">
                <text:p>0.937051423456257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491452999714777">
                <text:p>0.491452999714777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263955506364258">
                <text:p>0.263955506364258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4632228847229">
                <text:p>-0.4632228847229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845865299476717">
                <text:p>0.845865299476717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03033537350369">
                <text:p>0.30303353735036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599288284057752">
                <text:p>0.59928828405775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49389467481907">
                <text:p>0.49389467481907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522008198981471">
                <text:p>0.522008198981471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994454021925254">
                <text:p>0.99445402192525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0781199897613377">
                <text:p>0.078119989761337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413836425237436">
                <text:p>0.41383642523743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0979248713003798">
                <text:p>0.09792487130037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187cm" xlink:href=".." xlink:type="simple" chart:class="chart:line" chart:style-name="ch1">
        <chart:title svg:x="11.171cm" svg:y="0.538cm" chart:style-name="ch2">
          <text:p>Undefined Variances Go to Zero</text:p>
        </chart:title>
        <chart:plot-area chart:style-name="ch3" table:cell-range-address="spearman_cors.A2:spearman_cors.A74 spearman_cors.N2:spearman_cors.N74" chart:data-source-has-labels="column" svg:x="1.535cm" svg:y="1.726cm" svg:width="27.148cm" svg:height="17.138cm">
          <chartooo:coordinate-region svg:x="2.382cm" svg:y="1.914cm" svg:width="26.169cm" svg:height="16.762cm"/>
          <chart:axis chart:dimension="x" chart:name="primary-x" chart:style-name="ch4" chartooo:axis-type="auto">
            <chartooo:date-scale/>
            <chart:title svg:x="13.384cm" svg:y="19.268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036cm" chart:style-name="ch6">
              <text:p>Spearman Rho (Length k / VarFreq[k])</text:p>
            </chart:title>
            <chart:grid chart:style-name="ch7" chart:class="major"/>
          </chart:axis>
          <chart:series chart:style-name="ch8" chart:values-cell-range-address="spearman_cors.N2:spearman_cors.N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70803699806855">
                <text:p>-0.70803699806855</text:p>
                <draw:g>
                  <svg:desc>spearman_cors.N2:spearman_cors.N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649749183710445">
                <text:p>-0.649749183710445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72369792629058">
                <text:p>-0.67236979262905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730792476864461">
                <text:p>-0.730792476864461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72576688213332">
                <text:p>-0.672576688213332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00663164932749">
                <text:p>-0.700663164932749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77275560865808">
                <text:p>-0.677275560865808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695870453728551">
                <text:p>-0.695870453728551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706074865573711">
                <text:p>-0.706074865573711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701538446837724">
                <text:p>-0.701538446837724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684297662454749">
                <text:p>-0.684297662454749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593995804469667">
                <text:p>-0.593995804469667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593995804469667">
                <text:p>-0.593995804469667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706798475860362">
                <text:p>-0.706798475860362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72369792629058">
                <text:p>-0.672369792629058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08367682995497">
                <text:p>-0.70836768299549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695870453728551">
                <text:p>-0.69587045372855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0803699806855">
                <text:p>-0.70803699806855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564576067869041">
                <text:p>-0.564576067869041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687940891626782">
                <text:p>-0.68794089162678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2429228850983">
                <text:p>-0.742429228850983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697462003637731">
                <text:p>-0.697462003637731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678418641981193">
                <text:p>-0.67841864198119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695159516403791">
                <text:p>-0.695159516403791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56050643160129">
                <text:p>-0.656050643160129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72369792629058">
                <text:p>-0.672369792629058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8991716665416">
                <text:p>-0.6899171666541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699869559735576">
                <text:p>-0.69986955973557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706798475860362">
                <text:p>-0.706798475860362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36708175971791">
                <text:p>-0.63670817597179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66760099254615">
                <text:p>-0.666760099254615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35642682056248">
                <text:p>-0.73564268205624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617715921247009">
                <text:p>-0.617715921247009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29921336223008">
                <text:p>-0.729921336223008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28728347063487">
                <text:p>-0.728728347063487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25650683839002">
                <text:p>-0.72565068383900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678418641981193">
                <text:p>-0.678418641981193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696286755407872">
                <text:p>-0.69628675540787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66219768224358">
                <text:p>-0.666219768224358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72026072832068">
                <text:p>-0.672026072832068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643457437026328">
                <text:p>-0.64345743702632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76545131641428">
                <text:p>-0.676545131641428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98015600636938">
                <text:p>-0.69801560063693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645544326011278">
                <text:p>-0.645544326011278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37545775849369">
                <text:p>-0.637545775849369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63011084177746">
                <text:p>-0.63011084177746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21761371723741">
                <text:p>-0.721761371723741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87746384953325">
                <text:p>-0.687746384953325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660988455236305">
                <text:p>-0.66098845523630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54113216581957">
                <text:p>-0.754113216581957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09877141518883">
                <text:p>-0.709877141518883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499466666514882">
                <text:p>-0.49946666651488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643689269845981">
                <text:p>-0.643689269845981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703841229280759">
                <text:p>-0.703841229280759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716052737113203">
                <text:p>-0.71605273711320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37566469912634">
                <text:p>-0.737566469912634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684297662454749">
                <text:p>-0.68429766245474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06798475860362">
                <text:p>-0.706798475860362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720395692685475">
                <text:p>-0.720395692685475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03841229280759">
                <text:p>-0.703841229280759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693494117517753">
                <text:p>-0.693494117517753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78418641981193">
                <text:p>-0.678418641981193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8991716665416">
                <text:p>-0.6899171666541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713627494989196">
                <text:p>-0.7136274949891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68cm" svg:height="20.267cm" xlink:href=".." xlink:type="simple" chart:class="chart:line" chart:style-name="ch1">
        <chart:title svg:x="11.171cm" svg:y="0.54cm" chart:style-name="ch2">
          <text:p>Undefined Variances Go to Zero</text:p>
        </chart:title>
        <chart:plot-area chart:style-name="ch3" table:cell-range-address="spearman_cors.A2:spearman_cors.A74 spearman_cors.P2:spearman_cors.P74" chart:data-source-has-labels="column" svg:x="1.535cm" svg:y="1.73cm" svg:width="27.148cm" svg:height="17.212cm">
          <chartooo:coordinate-region svg:x="2.382cm" svg:y="1.918cm" svg:width="26.169cm" svg:height="16.836cm"/>
          <chart:axis chart:dimension="x" chart:name="primary-x" chart:style-name="ch4" chartooo:axis-type="auto">
            <chartooo:date-scale/>
            <chart:title svg:x="13.384cm" svg:y="19.348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43cm" chart:style-name="ch6">
              <text:p>Spearman Rho (Frequency f / VarLength[f])</text:p>
            </chart:title>
            <chart:grid chart:style-name="ch7" chart:class="major"/>
          </chart:axis>
          <chart:series chart:style-name="ch8" chart:values-cell-range-address="spearman_cors.P2:spearman_cors.P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667394591570716">
                <text:p>-0.667394591570716</text:p>
                <draw:g>
                  <svg:desc>spearman_cors.P2:spearman_cors.P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475804491598683">
                <text:p>-0.475804491598683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619919291335924">
                <text:p>-0.619919291335924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694604180028163">
                <text:p>-0.69460418002816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570739168061119">
                <text:p>-0.570739168061119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671908171217114">
                <text:p>-0.671908171217114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773940203139369">
                <text:p>-0.773940203139369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690807083565096">
                <text:p>-0.690807083565096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682722099294554">
                <text:p>-0.68272209929455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64902486414132">
                <text:p>-0.664902486414132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62443354238628">
                <text:p>-0.62443354238628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569459649421793">
                <text:p>-0.569459649421793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45031496617931">
                <text:p>-0.64503149661793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709576328279384">
                <text:p>-0.709576328279384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533064288463979">
                <text:p>-0.53306428846397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628493296245202">
                <text:p>-0.628493296245202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662830597981087">
                <text:p>-0.66283059798108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616910336338823">
                <text:p>-0.61691033633882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689691000350909">
                <text:p>-0.689691000350909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659088220286573">
                <text:p>-0.65908822028657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500881926691455">
                <text:p>-0.500881926691455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692863918668729">
                <text:p>-0.692863918668729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768352167450434">
                <text:p>-0.768352167450434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9834668677866">
                <text:p>-0.749834668677866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13432831763006">
                <text:p>-0.713432831763006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441667892486529">
                <text:p>-0.441667892486529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680531071021493">
                <text:p>-0.68053107102149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672876408039488">
                <text:p>-0.672876408039488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614689308535782">
                <text:p>-0.614689308535782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16799844284372">
                <text:p>-0.616799844284372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68921567541478">
                <text:p>-0.68921567541478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670801949195694">
                <text:p>-0.67080194919569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499777018898373">
                <text:p>-0.499777018898373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502849375842341">
                <text:p>-0.502849375842341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70551376802711">
                <text:p>-0.70551376802711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542869441277976">
                <text:p>-0.542869441277976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5948900854293">
                <text:p>-0.594890085429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799354251278632">
                <text:p>-0.799354251278632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580997977655338">
                <text:p>-0.580997977655338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614812370766301">
                <text:p>-0.614812370766301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706143876339163">
                <text:p>-0.70614387633916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614353829493855">
                <text:p>-0.614353829493855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69401473632605">
                <text:p>-0.69401473632605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775377217880416">
                <text:p>-0.775377217880416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729424881405232">
                <text:p>-0.72942488140523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650439456108206">
                <text:p>-0.650439456108206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741755095379947">
                <text:p>-0.741755095379947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20354615659822">
                <text:p>-0.620354615659822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3236284255929">
                <text:p>-0.63236284255929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64888831610999">
                <text:p>-0.564888831610999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90332504640381">
                <text:p>-0.690332504640381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697000417682848">
                <text:p>-0.69700041768284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452212979458687">
                <text:p>-0.452212979458687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76738272850003">
                <text:p>-0.676738272850003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419912937719954">
                <text:p>-0.419912937719954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731745011833529">
                <text:p>-0.731745011833529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699488585715569">
                <text:p>-0.69948858571556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776326200265746">
                <text:p>-0.77632620026574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63436216621142">
                <text:p>-0.76343621662114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699793792812539">
                <text:p>-0.699793792812539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3934046751249">
                <text:p>-0.73934046751249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43742608809997">
                <text:p>-0.743742608809997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588541356873186">
                <text:p>-0.588541356873186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517314451591163">
                <text:p>-0.517314451591163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8182200413365">
                <text:p>-0.7818220041336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433936409188346">
                <text:p>-0.433936409188346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650741226823075">
                <text:p>-0.650741226823075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59199412502313">
                <text:p>-0.65919941250231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615565165550393">
                <text:p>-0.615565165550393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571683916359538">
                <text:p>-0.571683916359538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62470265424149">
                <text:p>-0.62470265424149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683599805473218">
                <text:p>-0.683599805473218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618178687438085">
                <text:p>-0.61817868743808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293cm" xlink:href=".." xlink:type="simple" chart:class="chart:line" chart:style-name="ch1">
        <chart:title svg:x="11.157cm" svg:y="0.54cm" chart:style-name="ch2">
          <text:p>Undefined Variances Go to Zero</text:p>
        </chart:title>
        <chart:plot-area chart:style-name="ch3" table:cell-range-address="spearman_cors.A2:spearman_cors.A74 spearman_cors.R2:spearman_cors.R74" chart:data-source-has-labels="column" svg:x="1.534cm" svg:y="1.73cm" svg:width="27.123cm" svg:height="17.238cm">
          <chartooo:coordinate-region svg:x="2.381cm" svg:y="1.918cm" svg:width="26.144cm" svg:height="16.862cm"/>
          <chart:axis chart:dimension="x" chart:name="primary-x" chart:style-name="ch4" chartooo:axis-type="auto">
            <chartooo:date-scale/>
            <chart:title svg:x="13.37cm" svg:y="19.374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609cm" chart:style-name="ch6">
              <text:p>Spearman Rho (Frequency f / MeanLength[f])</text:p>
            </chart:title>
            <chart:grid chart:style-name="ch7" chart:class="major"/>
          </chart:axis>
          <chart:series chart:style-name="ch8" chart:values-cell-range-address="spearman_cors.R2:spearman_cors.R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-0.839778310444619">
                <text:p>-0.839778310444619</text:p>
                <draw:g>
                  <svg:desc>spearman_cors.R2:spearman_cors.R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-0.820188864447002">
                <text:p>-0.820188864447002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-0.863930572540328">
                <text:p>-0.863930572540328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-0.816876529357188">
                <text:p>-0.816876529357188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-0.783967308685157">
                <text:p>-0.783967308685157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-0.853068052838508">
                <text:p>-0.85306805283850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-0.851672188607516">
                <text:p>-0.85167218860751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-0.511915855045933">
                <text:p>-0.511915855045933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-0.740680752873916">
                <text:p>-0.74068075287391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-0.667130906412359">
                <text:p>-0.66713090641235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-0.840567693972538">
                <text:p>-0.840567693972538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-0.754642716791065">
                <text:p>-0.75464271679106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-0.645031496617931">
                <text:p>-0.64503149661793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-0.679451165033386">
                <text:p>-0.679451165033386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-0.858826406709981">
                <text:p>-0.858826406709981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-0.75816821843961">
                <text:p>-0.7581682184396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-0.746761424942687">
                <text:p>-0.746761424942687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-0.87076073077613">
                <text:p>-0.87076073077613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-0.777124266446508">
                <text:p>-0.777124266446508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-0.738302201399292">
                <text:p>-0.73830220139929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-0.709857361079237">
                <text:p>-0.70985736107923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-0.71625412567204">
                <text:p>-0.71625412567204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-0.802127689778768">
                <text:p>-0.80212768977876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-0.749803918030114">
                <text:p>-0.749803918030114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-0.726182378551772">
                <text:p>-0.726182378551772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-0.752481047733078">
                <text:p>-0.752481047733078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-0.858566105251425">
                <text:p>-0.85856610525142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-0.796746182857876">
                <text:p>-0.796746182857876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-0.899207130075861">
                <text:p>-0.899207130075861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-0.647367313055615">
                <text:p>-0.647367313055615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-0.776422924971112">
                <text:p>-0.776422924971112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-0.77317685054254">
                <text:p>-0.77317685054254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-0.567470043640556">
                <text:p>-0.56747004364055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-0.666784275048215">
                <text:p>-0.666784275048215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-0.845255230776299">
                <text:p>-0.845255230776299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-0.628375118123828">
                <text:p>-0.628375118123828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-0.714331302464886">
                <text:p>-0.71433130246488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-0.665114620485019">
                <text:p>-0.665114620485019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-0.801667437729161">
                <text:p>-0.801667437729161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-0.762190889622482">
                <text:p>-0.76219088962248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-0.869734444131665">
                <text:p>-0.869734444131665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-0.846913010291031">
                <text:p>-0.846913010291031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-0.758692978701559">
                <text:p>-0.758692978701559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-0.919334817664155">
                <text:p>-0.919334817664155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512748659720844">
                <text:p>-0.512748659720844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-0.7256614030944">
                <text:p>-0.7256614030944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-0.841092875820232">
                <text:p>-0.841092875820232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-0.675781377999823">
                <text:p>-0.675781377999823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-0.695250116235999">
                <text:p>-0.695250116235999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-0.567196722569477">
                <text:p>-0.567196722569477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-0.651565168672053">
                <text:p>-0.651565168672053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513329533880658">
                <text:p>-0.513329533880658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-0.562332371520539">
                <text:p>-0.562332371520539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0592912572651355">
                <text:p>-0.059291257265135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-0.779493954701678">
                <text:p>-0.779493954701678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-0.818610498204308">
                <text:p>-0.818610498204308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-0.822529953374616">
                <text:p>-0.822529953374616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-0.863141649183976">
                <text:p>-0.863141649183976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-0.78454870877238">
                <text:p>-0.7845487087723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-0.793715846399298">
                <text:p>-0.793715846399298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-0.758090096948776">
                <text:p>-0.758090096948776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-0.70298854362373">
                <text:p>-0.7029885436237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-0.598782045393025">
                <text:p>-0.598782045393025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-0.612462193845322">
                <text:p>-0.612462193845322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-0.781431567857458">
                <text:p>-0.781431567857458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-0.534196876857099">
                <text:p>-0.534196876857099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-0.749079629829899">
                <text:p>-0.749079629829899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-0.69310405184586">
                <text:p>-0.69310405184586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-0.726551067578095">
                <text:p>-0.726551067578095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-0.57300450855099">
                <text:p>-0.57300450855099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-0.746965246616135">
                <text:p>-0.746965246616135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-0.816004468646462">
                <text:p>-0.816004468646462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-0.506045672425771">
                <text:p>-0.50604567242577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241cm" svg:height="20.213cm" xlink:href=".." xlink:type="simple" chart:class="chart:line" chart:style-name="ch1">
        <chart:title svg:x="11.157cm" svg:y="0.539cm" chart:style-name="ch2">
          <text:p>Undefined Variances Go to Zero</text:p>
        </chart:title>
        <chart:plot-area chart:style-name="ch3" table:cell-range-address="spearman_cors.A2:spearman_cors.A74 spearman_cors.T2:spearman_cors.T74" chart:data-source-has-labels="column" svg:x="1.534cm" svg:y="1.728cm" svg:width="27.123cm" svg:height="17.161cm">
          <chartooo:coordinate-region svg:x="2.381cm" svg:y="1.728cm" svg:width="26.144cm" svg:height="16.785cm"/>
          <chart:axis chart:dimension="x" chart:name="primary-x" chart:style-name="ch4" chartooo:axis-type="auto">
            <chartooo:date-scale/>
            <chart:title svg:x="13.37cm" svg:y="19.294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3.579cm" chart:style-name="ch6">
              <text:p>Spearman Rho (VarLength[f] / MeanLength[f])</text:p>
            </chart:title>
            <chart:grid chart:style-name="ch7" chart:class="major"/>
          </chart:axis>
          <chart:series chart:style-name="ch8" chart:values-cell-range-address="spearman_cors.T2:spearman_cors.T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0.698452823880861">
                <text:p>0.698452823880861</text:p>
                <draw:g>
                  <svg:desc>spearman_cors.T2:spearman_cors.T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0.428524961885161">
                <text:p>0.428524961885161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0.556896239851947">
                <text:p>0.556896239851947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0.666198126233863">
                <text:p>0.66619812623386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0.659917487126024">
                <text:p>0.659917487126024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0.551590800078898">
                <text:p>0.551590800078898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0.92621359223301">
                <text:p>0.92621359223301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532913636906744">
                <text:p>0.53291363690674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0.573511653662384">
                <text:p>0.573511653662384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0.594531846931979">
                <text:p>0.594531846931979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0.572050927479065">
                <text:p>0.572050927479065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0.414637138560085">
                <text:p>0.414637138560085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0.582669306983643">
                <text:p>0.582669306983643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446977579743779">
                <text:p>0.446977579743779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0.627165633849601">
                <text:p>0.62716563384960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0.561550525867545">
                <text:p>0.561550525867545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0.50140955739161">
                <text:p>0.50140955739161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0.68807584425627">
                <text:p>0.68807584425627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0.668868575977093">
                <text:p>0.668868575977093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0.545603443512409">
                <text:p>0.545603443512409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0.969736718448737">
                <text:p>0.969736718448737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0.941510258635728">
                <text:p>0.941510258635728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0.785686043586101">
                <text:p>0.785686043586101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0.983858317682823">
                <text:p>0.983858317682823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0.462092726992321">
                <text:p>0.46209272699232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0.672985156247025">
                <text:p>0.672985156247025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619064721253655">
                <text:p>0.619064721253655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683253680944679">
                <text:p>0.683253680944679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0.482705594655809">
                <text:p>0.482705594655809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0.676563123070486">
                <text:p>0.676563123070486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0.780368916321866">
                <text:p>0.780368916321866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0.398425244060646">
                <text:p>0.398425244060646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0.309368602742519">
                <text:p>0.309368602742519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0.712350473496396">
                <text:p>0.712350473496396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0.408788162478342">
                <text:p>0.408788162478342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0.569763580619266">
                <text:p>0.569763580619266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673229490451398">
                <text:p>0.673229490451398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0.540652446697893">
                <text:p>0.54065244669789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0.605165571432155">
                <text:p>0.605165571432155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0.671625363549522">
                <text:p>0.671625363549522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0.60695472731269">
                <text:p>0.60695472731269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0.694457380337984">
                <text:p>0.694457380337984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0.805379853383252">
                <text:p>0.805379853383252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0.24376890580312">
                <text:p>0.24376890580312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0.736607442086762">
                <text:p>0.73660744208676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0.763268815411883">
                <text:p>0.76326881541188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0.350035366785921">
                <text:p>0.350035366785921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0.44015223794962">
                <text:p>0.44015223794962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996289920095458">
                <text:p>0.996289920095458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0.263351871437586">
                <text:p>0.263351871437586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0.506510417657754">
                <text:p>0.506510417657754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0.139090561273346">
                <text:p>0.139090561273346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335675447629344">
                <text:p>-0.335675447629344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0.491814266523192">
                <text:p>0.49181426652319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0.796340654884985">
                <text:p>0.796340654884985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0.750357322572179">
                <text:p>0.75035732257217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0.761847124445555">
                <text:p>0.761847124445555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0.845501318551202">
                <text:p>0.845501318551202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0.677712383398166">
                <text:p>0.677712383398166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0.975893584069442">
                <text:p>0.975893584069442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0.6196113230766">
                <text:p>0.6196113230766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0.410448092320673">
                <text:p>0.410448092320673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0.154638629532635">
                <text:p>0.154638629532635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0.882813247295981">
                <text:p>0.882813247295981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0.342079145351157">
                <text:p>0.342079145351157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0.732995484681914">
                <text:p>0.732995484681914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0.666698139490962">
                <text:p>0.666698139490962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0.590635051932531">
                <text:p>0.590635051932531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99781715663676">
                <text:p>0.99781715663676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0.533256698730271">
                <text:p>0.533256698730271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0.671118841265816">
                <text:p>0.671118841265816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0.160199533352626">
                <text:p>0.16019953335262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39cm" svg:height="20.209cm" xlink:href=".." xlink:type="simple" chart:class="chart:line" chart:style-name="ch1">
        <chart:title svg:x="9.925cm" svg:y="0.539cm" chart:style-name="ch2">
          <text:p>Undefined Variances Removed from Domain</text:p>
        </chart:title>
        <chart:plot-area chart:style-name="ch3" table:cell-range-address="spearman_cors.A2:spearman_cors.A74 spearman_cors.L2:spearman_cors.L74" chart:data-source-has-labels="column" svg:x="1.536cm" svg:y="1.728cm" svg:width="27.217cm" svg:height="17.157cm">
          <chartooo:coordinate-region svg:x="2.096cm" svg:y="1.728cm" svg:width="26.295cm" svg:height="16.563cm"/>
          <chart:axis chart:dimension="x" chart:name="primary-x" chart:style-name="ch4" chartooo:axis-type="auto">
            <chartooo:date-scale/>
            <chart:title svg:x="13.419cm" svg:y="19.29cm" chart:style-name="ch5">
              <text:p>LFP Corpus Languages</text:p>
            </chart:title>
            <chart:categories table:cell-range-address="spearman_cors.A2:spearman_cors.A74"/>
          </chart:axis>
          <chart:axis chart:dimension="y" chart:name="primary-y" chart:style-name="ch4">
            <chart:title svg:x="0.451cm" svg:y="14.582cm" chart:style-name="ch6">
              <text:p>Steiger Z (Freq f/VarLength[f] -- VarLength[f]/MeanLength[f])</text:p>
            </chart:title>
            <chart:grid chart:style-name="ch7" chart:class="major"/>
          </chart:axis>
          <chart:series chart:style-name="ch8" chart:values-cell-range-address="spearman_cors.L2:spearman_cors.L74" chart:class="chart:line">
            <chart:data-point chart:repeated="7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Dinka</text:p>
                <draw:g>
                  <svg:desc>spearman_cors.A2:spearman_cors.A74</svg:desc>
                </draw:g>
              </table:table-cell>
              <table:table-cell office:value-type="float" office:value="10.9641311323504">
                <text:p>10.9641311323504</text:p>
                <draw:g>
                  <svg:desc>spearman_cors.L2:spearman_cors.L74</svg:desc>
                </draw:g>
              </table:table-cell>
            </table:table-row>
            <table:table-row>
              <table:table-cell office:value-type="string">
                <text:p>Slovak</text:p>
              </table:table-cell>
              <table:table-cell office:value-type="float" office:value="2.28478416434129">
                <text:p>2.28478416434129</text:p>
              </table:table-cell>
            </table:table-row>
            <table:table-row>
              <table:table-cell office:value-type="string">
                <text:p>Swedish</text:p>
              </table:table-cell>
              <table:table-cell office:value-type="float" office:value="9.1866745705915">
                <text:p>9.1866745705915</text:p>
              </table:table-cell>
            </table:table-row>
            <table:table-row>
              <table:table-cell office:value-type="string">
                <text:p>Uma</text:p>
              </table:table-cell>
              <table:table-cell office:value-type="float" office:value="6.89019131178003">
                <text:p>6.89019131178003</text:p>
              </table:table-cell>
            </table:table-row>
            <table:table-row>
              <table:table-cell office:value-type="string">
                <text:p>Serbian</text:p>
              </table:table-cell>
              <table:table-cell office:value-type="float" office:value="2.24683606105481">
                <text:p>2.24683606105481</text:p>
              </table:table-cell>
            </table:table-row>
            <table:table-row>
              <table:table-cell office:value-type="string">
                <text:p>Camsa</text:p>
              </table:table-cell>
              <table:table-cell office:value-type="float" office:value="7.61223561507501">
                <text:p>7.61223561507501</text:p>
              </table:table-cell>
            </table:table-row>
            <table:table-row>
              <table:table-cell office:value-type="string">
                <text:p>Zulu</text:p>
              </table:table-cell>
              <table:table-cell office:value-type="float" office:value="1.73789454107276">
                <text:p>1.73789454107276</text:p>
              </table:table-cell>
            </table:table-row>
            <table:table-row>
              <table:table-cell office:value-type="string">
                <text:p>Wolof</text:p>
              </table:table-cell>
              <table:table-cell office:value-type="float" office:value="0.0561968468332164">
                <text:p>0.0561968468332164</text:p>
              </table:table-cell>
            </table:table-row>
            <table:table-row>
              <table:table-cell office:value-type="string">
                <text:p>Somali</text:p>
              </table:table-cell>
              <table:table-cell office:value-type="float" office:value="7.67059819157556">
                <text:p>7.67059819157556</text:p>
              </table:table-cell>
            </table:table-row>
            <table:table-row>
              <table:table-cell office:value-type="string">
                <text:p>Estonian</text:p>
              </table:table-cell>
              <table:table-cell office:value-type="float" office:value="4.32959969015814">
                <text:p>4.32959969015814</text:p>
              </table:table-cell>
            </table:table-row>
            <table:table-row>
              <table:table-cell office:value-type="string">
                <text:p>Akawaio</text:p>
              </table:table-cell>
              <table:table-cell office:value-type="float" office:value="9.289906333227">
                <text:p>9.289906333227</text:p>
              </table:table-cell>
            </table:table-row>
            <table:table-row>
              <table:table-cell office:value-type="string">
                <text:p>Afrikaans</text:p>
              </table:table-cell>
              <table:table-cell office:value-type="float" office:value="10.5157822892644">
                <text:p>10.5157822892644</text:p>
              </table:table-cell>
            </table:table-row>
            <table:table-row>
              <table:table-cell office:value-type="string">
                <text:p>Xhosa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Indonesian</text:p>
              </table:table-cell>
              <table:table-cell office:value-type="float" office:value="7.15594741891249">
                <text:p>7.15594741891249</text:p>
              </table:table-cell>
            </table:table-row>
            <table:table-row>
              <table:table-cell office:value-type="string">
                <text:p>Czech</text:p>
              </table:table-cell>
              <table:table-cell office:value-type="float" office:value="0.339950278721215">
                <text:p>0.339950278721215</text:p>
              </table:table-cell>
            </table:table-row>
            <table:table-row>
              <table:table-cell office:value-type="string">
                <text:p>Italian</text:p>
              </table:table-cell>
              <table:table-cell office:value-type="float" office:value="4.10954391360341">
                <text:p>4.10954391360341</text:p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7.03870085771056">
                <text:p>7.03870085771056</text:p>
              </table:table-cell>
            </table:table-row>
            <table:table-row>
              <table:table-cell office:value-type="string">
                <text:p>Greek</text:p>
              </table:table-cell>
              <table:table-cell office:value-type="float" office:value="8.23370995658484">
                <text:p>8.23370995658484</text:p>
              </table:table-cell>
            </table:table-row>
            <table:table-row>
              <table:table-cell office:value-type="string">
                <text:p>Wolaytta</text:p>
              </table:table-cell>
              <table:table-cell office:value-type="float" office:value="3.90766387547601">
                <text:p>3.90766387547601</text:p>
              </table:table-cell>
            </table:table-row>
            <table:table-row>
              <table:table-cell office:value-type="string">
                <text:p>Creole</text:p>
              </table:table-cell>
              <table:table-cell office:value-type="float" office:value="6.76927652887862">
                <text:p>6.76927652887862</text:p>
              </table:table-cell>
            </table:table-row>
            <table:table-row>
              <table:table-cell office:value-type="string">
                <text:p>Albanian</text:p>
              </table:table-cell>
              <table:table-cell office:value-type="float" office:value="5.1839002622717">
                <text:p>5.1839002622717</text:p>
              </table:table-cell>
            </table:table-row>
            <table:table-row>
              <table:table-cell office:value-type="string">
                <text:p>Esperanto</text:p>
              </table:table-cell>
              <table:table-cell office:value-type="float" office:value="4.46587744071416">
                <text:p>4.46587744071416</text:p>
              </table:table-cell>
            </table:table-row>
            <table:table-row>
              <table:table-cell office:value-type="string">
                <text:p>Shuar</text:p>
              </table:table-cell>
              <table:table-cell office:value-type="float" office:value="2.9180076222052">
                <text:p>2.9180076222052</text:p>
              </table:table-cell>
            </table:table-row>
            <table:table-row>
              <table:table-cell office:value-type="string">
                <text:p>Tagalog</text:p>
              </table:table-cell>
              <table:table-cell office:value-type="float" office:value="2.90515294026055">
                <text:p>2.90515294026055</text:p>
              </table:table-cell>
            </table:table-row>
            <table:table-row>
              <table:table-cell office:value-type="string">
                <text:p>Latvian</text:p>
              </table:table-cell>
              <table:table-cell office:value-type="float" office:value="2.21913706801248">
                <text:p>2.21913706801248</text:p>
              </table:table-cell>
            </table:table-row>
            <table:table-row>
              <table:table-cell office:value-type="string">
                <text:p>Croatian</text:p>
              </table:table-cell>
              <table:table-cell office:value-type="float" office:value="4.68158039930781">
                <text:p>4.68158039930781</text:p>
              </table:table-cell>
            </table:table-row>
            <table:table-row>
              <table:table-cell office:value-type="string">
                <text:p>Uspanteco</text:p>
              </table:table-cell>
              <table:table-cell office:value-type="float" office:value="10.7424574868883">
                <text:p>10.7424574868883</text:p>
              </table:table-cell>
            </table:table-row>
            <table:table-row>
              <table:table-cell office:value-type="string">
                <text:p>Chinantec</text:p>
              </table:table-cell>
              <table:table-cell office:value-type="float" office:value="0.378106481209347">
                <text:p>0.378106481209347</text:p>
              </table:table-cell>
            </table:table-row>
            <table:table-row>
              <table:table-cell office:value-type="string">
                <text:p>Polish</text:p>
              </table:table-cell>
              <table:table-cell office:value-type="float" office:value="0.924339251589581">
                <text:p>0.924339251589581</text:p>
              </table:table-cell>
            </table:table-row>
            <table:table-row>
              <table:table-cell office:value-type="string">
                <text:p>Q'eqchi'</text:p>
              </table:table-cell>
              <table:table-cell office:value-type="float" office:value="3.4968422661146">
                <text:p>3.4968422661146</text:p>
              </table:table-cell>
            </table:table-row>
            <table:table-row>
              <table:table-cell office:value-type="string">
                <text:p>Cabecar</text:p>
              </table:table-cell>
              <table:table-cell office:value-type="float" office:value="8.89118170119939">
                <text:p>8.89118170119939</text:p>
              </table:table-cell>
            </table:table-row>
            <table:table-row>
              <table:table-cell office:value-type="string">
                <text:p>Cakchiquel</text:p>
              </table:table-cell>
              <table:table-cell office:value-type="float" office:value="11.2586329430085">
                <text:p>11.2586329430085</text:p>
              </table:table-cell>
            </table:table-row>
            <table:table-row>
              <table:table-cell office:value-type="string">
                <text:p>Romanian</text:p>
              </table:table-cell>
              <table:table-cell office:value-type="float" office:value="3.28136619016883">
                <text:p>3.28136619016883</text:p>
              </table:table-cell>
            </table:table-row>
            <table:table-row>
              <table:table-cell office:value-type="string">
                <text:p>Icelandic</text:p>
              </table:table-cell>
              <table:table-cell office:value-type="float" office:value="2.40323979148537">
                <text:p>2.40323979148537</text:p>
              </table:table-cell>
            </table:table-row>
            <table:table-row>
              <table:table-cell office:value-type="string">
                <text:p>Paite</text:p>
              </table:table-cell>
              <table:table-cell office:value-type="float" office:value="8.07016465535794">
                <text:p>8.07016465535794</text:p>
              </table:table-cell>
            </table:table-row>
            <table:table-row>
              <table:table-cell office:value-type="string">
                <text:p>Amuzgo</text:p>
              </table:table-cell>
              <table:table-cell office:value-type="float" office:value="4.59004698373083">
                <text:p>4.59004698373083</text:p>
              </table:table-cell>
            </table:table-row>
            <table:table-row>
              <table:table-cell office:value-type="string">
                <text:p>Mam</text:p>
              </table:table-cell>
              <table:table-cell office:value-type="float" office:value="4.88256968480703">
                <text:p>4.88256968480703</text:p>
              </table:table-cell>
            </table:table-row>
            <table:table-row>
              <table:table-cell office:value-type="string">
                <text:p>Quichua</text:p>
              </table:table-cell>
              <table:table-cell office:value-type="float" office:value="0.37810694133253">
                <text:p>0.37810694133253</text:p>
              </table:table-cell>
            </table:table-row>
            <table:table-row>
              <table:table-cell office:value-type="string">
                <text:p>Danish</text:p>
              </table:table-cell>
              <table:table-cell office:value-type="float" office:value="10.3504918102463">
                <text:p>10.3504918102463</text:p>
              </table:table-cell>
            </table:table-row>
            <table:table-row>
              <table:table-cell office:value-type="string">
                <text:p>K'iche'</text:p>
              </table:table-cell>
              <table:table-cell office:value-type="float" office:value="12.8037564009062">
                <text:p>12.8037564009062</text:p>
              </table:table-cell>
            </table:table-row>
            <table:table-row>
              <table:table-cell office:value-type="string">
                <text:p>Portuguese</text:p>
              </table:table-cell>
              <table:table-cell office:value-type="float" office:value="6.38393110922903">
                <text:p>6.38393110922903</text:p>
              </table:table-cell>
            </table:table-row>
            <table:table-row>
              <table:table-cell office:value-type="string">
                <text:p>Maori</text:p>
              </table:table-cell>
              <table:table-cell office:value-type="float" office:value="9.07652990953778">
                <text:p>9.07652990953778</text:p>
              </table:table-cell>
            </table:table-row>
            <table:table-row>
              <table:table-cell office:value-type="string">
                <text:p>Romani</text:p>
              </table:table-cell>
              <table:table-cell office:value-type="float" office:value="5.94557944425258">
                <text:p>5.94557944425258</text:p>
              </table:table-cell>
            </table:table-row>
            <table:table-row>
              <table:table-cell office:value-type="string">
                <text:p>Kabyle</text:p>
              </table:table-cell>
              <table:table-cell office:value-type="float" office:value="4.87839491663669">
                <text:p>4.87839491663669</text:p>
              </table:table-cell>
            </table:table-row>
            <table:table-row>
              <table:table-cell office:value-type="string">
                <text:p>Turkish</text:p>
              </table:table-cell>
              <table:table-cell office:value-type="float" office:value="-0.418268369829051">
                <text:p>-0.418268369829051</text:p>
              </table:table-cell>
            </table:table-row>
            <table:table-row>
              <table:table-cell office:value-type="string">
                <text:p>Zarma</text:p>
              </table:table-cell>
              <table:table-cell office:value-type="float" office:value="7.93894846739282">
                <text:p>7.93894846739282</text:p>
              </table:table-cell>
            </table:table-row>
            <table:table-row>
              <table:table-cell office:value-type="string">
                <text:p>Aguaruna</text:p>
              </table:table-cell>
              <table:table-cell office:value-type="float" office:value="6.48922810208453">
                <text:p>6.48922810208453</text:p>
              </table:table-cell>
            </table:table-row>
            <table:table-row>
              <table:table-cell office:value-type="string">
                <text:p>Lithuanian</text:p>
              </table:table-cell>
              <table:table-cell office:value-type="float" office:value="3.96234623151635">
                <text:p>3.96234623151635</text:p>
              </table:table-cell>
            </table:table-row>
            <table:table-row>
              <table:table-cell office:value-type="string">
                <text:p>Malagasy</text:p>
              </table:table-cell>
              <table:table-cell office:value-type="float" office:value="6.60202974898604">
                <text:p>6.60202974898604</text:p>
              </table:table-cell>
            </table:table-row>
            <table:table-row>
              <table:table-cell office:value-type="string">
                <text:p>Nahuatl</text:p>
              </table:table-cell>
              <table:table-cell office:value-type="float" office:value="0.864342148894814">
                <text:p>0.864342148894814</text:p>
              </table:table-cell>
            </table:table-row>
            <table:table-row>
              <table:table-cell office:value-type="string">
                <text:p>Campa (Axininca)</text:p>
              </table:table-cell>
              <table:table-cell office:value-type="float" office:value="3.78798849208554">
                <text:p>3.78798849208554</text:p>
              </table:table-cell>
            </table:table-row>
            <table:table-row>
              <table:table-cell office:value-type="string">
                <text:p>Latin</text:p>
              </table:table-cell>
              <table:table-cell office:value-type="float" office:value="-0.179211654840845">
                <text:p>-0.179211654840845</text:p>
              </table:table-cell>
            </table:table-row>
            <table:table-row>
              <table:table-cell office:value-type="string">
                <text:p>German</text:p>
              </table:table-cell>
              <table:table-cell office:value-type="float" office:value="9.42019900143815">
                <text:p>9.42019900143815</text:p>
              </table:table-cell>
            </table:table-row>
            <table:table-row>
              <table:table-cell office:value-type="string">
                <text:p>Vietnamese</text:p>
              </table:table-cell>
              <table:table-cell office:value-type="float" office:value="-0.610260891789725">
                <text:p>-0.610260891789725</text:p>
              </table:table-cell>
            </table:table-row>
            <table:table-row>
              <table:table-cell office:value-type="string">
                <text:p>Hungarian</text:p>
              </table:table-cell>
              <table:table-cell office:value-type="float" office:value="2.69916989464652">
                <text:p>2.69916989464652</text:p>
              </table:table-cell>
            </table:table-row>
            <table:table-row>
              <table:table-cell office:value-type="string">
                <text:p>Galela</text:p>
              </table:table-cell>
              <table:table-cell office:value-type="float" office:value="10.1976438681883">
                <text:p>10.1976438681883</text:p>
              </table:table-cell>
            </table:table-row>
            <table:table-row>
              <table:table-cell office:value-type="string">
                <text:p>Aukan</text:p>
              </table:table-cell>
              <table:table-cell office:value-type="float" office:value="12.0984488819649">
                <text:p>12.0984488819649</text:p>
              </table:table-cell>
            </table:table-row>
            <table:table-row>
              <table:table-cell office:value-type="string">
                <text:p>Tachelhit</text:p>
              </table:table-cell>
              <table:table-cell office:value-type="float" office:value="4.54992251961519">
                <text:p>4.54992251961519</text:p>
              </table:table-cell>
            </table:table-row>
            <table:table-row>
              <table:table-cell office:value-type="string">
                <text:p>Achuar</text:p>
              </table:table-cell>
              <table:table-cell office:value-type="float" office:value="6.60532369318518">
                <text:p>6.60532369318518</text:p>
              </table:table-cell>
            </table:table-row>
            <table:table-row>
              <table:table-cell office:value-type="string">
                <text:p>Barasana</text:p>
              </table:table-cell>
              <table:table-cell office:value-type="float" office:value="6.95091870561347">
                <text:p>6.95091870561347</text:p>
              </table:table-cell>
            </table:table-row>
            <table:table-row>
              <table:table-cell office:value-type="string">
                <text:p>Hebrew</text:p>
              </table:table-cell>
              <table:table-cell office:value-type="float" office:value="2.72570982868394">
                <text:p>2.72570982868394</text:p>
              </table:table-cell>
            </table:table-row>
            <table:table-row>
              <table:table-cell office:value-type="string">
                <text:p>Cebuano</text:p>
              </table:table-cell>
              <table:table-cell office:value-type="float" office:value="5.95821467360023">
                <text:p>5.95821467360023</text:p>
              </table:table-cell>
            </table:table-row>
            <table:table-row>
              <table:table-cell office:value-type="string">
                <text:p>French</text:p>
              </table:table-cell>
              <table:table-cell office:value-type="float" office:value="3.80704853119061">
                <text:p>3.80704853119061</text:p>
              </table:table-cell>
            </table:table-row>
            <table:table-row>
              <table:table-cell office:value-type="string">
                <text:p>Jakalteko</text:p>
              </table:table-cell>
              <table:table-cell office:value-type="float" office:value="6.36781197353278">
                <text:p>6.36781197353278</text:p>
              </table:table-cell>
            </table:table-row>
            <table:table-row>
              <table:table-cell office:value-type="string">
                <text:p>Swahili</text:p>
              </table:table-cell>
              <table:table-cell office:value-type="float" office:value="2.73926882853065">
                <text:p>2.73926882853065</text:p>
              </table:table-cell>
            </table:table-row>
            <table:table-row>
              <table:table-cell office:value-type="string">
                <text:p>Slovene</text:p>
              </table:table-cell>
              <table:table-cell office:value-type="float" office:value="3.41577029252531">
                <text:p>3.41577029252531</text:p>
              </table:table-cell>
            </table:table-row>
            <table:table-row>
              <table:table-cell office:value-type="string">
                <text:p>Lukpa</text:p>
              </table:table-cell>
              <table:table-cell office:value-type="float" office:value="8.24455171411507">
                <text:p>8.24455171411507</text:p>
              </table:table-cell>
            </table:table-row>
            <table:table-row>
              <table:table-cell office:value-type="string">
                <text:p>Ewe</text:p>
              </table:table-cell>
              <table:table-cell office:value-type="float" office:value="7.894202948763">
                <text:p>7.894202948763</text:p>
              </table:table-cell>
            </table:table-row>
            <table:table-row>
              <table:table-cell office:value-type="string">
                <text:p>Spanish</text:p>
              </table:table-cell>
              <table:table-cell office:value-type="float" office:value="5.59964548332179">
                <text:p>5.59964548332179</text:p>
              </table:table-cell>
            </table:table-row>
            <table:table-row>
              <table:table-cell office:value-type="string">
                <text:p>Finnish</text:p>
              </table:table-cell>
              <table:table-cell office:value-type="float" office:value="0.453225952268854">
                <text:p>0.453225952268854</text:p>
              </table:table-cell>
            </table:table-row>
            <table:table-row>
              <table:table-cell office:value-type="string">
                <text:p>Dutch</text:p>
              </table:table-cell>
              <table:table-cell office:value-type="float" office:value="10.4783209874097">
                <text:p>10.4783209874097</text:p>
              </table:table-cell>
            </table:table-row>
            <table:table-row>
              <table:table-cell office:value-type="string">
                <text:p>Norwegian</text:p>
              </table:table-cell>
              <table:table-cell office:value-type="float" office:value="8.93972075972837">
                <text:p>8.93972075972837</text:p>
              </table:table-cell>
            </table:table-row>
            <table:table-row>
              <table:table-cell office:value-type="string">
                <text:p>Basque</text:p>
              </table:table-cell>
              <table:table-cell office:value-type="float" office:value="2.59638334858726">
                <text:p>2.5963833485872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